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3980722427368" calcext:value-type="float">
            <text:p>3.13980722427368</text:p>
          </table:table-cell>
          <table:table-cell office:value-type="float" office:value="-3.07942461967468" calcext:value-type="float">
            <text:p>-3.07942461967468</text:p>
          </table:table-cell>
          <table:table-cell office:value-type="float" office:value="0.011799244210124" calcext:value-type="float">
            <text:p>0.011799244210124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3.13980722427368" calcext:value-type="float">
            <text:p>3.13980722427368</text:p>
          </table:table-cell>
          <table:table-cell office:value-type="float" office:value="-3.07942461967468" calcext:value-type="float">
            <text:p>-3.07942461967468</text:p>
          </table:table-cell>
          <table:table-cell office:value-type="float" office:value="0.011799244210124" calcext:value-type="float">
            <text:p>0.01179924421012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3.13980722427368" calcext:value-type="float">
            <text:p>3.13980722427368</text:p>
          </table:table-cell>
          <table:table-cell office:value-type="float" office:value="-3.07942461967468" calcext:value-type="float">
            <text:p>-3.07942461967468</text:p>
          </table:table-cell>
          <table:table-cell office:value-type="float" office:value="0.011799244210124" calcext:value-type="float">
            <text:p>0.011799244210124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3.13980722427368" calcext:value-type="float">
            <text:p>3.13980722427368</text:p>
          </table:table-cell>
          <table:table-cell office:value-type="float" office:value="-3.07942461967468" calcext:value-type="float">
            <text:p>-3.07942461967468</text:p>
          </table:table-cell>
          <table:table-cell office:value-type="float" office:value="0.011799244210124" calcext:value-type="float">
            <text:p>0.011799244210124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.13980722427368" calcext:value-type="float">
            <text:p>3.13980722427368</text:p>
          </table:table-cell>
          <table:table-cell office:value-type="float" office:value="-3.07942461967468" calcext:value-type="float">
            <text:p>-3.07942461967468</text:p>
          </table:table-cell>
          <table:table-cell office:value-type="float" office:value="0.011799244210124" calcext:value-type="float">
            <text:p>0.01179924421012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.13980722427368" calcext:value-type="float">
            <text:p>3.13980722427368</text:p>
          </table:table-cell>
          <table:table-cell office:value-type="float" office:value="-3.07942461967468" calcext:value-type="float">
            <text:p>-3.07942461967468</text:p>
          </table:table-cell>
          <table:table-cell office:value-type="float" office:value="0.011799244210124" calcext:value-type="float">
            <text:p>0.01179924421012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3.13980722427368" calcext:value-type="float">
            <text:p>3.13980722427368</text:p>
          </table:table-cell>
          <table:table-cell office:value-type="float" office:value="-3.07942461967468" calcext:value-type="float">
            <text:p>-3.07942461967468</text:p>
          </table:table-cell>
          <table:table-cell office:value-type="float" office:value="0.011799244210124" calcext:value-type="float">
            <text:p>0.011799244210124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3.13980722427368" calcext:value-type="float">
            <text:p>3.13980722427368</text:p>
          </table:table-cell>
          <table:table-cell office:value-type="float" office:value="-3.07942461967468" calcext:value-type="float">
            <text:p>-3.07942461967468</text:p>
          </table:table-cell>
          <table:table-cell office:value-type="float" office:value="0.011799244210124" calcext:value-type="float">
            <text:p>0.011799244210124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3.13980722427368" calcext:value-type="float">
            <text:p>3.13980722427368</text:p>
          </table:table-cell>
          <table:table-cell office:value-type="float" office:value="-3.07942461967468" calcext:value-type="float">
            <text:p>-3.07942461967468</text:p>
          </table:table-cell>
          <table:table-cell office:value-type="float" office:value="0.011799244210124" calcext:value-type="float">
            <text:p>0.01179924421012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3.13980722427368" calcext:value-type="float">
            <text:p>3.13980722427368</text:p>
          </table:table-cell>
          <table:table-cell office:value-type="float" office:value="-3.07942461967468" calcext:value-type="float">
            <text:p>-3.07942461967468</text:p>
          </table:table-cell>
          <table:table-cell office:value-type="float" office:value="0.011799244210124" calcext:value-type="float">
            <text:p>0.01179924421012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.13980722427368" calcext:value-type="float">
            <text:p>3.13980722427368</text:p>
          </table:table-cell>
          <table:table-cell office:value-type="float" office:value="-3.07942461967468" calcext:value-type="float">
            <text:p>-3.07942461967468</text:p>
          </table:table-cell>
          <table:table-cell office:value-type="float" office:value="0.011799244210124" calcext:value-type="float">
            <text:p>0.011799244210124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3.13980722427368" calcext:value-type="float">
            <text:p>3.13980722427368</text:p>
          </table:table-cell>
          <table:table-cell office:value-type="float" office:value="-3.07942461967468" calcext:value-type="float">
            <text:p>-3.07942461967468</text:p>
          </table:table-cell>
          <table:table-cell office:value-type="float" office:value="0.011799244210124" calcext:value-type="float">
            <text:p>0.011799244210124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3.13980722427368" calcext:value-type="float">
            <text:p>3.13980722427368</text:p>
          </table:table-cell>
          <table:table-cell office:value-type="float" office:value="-3.07942461967468" calcext:value-type="float">
            <text:p>-3.07942461967468</text:p>
          </table:table-cell>
          <table:table-cell office:value-type="float" office:value="0.011799244210124" calcext:value-type="float">
            <text:p>0.011799244210124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3.13980722427368" calcext:value-type="float">
            <text:p>3.13980722427368</text:p>
          </table:table-cell>
          <table:table-cell office:value-type="float" office:value="-3.07942461967468" calcext:value-type="float">
            <text:p>-3.07942461967468</text:p>
          </table:table-cell>
          <table:table-cell office:value-type="float" office:value="0.011799244210124" calcext:value-type="float">
            <text:p>0.011799244210124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3.13976359367371" calcext:value-type="float">
            <text:p>3.13976359367371</text:p>
          </table:table-cell>
          <table:table-cell office:value-type="float" office:value="-3.07943749427795" calcext:value-type="float">
            <text:p>-3.07943749427795</text:p>
          </table:table-cell>
          <table:table-cell office:value-type="float" office:value="0.0115819768980145" calcext:value-type="float">
            <text:p>0.01158197689801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.13973712921143" calcext:value-type="float">
            <text:p>3.13973712921143</text:p>
          </table:table-cell>
          <table:table-cell office:value-type="float" office:value="-3.07948565483093" calcext:value-type="float">
            <text:p>-3.07948565483093</text:p>
          </table:table-cell>
          <table:table-cell office:value-type="float" office:value="0.0116073722019792" calcext:value-type="float">
            <text:p>0.011607372201979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3.13977718353272" calcext:value-type="float">
            <text:p>3.13977718353272</text:p>
          </table:table-cell>
          <table:table-cell office:value-type="float" office:value="-3.07945656776428" calcext:value-type="float">
            <text:p>-3.07945656776428</text:p>
          </table:table-cell>
          <table:table-cell office:value-type="float" office:value="0.0116494251415133" calcext:value-type="float">
            <text:p>0.011649425141513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3.13977718353272" calcext:value-type="float">
            <text:p>3.13977718353272</text:p>
          </table:table-cell>
          <table:table-cell office:value-type="float" office:value="-3.07945656776428" calcext:value-type="float">
            <text:p>-3.07945656776428</text:p>
          </table:table-cell>
          <table:table-cell office:value-type="float" office:value="0.0116494251415133" calcext:value-type="float">
            <text:p>0.011649425141513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3.13977718353272" calcext:value-type="float">
            <text:p>3.13977718353272</text:p>
          </table:table-cell>
          <table:table-cell office:value-type="float" office:value="-3.07945656776428" calcext:value-type="float">
            <text:p>-3.07945656776428</text:p>
          </table:table-cell>
          <table:table-cell office:value-type="float" office:value="0.0116494251415133" calcext:value-type="float">
            <text:p>0.011649425141513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3.13977718353272" calcext:value-type="float">
            <text:p>3.13977718353272</text:p>
          </table:table-cell>
          <table:table-cell office:value-type="float" office:value="-3.07945656776428" calcext:value-type="float">
            <text:p>-3.07945656776428</text:p>
          </table:table-cell>
          <table:table-cell office:value-type="float" office:value="0.0116494251415133" calcext:value-type="float">
            <text:p>0.01164942514151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.13977718353272" calcext:value-type="float">
            <text:p>3.13977718353272</text:p>
          </table:table-cell>
          <table:table-cell office:value-type="float" office:value="-3.07945656776428" calcext:value-type="float">
            <text:p>-3.07945656776428</text:p>
          </table:table-cell>
          <table:table-cell office:value-type="float" office:value="0.0116494251415133" calcext:value-type="float">
            <text:p>0.011649425141513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.13977718353272" calcext:value-type="float">
            <text:p>3.13977718353272</text:p>
          </table:table-cell>
          <table:table-cell office:value-type="float" office:value="-3.07945656776428" calcext:value-type="float">
            <text:p>-3.07945656776428</text:p>
          </table:table-cell>
          <table:table-cell office:value-type="float" office:value="0.0116494251415133" calcext:value-type="float">
            <text:p>0.011649425141513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.13977718353272" calcext:value-type="float">
            <text:p>3.13977718353272</text:p>
          </table:table-cell>
          <table:table-cell office:value-type="float" office:value="-3.07945656776428" calcext:value-type="float">
            <text:p>-3.07945656776428</text:p>
          </table:table-cell>
          <table:table-cell office:value-type="float" office:value="0.0116494251415133" calcext:value-type="float">
            <text:p>0.011649425141513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.13977718353272" calcext:value-type="float">
            <text:p>3.13977718353272</text:p>
          </table:table-cell>
          <table:table-cell office:value-type="float" office:value="-3.07945656776428" calcext:value-type="float">
            <text:p>-3.07945656776428</text:p>
          </table:table-cell>
          <table:table-cell office:value-type="float" office:value="0.0116494251415133" calcext:value-type="float">
            <text:p>0.011649425141513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.13977718353272" calcext:value-type="float">
            <text:p>3.13977718353272</text:p>
          </table:table-cell>
          <table:table-cell office:value-type="float" office:value="-3.07945656776428" calcext:value-type="float">
            <text:p>-3.07945656776428</text:p>
          </table:table-cell>
          <table:table-cell office:value-type="float" office:value="0.0116494251415133" calcext:value-type="float">
            <text:p>0.0116494251415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13977718353272" calcext:value-type="float">
            <text:p>3.13977718353272</text:p>
          </table:table-cell>
          <table:table-cell office:value-type="float" office:value="-3.07945656776428" calcext:value-type="float">
            <text:p>-3.07945656776428</text:p>
          </table:table-cell>
          <table:table-cell office:value-type="float" office:value="0.0116494251415133" calcext:value-type="float">
            <text:p>0.011649425141513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3.13977718353272" calcext:value-type="float">
            <text:p>3.13977718353272</text:p>
          </table:table-cell>
          <table:table-cell office:value-type="float" office:value="-3.07945656776428" calcext:value-type="float">
            <text:p>-3.07945656776428</text:p>
          </table:table-cell>
          <table:table-cell office:value-type="float" office:value="0.0116494251415133" calcext:value-type="float">
            <text:p>0.011649425141513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3.13977718353272" calcext:value-type="float">
            <text:p>3.13977718353272</text:p>
          </table:table-cell>
          <table:table-cell office:value-type="float" office:value="-3.07945656776428" calcext:value-type="float">
            <text:p>-3.07945656776428</text:p>
          </table:table-cell>
          <table:table-cell office:value-type="float" office:value="0.0116494251415133" calcext:value-type="float">
            <text:p>0.011649425141513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3.13977718353272" calcext:value-type="float">
            <text:p>3.13977718353272</text:p>
          </table:table-cell>
          <table:table-cell office:value-type="float" office:value="-3.07945656776428" calcext:value-type="float">
            <text:p>-3.07945656776428</text:p>
          </table:table-cell>
          <table:table-cell office:value-type="float" office:value="0.0116494251415133" calcext:value-type="float">
            <text:p>0.011649425141513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3.13977718353272" calcext:value-type="float">
            <text:p>3.13977718353272</text:p>
          </table:table-cell>
          <table:table-cell office:value-type="float" office:value="-3.07945656776428" calcext:value-type="float">
            <text:p>-3.07945656776428</text:p>
          </table:table-cell>
          <table:table-cell office:value-type="float" office:value="0.0116494251415133" calcext:value-type="float">
            <text:p>0.01164942514151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.13977718353272" calcext:value-type="float">
            <text:p>3.13977718353272</text:p>
          </table:table-cell>
          <table:table-cell office:value-type="float" office:value="-3.07945656776428" calcext:value-type="float">
            <text:p>-3.07945656776428</text:p>
          </table:table-cell>
          <table:table-cell office:value-type="float" office:value="0.0116494251415133" calcext:value-type="float">
            <text:p>0.011649425141513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3.13977718353272" calcext:value-type="float">
            <text:p>3.13977718353272</text:p>
          </table:table-cell>
          <table:table-cell office:value-type="float" office:value="-3.07945656776428" calcext:value-type="float">
            <text:p>-3.07945656776428</text:p>
          </table:table-cell>
          <table:table-cell office:value-type="float" office:value="0.0116494251415133" calcext:value-type="float">
            <text:p>0.011649425141513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3.13977718353272" calcext:value-type="float">
            <text:p>3.13977718353272</text:p>
          </table:table-cell>
          <table:table-cell office:value-type="float" office:value="-3.07945656776428" calcext:value-type="float">
            <text:p>-3.07945656776428</text:p>
          </table:table-cell>
          <table:table-cell office:value-type="float" office:value="0.0116494251415133" calcext:value-type="float">
            <text:p>0.011649425141513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3.13988304138184" calcext:value-type="float">
            <text:p>3.13988304138184</text:p>
          </table:table-cell>
          <table:table-cell office:value-type="float" office:value="-3.07947325706482" calcext:value-type="float">
            <text:p>-3.07947325706482</text:p>
          </table:table-cell>
          <table:table-cell office:value-type="float" office:value="0.0117054590955377" calcext:value-type="float">
            <text:p>0.011705459095538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3.13989996910095" calcext:value-type="float">
            <text:p>3.13989996910095</text:p>
          </table:table-cell>
          <table:table-cell office:value-type="float" office:value="-3.07954478263855" calcext:value-type="float">
            <text:p>-3.07954478263855</text:p>
          </table:table-cell>
          <table:table-cell office:value-type="float" office:value="0.0118078486993909" calcext:value-type="float">
            <text:p>0.01180784869939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.13989996910095" calcext:value-type="float">
            <text:p>3.13989996910095</text:p>
          </table:table-cell>
          <table:table-cell office:value-type="float" office:value="-3.07954478263855" calcext:value-type="float">
            <text:p>-3.07954478263855</text:p>
          </table:table-cell>
          <table:table-cell office:value-type="float" office:value="0.0118078486993909" calcext:value-type="float">
            <text:p>0.011807848699391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3.13989996910095" calcext:value-type="float">
            <text:p>3.13989996910095</text:p>
          </table:table-cell>
          <table:table-cell office:value-type="float" office:value="-3.07954478263855" calcext:value-type="float">
            <text:p>-3.07954478263855</text:p>
          </table:table-cell>
          <table:table-cell office:value-type="float" office:value="0.0118078486993909" calcext:value-type="float">
            <text:p>0.011807848699391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3.13989996910095" calcext:value-type="float">
            <text:p>3.13989996910095</text:p>
          </table:table-cell>
          <table:table-cell office:value-type="float" office:value="-3.07954478263855" calcext:value-type="float">
            <text:p>-3.07954478263855</text:p>
          </table:table-cell>
          <table:table-cell office:value-type="float" office:value="0.0118078486993909" calcext:value-type="float">
            <text:p>0.011807848699391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3.13989996910095" calcext:value-type="float">
            <text:p>3.13989996910095</text:p>
          </table:table-cell>
          <table:table-cell office:value-type="float" office:value="-3.07954478263855" calcext:value-type="float">
            <text:p>-3.07954478263855</text:p>
          </table:table-cell>
          <table:table-cell office:value-type="float" office:value="0.0118078486993909" calcext:value-type="float">
            <text:p>0.011807848699391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3.13989996910095" calcext:value-type="float">
            <text:p>3.13989996910095</text:p>
          </table:table-cell>
          <table:table-cell office:value-type="float" office:value="-3.07954478263855" calcext:value-type="float">
            <text:p>-3.07954478263855</text:p>
          </table:table-cell>
          <table:table-cell office:value-type="float" office:value="0.0118078486993909" calcext:value-type="float">
            <text:p>0.01180784869939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.13989996910095" calcext:value-type="float">
            <text:p>3.13989996910095</text:p>
          </table:table-cell>
          <table:table-cell office:value-type="float" office:value="-3.07954478263855" calcext:value-type="float">
            <text:p>-3.07954478263855</text:p>
          </table:table-cell>
          <table:table-cell office:value-type="float" office:value="0.0118078486993909" calcext:value-type="float">
            <text:p>0.011807848699391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3.13989996910095" calcext:value-type="float">
            <text:p>3.13989996910095</text:p>
          </table:table-cell>
          <table:table-cell office:value-type="float" office:value="-3.07954478263855" calcext:value-type="float">
            <text:p>-3.07954478263855</text:p>
          </table:table-cell>
          <table:table-cell office:value-type="float" office:value="0.0118078486993909" calcext:value-type="float">
            <text:p>0.011807848699391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3.13989996910095" calcext:value-type="float">
            <text:p>3.13989996910095</text:p>
          </table:table-cell>
          <table:table-cell office:value-type="float" office:value="-3.07954478263855" calcext:value-type="float">
            <text:p>-3.07954478263855</text:p>
          </table:table-cell>
          <table:table-cell office:value-type="float" office:value="0.0118078486993909" calcext:value-type="float">
            <text:p>0.011807848699391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3.13989996910095" calcext:value-type="float">
            <text:p>3.13989996910095</text:p>
          </table:table-cell>
          <table:table-cell office:value-type="float" office:value="-3.07954478263855" calcext:value-type="float">
            <text:p>-3.07954478263855</text:p>
          </table:table-cell>
          <table:table-cell office:value-type="float" office:value="0.0118078486993909" calcext:value-type="float">
            <text:p>0.011807848699391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3.13989996910095" calcext:value-type="float">
            <text:p>3.13989996910095</text:p>
          </table:table-cell>
          <table:table-cell office:value-type="float" office:value="-3.07954478263855" calcext:value-type="float">
            <text:p>-3.07954478263855</text:p>
          </table:table-cell>
          <table:table-cell office:value-type="float" office:value="0.0118078486993909" calcext:value-type="float">
            <text:p>0.01180784869939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3.13989996910095" calcext:value-type="float">
            <text:p>3.13989996910095</text:p>
          </table:table-cell>
          <table:table-cell office:value-type="float" office:value="-3.07954478263855" calcext:value-type="float">
            <text:p>-3.07954478263855</text:p>
          </table:table-cell>
          <table:table-cell office:value-type="float" office:value="0.0118078486993909" calcext:value-type="float">
            <text:p>0.011807848699391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3.13989996910095" calcext:value-type="float">
            <text:p>3.13989996910095</text:p>
          </table:table-cell>
          <table:table-cell office:value-type="float" office:value="-3.07954478263855" calcext:value-type="float">
            <text:p>-3.07954478263855</text:p>
          </table:table-cell>
          <table:table-cell office:value-type="float" office:value="0.0118078486993909" calcext:value-type="float">
            <text:p>0.011807848699391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3.13989996910095" calcext:value-type="float">
            <text:p>3.13989996910095</text:p>
          </table:table-cell>
          <table:table-cell office:value-type="float" office:value="-3.07954478263855" calcext:value-type="float">
            <text:p>-3.07954478263855</text:p>
          </table:table-cell>
          <table:table-cell office:value-type="float" office:value="0.0118078486993909" calcext:value-type="float">
            <text:p>0.011807848699391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3.13989996910095" calcext:value-type="float">
            <text:p>3.13989996910095</text:p>
          </table:table-cell>
          <table:table-cell office:value-type="float" office:value="-3.07954478263855" calcext:value-type="float">
            <text:p>-3.07954478263855</text:p>
          </table:table-cell>
          <table:table-cell office:value-type="float" office:value="0.0118078486993909" calcext:value-type="float">
            <text:p>0.011807848699391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3.13989996910095" calcext:value-type="float">
            <text:p>3.13989996910095</text:p>
          </table:table-cell>
          <table:table-cell office:value-type="float" office:value="-3.07954478263855" calcext:value-type="float">
            <text:p>-3.07954478263855</text:p>
          </table:table-cell>
          <table:table-cell office:value-type="float" office:value="0.0118078486993909" calcext:value-type="float">
            <text:p>0.0118078486993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3989996910095" calcext:value-type="float">
            <text:p>3.13989996910095</text:p>
          </table:table-cell>
          <table:table-cell office:value-type="float" office:value="-3.07954478263855" calcext:value-type="float">
            <text:p>-3.07954478263855</text:p>
          </table:table-cell>
          <table:table-cell office:value-type="float" office:value="0.0118078486993909" calcext:value-type="float">
            <text:p>0.011807848699391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3.13989996910095" calcext:value-type="float">
            <text:p>3.13989996910095</text:p>
          </table:table-cell>
          <table:table-cell office:value-type="float" office:value="-3.07954478263855" calcext:value-type="float">
            <text:p>-3.07954478263855</text:p>
          </table:table-cell>
          <table:table-cell office:value-type="float" office:value="0.0118078486993909" calcext:value-type="float">
            <text:p>0.011807848699391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3.13989996910095" calcext:value-type="float">
            <text:p>3.13989996910095</text:p>
          </table:table-cell>
          <table:table-cell office:value-type="float" office:value="-3.07954478263855" calcext:value-type="float">
            <text:p>-3.07954478263855</text:p>
          </table:table-cell>
          <table:table-cell office:value-type="float" office:value="0.0118078486993909" calcext:value-type="float">
            <text:p>0.011807848699391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3.13989996910095" calcext:value-type="float">
            <text:p>3.13989996910095</text:p>
          </table:table-cell>
          <table:table-cell office:value-type="float" office:value="-3.07954478263855" calcext:value-type="float">
            <text:p>-3.07954478263855</text:p>
          </table:table-cell>
          <table:table-cell office:value-type="float" office:value="0.0118078486993909" calcext:value-type="float">
            <text:p>0.011807848699391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3.13989996910095" calcext:value-type="float">
            <text:p>3.13989996910095</text:p>
          </table:table-cell>
          <table:table-cell office:value-type="float" office:value="-3.07954478263855" calcext:value-type="float">
            <text:p>-3.07954478263855</text:p>
          </table:table-cell>
          <table:table-cell office:value-type="float" office:value="0.0118078486993909" calcext:value-type="float">
            <text:p>0.01180784869939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.13989996910095" calcext:value-type="float">
            <text:p>3.13989996910095</text:p>
          </table:table-cell>
          <table:table-cell office:value-type="float" office:value="-3.07954478263855" calcext:value-type="float">
            <text:p>-3.07954478263855</text:p>
          </table:table-cell>
          <table:table-cell office:value-type="float" office:value="0.0118078486993909" calcext:value-type="float">
            <text:p>0.011807848699391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3.13989996910095" calcext:value-type="float">
            <text:p>3.13989996910095</text:p>
          </table:table-cell>
          <table:table-cell office:value-type="float" office:value="-3.07954478263855" calcext:value-type="float">
            <text:p>-3.07954478263855</text:p>
          </table:table-cell>
          <table:table-cell office:value-type="float" office:value="0.0118078486993909" calcext:value-type="float">
            <text:p>0.011807848699391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3.13989996910095" calcext:value-type="float">
            <text:p>3.13989996910095</text:p>
          </table:table-cell>
          <table:table-cell office:value-type="float" office:value="-3.07954478263855" calcext:value-type="float">
            <text:p>-3.07954478263855</text:p>
          </table:table-cell>
          <table:table-cell office:value-type="float" office:value="0.0118078486993909" calcext:value-type="float">
            <text:p>0.011807848699391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3.1399519443512" calcext:value-type="float">
            <text:p>3.1399519443512</text:p>
          </table:table-cell>
          <table:table-cell office:value-type="float" office:value="-3.0794677734375" calcext:value-type="float">
            <text:p>-3.0794677734375</text:p>
          </table:table-cell>
          <table:table-cell office:value-type="float" office:value="0.0116468407213688" calcext:value-type="float">
            <text:p>0.011646840721369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3.13993167877197" calcext:value-type="float">
            <text:p>3.13993167877197</text:p>
          </table:table-cell>
          <table:table-cell office:value-type="float" office:value="-3.0794792175293" calcext:value-type="float">
            <text:p>-3.0794792175293</text:p>
          </table:table-cell>
          <table:table-cell office:value-type="float" office:value="0.0117905884981155" calcext:value-type="float">
            <text:p>0.01179058849811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.13994312286377" calcext:value-type="float">
            <text:p>3.13994312286377</text:p>
          </table:table-cell>
          <table:table-cell office:value-type="float" office:value="-3.07940435409546" calcext:value-type="float">
            <text:p>-3.07940435409546</text:p>
          </table:table-cell>
          <table:table-cell office:value-type="float" office:value="0.0116804484277964" calcext:value-type="float">
            <text:p>0.011680448427796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3.13994312286377" calcext:value-type="float">
            <text:p>3.13994312286377</text:p>
          </table:table-cell>
          <table:table-cell office:value-type="float" office:value="-3.07940435409546" calcext:value-type="float">
            <text:p>-3.07940435409546</text:p>
          </table:table-cell>
          <table:table-cell office:value-type="float" office:value="0.0116804484277964" calcext:value-type="float">
            <text:p>0.011680448427796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3.13994312286377" calcext:value-type="float">
            <text:p>3.13994312286377</text:p>
          </table:table-cell>
          <table:table-cell office:value-type="float" office:value="-3.07940435409546" calcext:value-type="float">
            <text:p>-3.07940435409546</text:p>
          </table:table-cell>
          <table:table-cell office:value-type="float" office:value="0.0116804484277964" calcext:value-type="float">
            <text:p>0.011680448427796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3.13994312286377" calcext:value-type="float">
            <text:p>3.13994312286377</text:p>
          </table:table-cell>
          <table:table-cell office:value-type="float" office:value="-3.07940435409546" calcext:value-type="float">
            <text:p>-3.07940435409546</text:p>
          </table:table-cell>
          <table:table-cell office:value-type="float" office:value="0.0116804484277964" calcext:value-type="float">
            <text:p>0.011680448427796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3.13994312286377" calcext:value-type="float">
            <text:p>3.13994312286377</text:p>
          </table:table-cell>
          <table:table-cell office:value-type="float" office:value="-3.07940435409546" calcext:value-type="float">
            <text:p>-3.07940435409546</text:p>
          </table:table-cell>
          <table:table-cell office:value-type="float" office:value="0.0116804484277964" calcext:value-type="float">
            <text:p>0.011680448427796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.13994312286377" calcext:value-type="float">
            <text:p>3.13994312286377</text:p>
          </table:table-cell>
          <table:table-cell office:value-type="float" office:value="-3.07940435409546" calcext:value-type="float">
            <text:p>-3.07940435409546</text:p>
          </table:table-cell>
          <table:table-cell office:value-type="float" office:value="0.0116804484277964" calcext:value-type="float">
            <text:p>0.011680448427796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3.13994312286377" calcext:value-type="float">
            <text:p>3.13994312286377</text:p>
          </table:table-cell>
          <table:table-cell office:value-type="float" office:value="-3.07940435409546" calcext:value-type="float">
            <text:p>-3.07940435409546</text:p>
          </table:table-cell>
          <table:table-cell office:value-type="float" office:value="0.0116804484277964" calcext:value-type="float">
            <text:p>0.011680448427796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3.13994312286377" calcext:value-type="float">
            <text:p>3.13994312286377</text:p>
          </table:table-cell>
          <table:table-cell office:value-type="float" office:value="-3.07940435409546" calcext:value-type="float">
            <text:p>-3.07940435409546</text:p>
          </table:table-cell>
          <table:table-cell office:value-type="float" office:value="0.0116804484277964" calcext:value-type="float">
            <text:p>0.011680448427796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3.14000654220581" calcext:value-type="float">
            <text:p>3.14000654220581</text:p>
          </table:table-cell>
          <table:table-cell office:value-type="float" office:value="-3.07943391799927" calcext:value-type="float">
            <text:p>-3.07943391799927</text:p>
          </table:table-cell>
          <table:table-cell office:value-type="float" office:value="0.0118422992527485" calcext:value-type="float">
            <text:p>0.011842299252749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3.14000535011292" calcext:value-type="float">
            <text:p>3.14000535011292</text:p>
          </table:table-cell>
          <table:table-cell office:value-type="float" office:value="-3.07938694953918" calcext:value-type="float">
            <text:p>-3.07938694953918</text:p>
          </table:table-cell>
          <table:table-cell office:value-type="float" office:value="0.0116887278854847" calcext:value-type="float">
            <text:p>0.011688727885485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.13995504379272" calcext:value-type="float">
            <text:p>3.13995504379272</text:p>
          </table:table-cell>
          <table:table-cell office:value-type="float" office:value="-3.07943367958069" calcext:value-type="float">
            <text:p>-3.07943367958069</text:p>
          </table:table-cell>
          <table:table-cell office:value-type="float" office:value="0.0116093913093209" calcext:value-type="float">
            <text:p>0.011609391309321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3.13995504379272" calcext:value-type="float">
            <text:p>3.13995504379272</text:p>
          </table:table-cell>
          <table:table-cell office:value-type="float" office:value="-3.07943367958069" calcext:value-type="float">
            <text:p>-3.07943367958069</text:p>
          </table:table-cell>
          <table:table-cell office:value-type="float" office:value="0.0116093913093209" calcext:value-type="float">
            <text:p>0.011609391309321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3.13995504379272" calcext:value-type="float">
            <text:p>3.13995504379272</text:p>
          </table:table-cell>
          <table:table-cell office:value-type="float" office:value="-3.07943367958069" calcext:value-type="float">
            <text:p>-3.07943367958069</text:p>
          </table:table-cell>
          <table:table-cell office:value-type="float" office:value="0.0116093913093209" calcext:value-type="float">
            <text:p>0.011609391309321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3.13995504379272" calcext:value-type="float">
            <text:p>3.13995504379272</text:p>
          </table:table-cell>
          <table:table-cell office:value-type="float" office:value="-3.07943367958069" calcext:value-type="float">
            <text:p>-3.07943367958069</text:p>
          </table:table-cell>
          <table:table-cell office:value-type="float" office:value="0.0116093913093209" calcext:value-type="float">
            <text:p>0.011609391309321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3.13995504379272" calcext:value-type="float">
            <text:p>3.13995504379272</text:p>
          </table:table-cell>
          <table:table-cell office:value-type="float" office:value="-3.07943367958069" calcext:value-type="float">
            <text:p>-3.07943367958069</text:p>
          </table:table-cell>
          <table:table-cell office:value-type="float" office:value="0.0116093913093209" calcext:value-type="float">
            <text:p>0.0116093913093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13995504379272" calcext:value-type="float">
            <text:p>3.13995504379272</text:p>
          </table:table-cell>
          <table:table-cell office:value-type="float" office:value="-3.07943367958069" calcext:value-type="float">
            <text:p>-3.07943367958069</text:p>
          </table:table-cell>
          <table:table-cell office:value-type="float" office:value="0.0116093913093209" calcext:value-type="float">
            <text:p>0.011609391309321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3.13995504379272" calcext:value-type="float">
            <text:p>3.13995504379272</text:p>
          </table:table-cell>
          <table:table-cell office:value-type="float" office:value="-3.07943367958069" calcext:value-type="float">
            <text:p>-3.07943367958069</text:p>
          </table:table-cell>
          <table:table-cell office:value-type="float" office:value="0.0116093913093209" calcext:value-type="float">
            <text:p>0.011609391309321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3.13995504379272" calcext:value-type="float">
            <text:p>3.13995504379272</text:p>
          </table:table-cell>
          <table:table-cell office:value-type="float" office:value="-3.07943367958069" calcext:value-type="float">
            <text:p>-3.07943367958069</text:p>
          </table:table-cell>
          <table:table-cell office:value-type="float" office:value="0.0116093913093209" calcext:value-type="float">
            <text:p>0.011609391309321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3.13995504379272" calcext:value-type="float">
            <text:p>3.13995504379272</text:p>
          </table:table-cell>
          <table:table-cell office:value-type="float" office:value="-3.07943367958069" calcext:value-type="float">
            <text:p>-3.07943367958069</text:p>
          </table:table-cell>
          <table:table-cell office:value-type="float" office:value="0.0116093913093209" calcext:value-type="float">
            <text:p>0.011609391309321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3.13995504379272" calcext:value-type="float">
            <text:p>3.13995504379272</text:p>
          </table:table-cell>
          <table:table-cell office:value-type="float" office:value="-3.07943367958069" calcext:value-type="float">
            <text:p>-3.07943367958069</text:p>
          </table:table-cell>
          <table:table-cell office:value-type="float" office:value="0.0116093913093209" calcext:value-type="float">
            <text:p>0.011609391309321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13995504379272" calcext:value-type="float">
            <text:p>3.13995504379272</text:p>
          </table:table-cell>
          <table:table-cell office:value-type="float" office:value="-3.07943367958069" calcext:value-type="float">
            <text:p>-3.07943367958069</text:p>
          </table:table-cell>
          <table:table-cell office:value-type="float" office:value="0.0116093913093209" calcext:value-type="float">
            <text:p>0.011609391309321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3.13995504379272" calcext:value-type="float">
            <text:p>3.13995504379272</text:p>
          </table:table-cell>
          <table:table-cell office:value-type="float" office:value="-3.07943367958069" calcext:value-type="float">
            <text:p>-3.07943367958069</text:p>
          </table:table-cell>
          <table:table-cell office:value-type="float" office:value="0.0116093913093209" calcext:value-type="float">
            <text:p>0.011609391309321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3.13997554779053" calcext:value-type="float">
            <text:p>3.13997554779053</text:p>
          </table:table-cell>
          <table:table-cell office:value-type="float" office:value="-3.07942152023315" calcext:value-type="float">
            <text:p>-3.07942152023315</text:p>
          </table:table-cell>
          <table:table-cell office:value-type="float" office:value="0.0116427354514599" calcext:value-type="float">
            <text:p>0.01164273545146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3.13999390602112" calcext:value-type="float">
            <text:p>3.13999390602112</text:p>
          </table:table-cell>
          <table:table-cell office:value-type="float" office:value="-3.07945561408997" calcext:value-type="float">
            <text:p>-3.07945561408997</text:p>
          </table:table-cell>
          <table:table-cell office:value-type="float" office:value="0.0117489220574498" calcext:value-type="float">
            <text:p>0.01174892205745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3.13998150825501" calcext:value-type="float">
            <text:p>3.13998150825501</text:p>
          </table:table-cell>
          <table:table-cell office:value-type="float" office:value="-3.07946467399597" calcext:value-type="float">
            <text:p>-3.07946467399597</text:p>
          </table:table-cell>
          <table:table-cell office:value-type="float" office:value="0.0117349745705724" calcext:value-type="float">
            <text:p>0.011734974570572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.13992929458618" calcext:value-type="float">
            <text:p>3.13992929458618</text:p>
          </table:table-cell>
          <table:table-cell office:value-type="float" office:value="-3.07945013046265" calcext:value-type="float">
            <text:p>-3.07945013046265</text:p>
          </table:table-cell>
          <table:table-cell office:value-type="float" office:value="0.0116498991847038" calcext:value-type="float">
            <text:p>0.011649899184704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3.13992929458618" calcext:value-type="float">
            <text:p>3.13992929458618</text:p>
          </table:table-cell>
          <table:table-cell office:value-type="float" office:value="-3.07945013046265" calcext:value-type="float">
            <text:p>-3.07945013046265</text:p>
          </table:table-cell>
          <table:table-cell office:value-type="float" office:value="0.0116498991847038" calcext:value-type="float">
            <text:p>0.011649899184704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3.13992929458618" calcext:value-type="float">
            <text:p>3.13992929458618</text:p>
          </table:table-cell>
          <table:table-cell office:value-type="float" office:value="-3.07945013046265" calcext:value-type="float">
            <text:p>-3.07945013046265</text:p>
          </table:table-cell>
          <table:table-cell office:value-type="float" office:value="0.0116498991847038" calcext:value-type="float">
            <text:p>0.011649899184704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3.13992929458618" calcext:value-type="float">
            <text:p>3.13992929458618</text:p>
          </table:table-cell>
          <table:table-cell office:value-type="float" office:value="-3.07945013046265" calcext:value-type="float">
            <text:p>-3.07945013046265</text:p>
          </table:table-cell>
          <table:table-cell office:value-type="float" office:value="0.0116498991847038" calcext:value-type="float">
            <text:p>0.011649899184704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3.13992929458618" calcext:value-type="float">
            <text:p>3.13992929458618</text:p>
          </table:table-cell>
          <table:table-cell office:value-type="float" office:value="-3.07945013046265" calcext:value-type="float">
            <text:p>-3.07945013046265</text:p>
          </table:table-cell>
          <table:table-cell office:value-type="float" office:value="0.0116498991847038" calcext:value-type="float">
            <text:p>0.011649899184704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.13992929458618" calcext:value-type="float">
            <text:p>3.13992929458618</text:p>
          </table:table-cell>
          <table:table-cell office:value-type="float" office:value="-3.07945013046265" calcext:value-type="float">
            <text:p>-3.07945013046265</text:p>
          </table:table-cell>
          <table:table-cell office:value-type="float" office:value="0.0116498991847038" calcext:value-type="float">
            <text:p>0.011649899184704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3.13992929458618" calcext:value-type="float">
            <text:p>3.13992929458618</text:p>
          </table:table-cell>
          <table:table-cell office:value-type="float" office:value="-3.07945013046265" calcext:value-type="float">
            <text:p>-3.07945013046265</text:p>
          </table:table-cell>
          <table:table-cell office:value-type="float" office:value="0.0116498991847038" calcext:value-type="float">
            <text:p>0.011649899184704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3.13992929458618" calcext:value-type="float">
            <text:p>3.13992929458618</text:p>
          </table:table-cell>
          <table:table-cell office:value-type="float" office:value="-3.07945013046265" calcext:value-type="float">
            <text:p>-3.07945013046265</text:p>
          </table:table-cell>
          <table:table-cell office:value-type="float" office:value="0.0116498991847038" calcext:value-type="float">
            <text:p>0.011649899184704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3.14000964164734" calcext:value-type="float">
            <text:p>3.14000964164734</text:p>
          </table:table-cell>
          <table:table-cell office:value-type="float" office:value="-3.07941794395447" calcext:value-type="float">
            <text:p>-3.07941794395447</text:p>
          </table:table-cell>
          <table:table-cell office:value-type="float" office:value="0.0117323473095894" calcext:value-type="float">
            <text:p>0.011732347309589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3.13994979858398" calcext:value-type="float">
            <text:p>3.13994979858398</text:p>
          </table:table-cell>
          <table:table-cell office:value-type="float" office:value="-3.07949376106262" calcext:value-type="float">
            <text:p>-3.07949376106262</text:p>
          </table:table-cell>
          <table:table-cell office:value-type="float" office:value="0.0117749329656363" calcext:value-type="float">
            <text:p>0.011774932965636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3.13999485969543" calcext:value-type="float">
            <text:p>3.13999485969543</text:p>
          </table:table-cell>
          <table:table-cell office:value-type="float" office:value="-3.07950711250305" calcext:value-type="float">
            <text:p>-3.07950711250305</text:p>
          </table:table-cell>
          <table:table-cell office:value-type="float" office:value="0.0117959724739194" calcext:value-type="float">
            <text:p>0.011795972473919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3.23599171638489" calcext:value-type="float">
            <text:p>3.23599171638489</text:p>
          </table:table-cell>
          <table:table-cell office:value-type="float" office:value="-2.50164866447449" calcext:value-type="float">
            <text:p>-2.50164866447449</text:p>
          </table:table-cell>
          <table:table-cell office:value-type="float" office:value="0.0183428823947907" calcext:value-type="float">
            <text:p>0.018342882394791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3.23356103897095" calcext:value-type="float">
            <text:p>3.23356103897095</text:p>
          </table:table-cell>
          <table:table-cell office:value-type="float" office:value="-2.50357437133789" calcext:value-type="float">
            <text:p>-2.50357437133789</text:p>
          </table:table-cell>
          <table:table-cell office:value-type="float" office:value="0.0185628086328506" calcext:value-type="float">
            <text:p>0.018562808632851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3.23356103897095" calcext:value-type="float">
            <text:p>3.23356103897095</text:p>
          </table:table-cell>
          <table:table-cell office:value-type="float" office:value="-2.50357437133789" calcext:value-type="float">
            <text:p>-2.50357437133789</text:p>
          </table:table-cell>
          <table:table-cell office:value-type="float" office:value="0.0185628086328506" calcext:value-type="float">
            <text:p>0.018562808632851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3.23356103897095" calcext:value-type="float">
            <text:p>3.23356103897095</text:p>
          </table:table-cell>
          <table:table-cell office:value-type="float" office:value="-2.50357437133789" calcext:value-type="float">
            <text:p>-2.50357437133789</text:p>
          </table:table-cell>
          <table:table-cell office:value-type="float" office:value="0.0185628086328506" calcext:value-type="float">
            <text:p>0.018562808632851</text:p>
          </table:table-cell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3.23356103897095" calcext:value-type="float">
            <text:p>3.23356103897095</text:p>
          </table:table-cell>
          <table:table-cell office:value-type="float" office:value="-2.50357437133789" calcext:value-type="float">
            <text:p>-2.50357437133789</text:p>
          </table:table-cell>
          <table:table-cell office:value-type="float" office:value="0.0185628086328506" calcext:value-type="float">
            <text:p>0.018562808632851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3.23356103897095" calcext:value-type="float">
            <text:p>3.23356103897095</text:p>
          </table:table-cell>
          <table:table-cell office:value-type="float" office:value="-2.50357437133789" calcext:value-type="float">
            <text:p>-2.50357437133789</text:p>
          </table:table-cell>
          <table:table-cell office:value-type="float" office:value="0.0185628086328506" calcext:value-type="float">
            <text:p>0.018562808632851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3.23356103897095" calcext:value-type="float">
            <text:p>3.23356103897095</text:p>
          </table:table-cell>
          <table:table-cell office:value-type="float" office:value="-2.50357437133789" calcext:value-type="float">
            <text:p>-2.50357437133789</text:p>
          </table:table-cell>
          <table:table-cell office:value-type="float" office:value="0.0185628086328506" calcext:value-type="float">
            <text:p>0.018562808632851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3.23356103897095" calcext:value-type="float">
            <text:p>3.23356103897095</text:p>
          </table:table-cell>
          <table:table-cell office:value-type="float" office:value="-2.50357437133789" calcext:value-type="float">
            <text:p>-2.50357437133789</text:p>
          </table:table-cell>
          <table:table-cell office:value-type="float" office:value="0.0185628086328506" calcext:value-type="float">
            <text:p>0.0185628086328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23356103897095" calcext:value-type="float">
            <text:p>3.23356103897095</text:p>
          </table:table-cell>
          <table:table-cell office:value-type="float" office:value="-2.50357437133789" calcext:value-type="float">
            <text:p>-2.50357437133789</text:p>
          </table:table-cell>
          <table:table-cell office:value-type="float" office:value="0.0185628086328506" calcext:value-type="float">
            <text:p>0.018562808632851</text:p>
          </table:table-cell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3.23356103897095" calcext:value-type="float">
            <text:p>3.23356103897095</text:p>
          </table:table-cell>
          <table:table-cell office:value-type="float" office:value="-2.50357437133789" calcext:value-type="float">
            <text:p>-2.50357437133789</text:p>
          </table:table-cell>
          <table:table-cell office:value-type="float" office:value="0.0185628086328506" calcext:value-type="float">
            <text:p>0.018562808632851</text:p>
          </table:table-cell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3.23356103897095" calcext:value-type="float">
            <text:p>3.23356103897095</text:p>
          </table:table-cell>
          <table:table-cell office:value-type="float" office:value="-2.50357437133789" calcext:value-type="float">
            <text:p>-2.50357437133789</text:p>
          </table:table-cell>
          <table:table-cell office:value-type="float" office:value="0.0185628086328506" calcext:value-type="float">
            <text:p>0.018562808632851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3.23356103897095" calcext:value-type="float">
            <text:p>3.23356103897095</text:p>
          </table:table-cell>
          <table:table-cell office:value-type="float" office:value="-2.50357437133789" calcext:value-type="float">
            <text:p>-2.50357437133789</text:p>
          </table:table-cell>
          <table:table-cell office:value-type="float" office:value="0.0185628086328506" calcext:value-type="float">
            <text:p>0.018562808632851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3.23356103897095" calcext:value-type="float">
            <text:p>3.23356103897095</text:p>
          </table:table-cell>
          <table:table-cell office:value-type="float" office:value="-2.50357437133789" calcext:value-type="float">
            <text:p>-2.50357437133789</text:p>
          </table:table-cell>
          <table:table-cell office:value-type="float" office:value="0.0185628086328506" calcext:value-type="float">
            <text:p>0.018562808632851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3.23356103897095" calcext:value-type="float">
            <text:p>3.23356103897095</text:p>
          </table:table-cell>
          <table:table-cell office:value-type="float" office:value="-2.50357437133789" calcext:value-type="float">
            <text:p>-2.50357437133789</text:p>
          </table:table-cell>
          <table:table-cell office:value-type="float" office:value="0.0185628086328506" calcext:value-type="float">
            <text:p>0.018562808632851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3.23356103897095" calcext:value-type="float">
            <text:p>3.23356103897095</text:p>
          </table:table-cell>
          <table:table-cell office:value-type="float" office:value="-2.50357437133789" calcext:value-type="float">
            <text:p>-2.50357437133789</text:p>
          </table:table-cell>
          <table:table-cell office:value-type="float" office:value="0.0185628086328506" calcext:value-type="float">
            <text:p>0.018562808632851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3.3206832408905" calcext:value-type="float">
            <text:p>3.3206832408905</text:p>
          </table:table-cell>
          <table:table-cell office:value-type="float" office:value="-2.63000392913818" calcext:value-type="float">
            <text:p>-2.63000392913818</text:p>
          </table:table-cell>
          <table:table-cell office:value-type="float" office:value="0.0245674531906843" calcext:value-type="float">
            <text:p>0.024567453190684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3.32270121574402" calcext:value-type="float">
            <text:p>3.32270121574402</text:p>
          </table:table-cell>
          <table:table-cell office:value-type="float" office:value="-2.63604283332825" calcext:value-type="float">
            <text:p>-2.63604283332825</text:p>
          </table:table-cell>
          <table:table-cell office:value-type="float" office:value="0.0272375606000423" calcext:value-type="float">
            <text:p>0.027237560600042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3.32270121574402" calcext:value-type="float">
            <text:p>3.32270121574402</text:p>
          </table:table-cell>
          <table:table-cell office:value-type="float" office:value="-2.63604283332825" calcext:value-type="float">
            <text:p>-2.63604283332825</text:p>
          </table:table-cell>
          <table:table-cell office:value-type="float" office:value="0.0272375606000423" calcext:value-type="float">
            <text:p>0.027237560600042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32270121574402" calcext:value-type="float">
            <text:p>3.32270121574402</text:p>
          </table:table-cell>
          <table:table-cell office:value-type="float" office:value="-2.63604283332825" calcext:value-type="float">
            <text:p>-2.63604283332825</text:p>
          </table:table-cell>
          <table:table-cell office:value-type="float" office:value="0.0272375606000423" calcext:value-type="float">
            <text:p>0.027237560600042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3.32270121574402" calcext:value-type="float">
            <text:p>3.32270121574402</text:p>
          </table:table-cell>
          <table:table-cell office:value-type="float" office:value="-2.63604283332825" calcext:value-type="float">
            <text:p>-2.63604283332825</text:p>
          </table:table-cell>
          <table:table-cell office:value-type="float" office:value="0.0272375606000423" calcext:value-type="float">
            <text:p>0.027237560600042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3.32270121574402" calcext:value-type="float">
            <text:p>3.32270121574402</text:p>
          </table:table-cell>
          <table:table-cell office:value-type="float" office:value="-2.63604283332825" calcext:value-type="float">
            <text:p>-2.63604283332825</text:p>
          </table:table-cell>
          <table:table-cell office:value-type="float" office:value="0.0272375606000423" calcext:value-type="float">
            <text:p>0.027237560600042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3.32270121574402" calcext:value-type="float">
            <text:p>3.32270121574402</text:p>
          </table:table-cell>
          <table:table-cell office:value-type="float" office:value="-2.63604283332825" calcext:value-type="float">
            <text:p>-2.63604283332825</text:p>
          </table:table-cell>
          <table:table-cell office:value-type="float" office:value="0.0272375606000423" calcext:value-type="float">
            <text:p>0.027237560600042</text:p>
          </table:table-cell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3.32270121574402" calcext:value-type="float">
            <text:p>3.32270121574402</text:p>
          </table:table-cell>
          <table:table-cell office:value-type="float" office:value="-2.63604283332825" calcext:value-type="float">
            <text:p>-2.63604283332825</text:p>
          </table:table-cell>
          <table:table-cell office:value-type="float" office:value="0.0272375606000423" calcext:value-type="float">
            <text:p>0.027237560600042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3.32270121574402" calcext:value-type="float">
            <text:p>3.32270121574402</text:p>
          </table:table-cell>
          <table:table-cell office:value-type="float" office:value="-2.63604283332825" calcext:value-type="float">
            <text:p>-2.63604283332825</text:p>
          </table:table-cell>
          <table:table-cell office:value-type="float" office:value="0.0272375606000423" calcext:value-type="float">
            <text:p>0.027237560600042</text:p>
          </table:table-cell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3.32270121574402" calcext:value-type="float">
            <text:p>3.32270121574402</text:p>
          </table:table-cell>
          <table:table-cell office:value-type="float" office:value="-2.63604283332825" calcext:value-type="float">
            <text:p>-2.63604283332825</text:p>
          </table:table-cell>
          <table:table-cell office:value-type="float" office:value="0.0272375606000423" calcext:value-type="float">
            <text:p>0.027237560600042</text:p>
          </table:table-cell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3.32270121574402" calcext:value-type="float">
            <text:p>3.32270121574402</text:p>
          </table:table-cell>
          <table:table-cell office:value-type="float" office:value="-2.63604283332825" calcext:value-type="float">
            <text:p>-2.63604283332825</text:p>
          </table:table-cell>
          <table:table-cell office:value-type="float" office:value="0.0272375606000423" calcext:value-type="float">
            <text:p>0.027237560600042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3.32270121574402" calcext:value-type="float">
            <text:p>3.32270121574402</text:p>
          </table:table-cell>
          <table:table-cell office:value-type="float" office:value="-2.63604283332825" calcext:value-type="float">
            <text:p>-2.63604283332825</text:p>
          </table:table-cell>
          <table:table-cell office:value-type="float" office:value="0.0272375606000423" calcext:value-type="float">
            <text:p>0.027237560600042</text:p>
          </table:table-cell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3.32270121574402" calcext:value-type="float">
            <text:p>3.32270121574402</text:p>
          </table:table-cell>
          <table:table-cell office:value-type="float" office:value="-2.63604283332825" calcext:value-type="float">
            <text:p>-2.63604283332825</text:p>
          </table:table-cell>
          <table:table-cell office:value-type="float" office:value="0.0272375606000423" calcext:value-type="float">
            <text:p>0.027237560600042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.32270121574402" calcext:value-type="float">
            <text:p>3.32270121574402</text:p>
          </table:table-cell>
          <table:table-cell office:value-type="float" office:value="-2.63604283332825" calcext:value-type="float">
            <text:p>-2.63604283332825</text:p>
          </table:table-cell>
          <table:table-cell office:value-type="float" office:value="0.0272375606000423" calcext:value-type="float">
            <text:p>0.027237560600042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3.32270121574402" calcext:value-type="float">
            <text:p>3.32270121574402</text:p>
          </table:table-cell>
          <table:table-cell office:value-type="float" office:value="-2.63604283332825" calcext:value-type="float">
            <text:p>-2.63604283332825</text:p>
          </table:table-cell>
          <table:table-cell office:value-type="float" office:value="0.0272375606000423" calcext:value-type="float">
            <text:p>0.027237560600042</text:p>
          </table:table-cell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3.32270121574402" calcext:value-type="float">
            <text:p>3.32270121574402</text:p>
          </table:table-cell>
          <table:table-cell office:value-type="float" office:value="-2.63604283332825" calcext:value-type="float">
            <text:p>-2.63604283332825</text:p>
          </table:table-cell>
          <table:table-cell office:value-type="float" office:value="0.0272375606000423" calcext:value-type="float">
            <text:p>0.027237560600042</text:p>
          </table:table-cell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2.94743657112122" calcext:value-type="float">
            <text:p>2.94743657112122</text:p>
          </table:table-cell>
          <table:table-cell office:value-type="float" office:value="-2.86765050888062" calcext:value-type="float">
            <text:p>-2.86765050888062</text:p>
          </table:table-cell>
          <table:table-cell office:value-type="float" office:value="0.0630471482872963" calcext:value-type="float">
            <text:p>0.063047148287296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2.9305362701416" calcext:value-type="float">
            <text:p>2.9305362701416</text:p>
          </table:table-cell>
          <table:table-cell office:value-type="float" office:value="-2.88008499145508" calcext:value-type="float">
            <text:p>-2.88008499145508</text:p>
          </table:table-cell>
          <table:table-cell office:value-type="float" office:value="0.0669114142656326" calcext:value-type="float">
            <text:p>0.0669114142656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9305362701416" calcext:value-type="float">
            <text:p>2.9305362701416</text:p>
          </table:table-cell>
          <table:table-cell office:value-type="float" office:value="-2.88008499145508" calcext:value-type="float">
            <text:p>-2.88008499145508</text:p>
          </table:table-cell>
          <table:table-cell office:value-type="float" office:value="0.0669114142656326" calcext:value-type="float">
            <text:p>0.066911414265633</text:p>
          </table:table-cell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2.9305362701416" calcext:value-type="float">
            <text:p>2.9305362701416</text:p>
          </table:table-cell>
          <table:table-cell office:value-type="float" office:value="-2.88008499145508" calcext:value-type="float">
            <text:p>-2.88008499145508</text:p>
          </table:table-cell>
          <table:table-cell office:value-type="float" office:value="0.0669114142656326" calcext:value-type="float">
            <text:p>0.066911414265633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2.9305362701416" calcext:value-type="float">
            <text:p>2.9305362701416</text:p>
          </table:table-cell>
          <table:table-cell office:value-type="float" office:value="-2.88008499145508" calcext:value-type="float">
            <text:p>-2.88008499145508</text:p>
          </table:table-cell>
          <table:table-cell office:value-type="float" office:value="0.0669114142656326" calcext:value-type="float">
            <text:p>0.066911414265633</text:p>
          </table:table-cell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2.9305362701416" calcext:value-type="float">
            <text:p>2.9305362701416</text:p>
          </table:table-cell>
          <table:table-cell office:value-type="float" office:value="-2.88008499145508" calcext:value-type="float">
            <text:p>-2.88008499145508</text:p>
          </table:table-cell>
          <table:table-cell office:value-type="float" office:value="0.0669114142656326" calcext:value-type="float">
            <text:p>0.066911414265633</text:p>
          </table:table-cell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2.9305362701416" calcext:value-type="float">
            <text:p>2.9305362701416</text:p>
          </table:table-cell>
          <table:table-cell office:value-type="float" office:value="-2.88008499145508" calcext:value-type="float">
            <text:p>-2.88008499145508</text:p>
          </table:table-cell>
          <table:table-cell office:value-type="float" office:value="0.0669114142656326" calcext:value-type="float">
            <text:p>0.066911414265633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2.9305362701416" calcext:value-type="float">
            <text:p>2.9305362701416</text:p>
          </table:table-cell>
          <table:table-cell office:value-type="float" office:value="-2.88008499145508" calcext:value-type="float">
            <text:p>-2.88008499145508</text:p>
          </table:table-cell>
          <table:table-cell office:value-type="float" office:value="0.0669114142656326" calcext:value-type="float">
            <text:p>0.066911414265633</text:p>
          </table:table-cell>
        </table:table-row>
        <table:table-row table:style-name="ro1">
          <table:table-cell office:value-type="float" office:value="7.24" calcext:value-type="float">
            <text:p>7.24</text:p>
          </table:table-cell>
          <table:table-cell office:value-type="float" office:value="2.78606414794922" calcext:value-type="float">
            <text:p>2.78606414794922</text:p>
          </table:table-cell>
          <table:table-cell office:value-type="float" office:value="-3.07246041297913" calcext:value-type="float">
            <text:p>-3.07246041297913</text:p>
          </table:table-cell>
          <table:table-cell office:value-type="float" office:value="0.152158305048943" calcext:value-type="float">
            <text:p>0.152158305048943</text:p>
          </table:table-cell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2.78140163421631" calcext:value-type="float">
            <text:p>2.78140163421631</text:p>
          </table:table-cell>
          <table:table-cell office:value-type="float" office:value="-3.08878421783447" calcext:value-type="float">
            <text:p>-3.08878421783447</text:p>
          </table:table-cell>
          <table:table-cell office:value-type="float" office:value="0.160777375102043" calcext:value-type="float">
            <text:p>0.160777375102043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2.78140163421631" calcext:value-type="float">
            <text:p>2.78140163421631</text:p>
          </table:table-cell>
          <table:table-cell office:value-type="float" office:value="-3.08878421783447" calcext:value-type="float">
            <text:p>-3.08878421783447</text:p>
          </table:table-cell>
          <table:table-cell office:value-type="float" office:value="0.160777375102043" calcext:value-type="float">
            <text:p>0.160777375102043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2.77915072441101" calcext:value-type="float">
            <text:p>2.77915072441101</text:p>
          </table:table-cell>
          <table:table-cell office:value-type="float" office:value="-3.18033671379089" calcext:value-type="float">
            <text:p>-3.18033671379089</text:p>
          </table:table-cell>
          <table:table-cell office:value-type="float" office:value="0.188649624586105" calcext:value-type="float">
            <text:p>0.188649624586105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.77965450286865" calcext:value-type="float">
            <text:p>2.77965450286865</text:p>
          </table:table-cell>
          <table:table-cell office:value-type="float" office:value="-3.2089581489563" calcext:value-type="float">
            <text:p>-3.2089581489563</text:p>
          </table:table-cell>
          <table:table-cell office:value-type="float" office:value="0.207870632410049" calcext:value-type="float">
            <text:p>0.207870632410049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2.78224396705627" calcext:value-type="float">
            <text:p>2.78224396705627</text:p>
          </table:table-cell>
          <table:table-cell office:value-type="float" office:value="-3.23777937889099" calcext:value-type="float">
            <text:p>-3.23777937889099</text:p>
          </table:table-cell>
          <table:table-cell office:value-type="float" office:value="0.227667793631554" calcext:value-type="float">
            <text:p>0.227667793631554</text:p>
          </table:table-cell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2.78724098205566" calcext:value-type="float">
            <text:p>2.78724098205566</text:p>
          </table:table-cell>
          <table:table-cell office:value-type="float" office:value="-3.27007102966309" calcext:value-type="float">
            <text:p>-3.27007102966309</text:p>
          </table:table-cell>
          <table:table-cell office:value-type="float" office:value="0.250876843929291" calcext:value-type="float">
            <text:p>0.250876843929291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2.79329872131348" calcext:value-type="float">
            <text:p>2.79329872131348</text:p>
          </table:table-cell>
          <table:table-cell office:value-type="float" office:value="-3.29752564430237" calcext:value-type="float">
            <text:p>-3.29752564430237</text:p>
          </table:table-cell>
          <table:table-cell office:value-type="float" office:value="0.272527903318405" calcext:value-type="float">
            <text:p>0.272527903318405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2.80021381378174" calcext:value-type="float">
            <text:p>2.80021381378174</text:p>
          </table:table-cell>
          <table:table-cell office:value-type="float" office:value="-3.3243932723999" calcext:value-type="float">
            <text:p>-3.3243932723999</text:p>
          </table:table-cell>
          <table:table-cell office:value-type="float" office:value="0.294673979282379" calcext:value-type="float">
            <text:p>0.294673979282379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2.80812096595764" calcext:value-type="float">
            <text:p>2.80812096595764</text:p>
          </table:table-cell>
          <table:table-cell office:value-type="float" office:value="-3.35056495666504" calcext:value-type="float">
            <text:p>-3.35056495666504</text:p>
          </table:table-cell>
          <table:table-cell office:value-type="float" office:value="0.317730456590652" calcext:value-type="float">
            <text:p>0.317730456590652</text:p>
          </table:table-cell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2.81685948371887" calcext:value-type="float">
            <text:p>2.81685948371887</text:p>
          </table:table-cell>
          <table:table-cell office:value-type="float" office:value="-3.37539601325989" calcext:value-type="float">
            <text:p>-3.37539601325989</text:p>
          </table:table-cell>
          <table:table-cell office:value-type="float" office:value="0.342483878135681" calcext:value-type="float">
            <text:p>0.342483878135681</text:p>
          </table:table-cell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2.82694053649902" calcext:value-type="float">
            <text:p>2.82694053649902</text:p>
          </table:table-cell>
          <table:table-cell office:value-type="float" office:value="-3.40257835388184" calcext:value-type="float">
            <text:p>-3.40257835388184</text:p>
          </table:table-cell>
          <table:table-cell office:value-type="float" office:value="0.371289074420929" calcext:value-type="float">
            <text:p>0.371289074420929</text:p>
          </table:table-cell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2.8360116481781" calcext:value-type="float">
            <text:p>2.8360116481781</text:p>
          </table:table-cell>
          <table:table-cell office:value-type="float" office:value="-3.42487978935242" calcext:value-type="float">
            <text:p>-3.42487978935242</text:p>
          </table:table-cell>
          <table:table-cell office:value-type="float" office:value="0.397724568843842" calcext:value-type="float">
            <text:p>0.397724568843842</text:p>
          </table:table-cell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2.84432363510132" calcext:value-type="float">
            <text:p>2.84432363510132</text:p>
          </table:table-cell>
          <table:table-cell office:value-type="float" office:value="-3.44571709632874" calcext:value-type="float">
            <text:p>-3.44571709632874</text:p>
          </table:table-cell>
          <table:table-cell office:value-type="float" office:value="0.423921972513199" calcext:value-type="float">
            <text:p>0.423921972513199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2.8534631729126" calcext:value-type="float">
            <text:p>2.8534631729126</text:p>
          </table:table-cell>
          <table:table-cell office:value-type="float" office:value="-3.46534180641174" calcext:value-type="float">
            <text:p>-3.46534180641174</text:p>
          </table:table-cell>
          <table:table-cell office:value-type="float" office:value="0.452960014343262" calcext:value-type="float">
            <text:p>0.452960014343262</text:p>
          </table:table-cell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2.86072468757629" calcext:value-type="float">
            <text:p>2.86072468757629</text:p>
          </table:table-cell>
          <table:table-cell office:value-type="float" office:value="-3.48090219497681" calcext:value-type="float">
            <text:p>-3.48090219497681</text:p>
          </table:table-cell>
          <table:table-cell office:value-type="float" office:value="0.477182865142822" calcext:value-type="float">
            <text:p>0.477182865142822</text:p>
          </table:table-cell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2.86863374710083" calcext:value-type="float">
            <text:p>2.86863374710083</text:p>
          </table:table-cell>
          <table:table-cell office:value-type="float" office:value="-3.49835705757141" calcext:value-type="float">
            <text:p>-3.49835705757141</text:p>
          </table:table-cell>
          <table:table-cell office:value-type="float" office:value="0.506413400173187" calcext:value-type="float">
            <text:p>0.506413400173187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2.87817811965942" calcext:value-type="float">
            <text:p>2.87817811965942</text:p>
          </table:table-cell>
          <table:table-cell office:value-type="float" office:value="-3.51838040351868" calcext:value-type="float">
            <text:p>-3.51838040351868</text:p>
          </table:table-cell>
          <table:table-cell office:value-type="float" office:value="0.544717848300934" calcext:value-type="float">
            <text:p>0.544717848300934</text:p>
          </table:table-cell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2.88476586341858" calcext:value-type="float">
            <text:p>2.88476586341858</text:p>
          </table:table-cell>
          <table:table-cell office:value-type="float" office:value="-3.53258419036865" calcext:value-type="float">
            <text:p>-3.53258419036865</text:p>
          </table:table-cell>
          <table:table-cell office:value-type="float" office:value="0.574958205223084" calcext:value-type="float">
            <text:p>0.5749582052230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8909010887146" calcext:value-type="float">
            <text:p>2.8909010887146</text:p>
          </table:table-cell>
          <table:table-cell office:value-type="float" office:value="-3.54558825492859" calcext:value-type="float">
            <text:p>-3.54558825492859</text:p>
          </table:table-cell>
          <table:table-cell office:value-type="float" office:value="0.605758368968964" calcext:value-type="float">
            <text:p>0.605758368968964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2.89576387405396" calcext:value-type="float">
            <text:p>2.89576387405396</text:p>
          </table:table-cell>
          <table:table-cell office:value-type="float" office:value="-3.55579733848572" calcext:value-type="float">
            <text:p>-3.55579733848572</text:p>
          </table:table-cell>
          <table:table-cell office:value-type="float" office:value="0.632824301719666" calcext:value-type="float">
            <text:p>0.632824301719666</text:p>
          </table:table-cell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2.90183138847351" calcext:value-type="float">
            <text:p>2.90183138847351</text:p>
          </table:table-cell>
          <table:table-cell office:value-type="float" office:value="-3.56971549987793" calcext:value-type="float">
            <text:p>-3.56971549987793</text:p>
          </table:table-cell>
          <table:table-cell office:value-type="float" office:value="0.671736896038055" calcext:value-type="float">
            <text:p>0.671736896038055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2.90571737289429" calcext:value-type="float">
            <text:p>2.90571737289429</text:p>
          </table:table-cell>
          <table:table-cell office:value-type="float" office:value="-3.57919573783875" calcext:value-type="float">
            <text:p>-3.57919573783875</text:p>
          </table:table-cell>
          <table:table-cell office:value-type="float" office:value="0.700937986373901" calcext:value-type="float">
            <text:p>0.700937986373901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2.90804004669189" calcext:value-type="float">
            <text:p>2.90804004669189</text:p>
          </table:table-cell>
          <table:table-cell office:value-type="float" office:value="-3.58546376228333" calcext:value-type="float">
            <text:p>-3.58546376228333</text:p>
          </table:table-cell>
          <table:table-cell office:value-type="float" office:value="0.72093939781189" calcext:value-type="float">
            <text:p>0.72093939781189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2.91155219078064" calcext:value-type="float">
            <text:p>2.91155219078064</text:p>
          </table:table-cell>
          <table:table-cell office:value-type="float" office:value="-3.59534168243408" calcext:value-type="float">
            <text:p>-3.59534168243408</text:p>
          </table:table-cell>
          <table:table-cell office:value-type="float" office:value="0.755032122135162" calcext:value-type="float">
            <text:p>0.755032122135162</text:p>
          </table:table-cell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2.91349792480469" calcext:value-type="float">
            <text:p>2.91349792480469</text:p>
          </table:table-cell>
          <table:table-cell office:value-type="float" office:value="-3.60096478462219" calcext:value-type="float">
            <text:p>-3.60096478462219</text:p>
          </table:table-cell>
          <table:table-cell office:value-type="float" office:value="0.776403844356537" calcext:value-type="float">
            <text:p>0.776403844356537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2.91487383842468" calcext:value-type="float">
            <text:p>2.91487383842468</text:p>
          </table:table-cell>
          <table:table-cell office:value-type="float" office:value="-3.60668301582336" calcext:value-type="float">
            <text:p>-3.60668301582336</text:p>
          </table:table-cell>
          <table:table-cell office:value-type="float" office:value="0.798781871795654" calcext:value-type="float">
            <text:p>0.798781871795654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2.91643977165222" calcext:value-type="float">
            <text:p>2.91643977165222</text:p>
          </table:table-cell>
          <table:table-cell office:value-type="float" office:value="-3.61290097236633" calcext:value-type="float">
            <text:p>-3.61290097236633</text:p>
          </table:table-cell>
          <table:table-cell office:value-type="float" office:value="0.8250412940979" calcext:value-type="float">
            <text:p>0.8250412940979</text:p>
          </table:table-cell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2.91724801063538" calcext:value-type="float">
            <text:p>2.91724801063538</text:p>
          </table:table-cell>
          <table:table-cell office:value-type="float" office:value="-3.61619997024536" calcext:value-type="float">
            <text:p>-3.61619997024536</text:p>
          </table:table-cell>
          <table:table-cell office:value-type="float" office:value="0.842220067977905" calcext:value-type="float">
            <text:p>0.842220067977905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2.9176766872406" calcext:value-type="float">
            <text:p>2.9176766872406</text:p>
          </table:table-cell>
          <table:table-cell office:value-type="float" office:value="-3.61835908889771" calcext:value-type="float">
            <text:p>-3.61835908889771</text:p>
          </table:table-cell>
          <table:table-cell office:value-type="float" office:value="0.853430271148682" calcext:value-type="float">
            <text:p>0.853430271148682</text:p>
          </table:table-cell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2.91802525520325" calcext:value-type="float">
            <text:p>2.91802525520325</text:p>
          </table:table-cell>
          <table:table-cell office:value-type="float" office:value="-3.62010264396668" calcext:value-type="float">
            <text:p>-3.62010264396668</text:p>
          </table:table-cell>
          <table:table-cell office:value-type="float" office:value="0.867568969726563" calcext:value-type="float">
            <text:p>0.867568969726563</text:p>
          </table:table-cell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2.91826510429382" calcext:value-type="float">
            <text:p>2.91826510429382</text:p>
          </table:table-cell>
          <table:table-cell office:value-type="float" office:value="-3.62045216560364" calcext:value-type="float">
            <text:p>-3.62045216560364</text:p>
          </table:table-cell>
          <table:table-cell office:value-type="float" office:value="0.877832472324371" calcext:value-type="float">
            <text:p>0.877832472324371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2.91851139068604" calcext:value-type="float">
            <text:p>2.91851139068604</text:p>
          </table:table-cell>
          <table:table-cell office:value-type="float" office:value="-3.61877942085266" calcext:value-type="float">
            <text:p>-3.61877942085266</text:p>
          </table:table-cell>
          <table:table-cell office:value-type="float" office:value="0.887244164943695" calcext:value-type="float">
            <text:p>0.887244164943695</text:p>
          </table:table-cell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2.91866207122803" calcext:value-type="float">
            <text:p>2.91866207122803</text:p>
          </table:table-cell>
          <table:table-cell office:value-type="float" office:value="-3.61666178703308" calcext:value-type="float">
            <text:p>-3.61666178703308</text:p>
          </table:table-cell>
          <table:table-cell office:value-type="float" office:value="0.892856895923615" calcext:value-type="float">
            <text:p>0.892856895923615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2.91873931884766" calcext:value-type="float">
            <text:p>2.91873931884766</text:p>
          </table:table-cell>
          <table:table-cell office:value-type="float" office:value="-3.61424708366394" calcext:value-type="float">
            <text:p>-3.61424708366394</text:p>
          </table:table-cell>
          <table:table-cell office:value-type="float" office:value="0.895626425743103" calcext:value-type="float">
            <text:p>0.895626425743103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2.91938424110413" calcext:value-type="float">
            <text:p>2.91938424110413</text:p>
          </table:table-cell>
          <table:table-cell office:value-type="float" office:value="-3.60783576965332" calcext:value-type="float">
            <text:p>-3.60783576965332</text:p>
          </table:table-cell>
          <table:table-cell office:value-type="float" office:value="0.899460911750794" calcext:value-type="float">
            <text:p>0.899460911750794</text:p>
          </table:table-cell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2.91989612579346" calcext:value-type="float">
            <text:p>2.91989612579346</text:p>
          </table:table-cell>
          <table:table-cell office:value-type="float" office:value="-3.60060834884644" calcext:value-type="float">
            <text:p>-3.60060834884644</text:p>
          </table:table-cell>
          <table:table-cell office:value-type="float" office:value="0.901676833629608" calcext:value-type="float">
            <text:p>0.901676833629608</text:p>
          </table:table-cell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2.92022228240967" calcext:value-type="float">
            <text:p>2.92022228240967</text:p>
          </table:table-cell>
          <table:table-cell office:value-type="float" office:value="-3.59538888931274" calcext:value-type="float">
            <text:p>-3.59538888931274</text:p>
          </table:table-cell>
          <table:table-cell office:value-type="float" office:value="0.902421891689301" calcext:value-type="float">
            <text:p>0.902421891689301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2.92096900939941" calcext:value-type="float">
            <text:p>2.92096900939941</text:p>
          </table:table-cell>
          <table:table-cell office:value-type="float" office:value="-3.58486199378967" calcext:value-type="float">
            <text:p>-3.58486199378967</text:p>
          </table:table-cell>
          <table:table-cell office:value-type="float" office:value="0.903257012367249" calcext:value-type="float">
            <text:p>0.903257012367249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2.92146754264832" calcext:value-type="float">
            <text:p>2.92146754264832</text:p>
          </table:table-cell>
          <table:table-cell office:value-type="float" office:value="-3.57539176940918" calcext:value-type="float">
            <text:p>-3.57539176940918</text:p>
          </table:table-cell>
          <table:table-cell office:value-type="float" office:value="0.903092801570892" calcext:value-type="float">
            <text:p>0.903092801570892</text:p>
          </table:table-cell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2.92176747322083" calcext:value-type="float">
            <text:p>2.92176747322083</text:p>
          </table:table-cell>
          <table:table-cell office:value-type="float" office:value="-3.56500339508057" calcext:value-type="float">
            <text:p>-3.56500339508057</text:p>
          </table:table-cell>
          <table:table-cell office:value-type="float" office:value="0.902836740016937" calcext:value-type="float">
            <text:p>0.902836740016937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2.92177248001099" calcext:value-type="float">
            <text:p>2.92177248001099</text:p>
          </table:table-cell>
          <table:table-cell office:value-type="float" office:value="-3.55264019966126" calcext:value-type="float">
            <text:p>-3.55264019966126</text:p>
          </table:table-cell>
          <table:table-cell office:value-type="float" office:value="0.901519060134888" calcext:value-type="float">
            <text:p>0.901519060134888</text:p>
          </table:table-cell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2.92177772521973" calcext:value-type="float">
            <text:p>2.92177772521973</text:p>
          </table:table-cell>
          <table:table-cell office:value-type="float" office:value="-3.54092383384705" calcext:value-type="float">
            <text:p>-3.54092383384705</text:p>
          </table:table-cell>
          <table:table-cell office:value-type="float" office:value="0.900588691234589" calcext:value-type="float">
            <text:p>0.900588691234589</text:p>
          </table:table-cell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2.92165541648865" calcext:value-type="float">
            <text:p>2.92165541648865</text:p>
          </table:table-cell>
          <table:table-cell office:value-type="float" office:value="-3.52844738960266" calcext:value-type="float">
            <text:p>-3.52844738960266</text:p>
          </table:table-cell>
          <table:table-cell office:value-type="float" office:value="0.900013148784638" calcext:value-type="float">
            <text:p>0.9000131487846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92133212089539" calcext:value-type="float">
            <text:p>2.92133212089539</text:p>
          </table:table-cell>
          <table:table-cell office:value-type="float" office:value="-3.51953983306885" calcext:value-type="float">
            <text:p>-3.51953983306885</text:p>
          </table:table-cell>
          <table:table-cell office:value-type="float" office:value="0.899255633354187" calcext:value-type="float">
            <text:p>0.899255633354187</text:p>
          </table:table-cell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2.92110061645508" calcext:value-type="float">
            <text:p>2.92110061645508</text:p>
          </table:table-cell>
          <table:table-cell office:value-type="float" office:value="-3.50226974487305" calcext:value-type="float">
            <text:p>-3.50226974487305</text:p>
          </table:table-cell>
          <table:table-cell office:value-type="float" office:value="0.900843739509583" calcext:value-type="float">
            <text:p>0.900843739509583</text:p>
          </table:table-cell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2.92032504081726" calcext:value-type="float">
            <text:p>2.92032504081726</text:p>
          </table:table-cell>
          <table:table-cell office:value-type="float" office:value="-3.48599028587341" calcext:value-type="float">
            <text:p>-3.48599028587341</text:p>
          </table:table-cell>
          <table:table-cell office:value-type="float" office:value="0.902352392673492" calcext:value-type="float">
            <text:p>0.902352392673492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2.91968464851379" calcext:value-type="float">
            <text:p>2.91968464851379</text:p>
          </table:table-cell>
          <table:table-cell office:value-type="float" office:value="-3.47148394584656" calcext:value-type="float">
            <text:p>-3.47148394584656</text:p>
          </table:table-cell>
          <table:table-cell office:value-type="float" office:value="0.905331015586853" calcext:value-type="float">
            <text:p>0.905331015586853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2.91909861564636" calcext:value-type="float">
            <text:p>2.91909861564636</text:p>
          </table:table-cell>
          <table:table-cell office:value-type="float" office:value="-3.45639991760254" calcext:value-type="float">
            <text:p>-3.45639991760254</text:p>
          </table:table-cell>
          <table:table-cell office:value-type="float" office:value="0.90840882062912" calcext:value-type="float">
            <text:p>0.90840882062912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2.91860008239746" calcext:value-type="float">
            <text:p>2.91860008239746</text:p>
          </table:table-cell>
          <table:table-cell office:value-type="float" office:value="-3.44568467140198" calcext:value-type="float">
            <text:p>-3.44568467140198</text:p>
          </table:table-cell>
          <table:table-cell office:value-type="float" office:value="0.911710500717163" calcext:value-type="float">
            <text:p>0.911710500717163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2.91823148727417" calcext:value-type="float">
            <text:p>2.91823148727417</text:p>
          </table:table-cell>
          <table:table-cell office:value-type="float" office:value="-3.42834281921387" calcext:value-type="float">
            <text:p>-3.42834281921387</text:p>
          </table:table-cell>
          <table:table-cell office:value-type="float" office:value="0.917302668094635" calcext:value-type="float">
            <text:p>0.917302668094635</text:p>
          </table:table-cell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2.91793012619019" calcext:value-type="float">
            <text:p>2.91793012619019</text:p>
          </table:table-cell>
          <table:table-cell office:value-type="float" office:value="-3.40851306915283" calcext:value-type="float">
            <text:p>-3.40851306915283</text:p>
          </table:table-cell>
          <table:table-cell office:value-type="float" office:value="0.9234818816185" calcext:value-type="float">
            <text:p>0.9234818816185</text:p>
          </table:table-cell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2.91847395896912" calcext:value-type="float">
            <text:p>2.91847395896912</text:p>
          </table:table-cell>
          <table:table-cell office:value-type="float" office:value="-3.39735293388367" calcext:value-type="float">
            <text:p>-3.39735293388367</text:p>
          </table:table-cell>
          <table:table-cell office:value-type="float" office:value="0.928012788295746" calcext:value-type="float">
            <text:p>0.928012788295746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2.91858768463135" calcext:value-type="float">
            <text:p>2.91858768463135</text:p>
          </table:table-cell>
          <table:table-cell office:value-type="float" office:value="-3.37796521186829" calcext:value-type="float">
            <text:p>-3.37796521186829</text:p>
          </table:table-cell>
          <table:table-cell office:value-type="float" office:value="0.934182047843933" calcext:value-type="float">
            <text:p>0.934182047843933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2.92015886306763" calcext:value-type="float">
            <text:p>2.92015886306763</text:p>
          </table:table-cell>
          <table:table-cell office:value-type="float" office:value="-3.36276412010193" calcext:value-type="float">
            <text:p>-3.36276412010193</text:p>
          </table:table-cell>
          <table:table-cell office:value-type="float" office:value="0.940402865409851" calcext:value-type="float">
            <text:p>0.940402865409851</text:p>
          </table:table-cell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2.92123126983643" calcext:value-type="float">
            <text:p>2.92123126983643</text:p>
          </table:table-cell>
          <table:table-cell office:value-type="float" office:value="-3.34790754318237" calcext:value-type="float">
            <text:p>-3.34790754318237</text:p>
          </table:table-cell>
          <table:table-cell office:value-type="float" office:value="0.945653557777405" calcext:value-type="float">
            <text:p>0.945653557777405</text:p>
          </table:table-cell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2.92300415039063" calcext:value-type="float">
            <text:p>2.92300415039063</text:p>
          </table:table-cell>
          <table:table-cell office:value-type="float" office:value="-3.33113646507263" calcext:value-type="float">
            <text:p>-3.33113646507263</text:p>
          </table:table-cell>
          <table:table-cell office:value-type="float" office:value="0.951532661914825" calcext:value-type="float">
            <text:p>0.951532661914825</text:p>
          </table:table-cell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2.92426013946533" calcext:value-type="float">
            <text:p>2.92426013946533</text:p>
          </table:table-cell>
          <table:table-cell office:value-type="float" office:value="-3.32072043418884" calcext:value-type="float">
            <text:p>-3.32072043418884</text:p>
          </table:table-cell>
          <table:table-cell office:value-type="float" office:value="0.95475172996521" calcext:value-type="float">
            <text:p>0.95475172996521</text:p>
          </table:table-cell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2.92577219009399" calcext:value-type="float">
            <text:p>2.92577219009399</text:p>
          </table:table-cell>
          <table:table-cell office:value-type="float" office:value="-3.30657052993774" calcext:value-type="float">
            <text:p>-3.30657052993774</text:p>
          </table:table-cell>
          <table:table-cell office:value-type="float" office:value="0.959160804748535" calcext:value-type="float">
            <text:p>0.959160804748535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.92827653884888" calcext:value-type="float">
            <text:p>2.92827653884888</text:p>
          </table:table-cell>
          <table:table-cell office:value-type="float" office:value="-3.28832268714905" calcext:value-type="float">
            <text:p>-3.28832268714905</text:p>
          </table:table-cell>
          <table:table-cell office:value-type="float" office:value="0.964215755462647" calcext:value-type="float">
            <text:p>0.964215755462647</text:p>
          </table:table-cell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2.92987322807312" calcext:value-type="float">
            <text:p>2.92987322807312</text:p>
          </table:table-cell>
          <table:table-cell office:value-type="float" office:value="-3.27645039558411" calcext:value-type="float">
            <text:p>-3.27645039558411</text:p>
          </table:table-cell>
          <table:table-cell office:value-type="float" office:value="0.967203676700592" calcext:value-type="float">
            <text:p>0.967203676700592</text:p>
          </table:table-cell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2.93244075775147" calcext:value-type="float">
            <text:p>2.93244075775147</text:p>
          </table:table-cell>
          <table:table-cell office:value-type="float" office:value="-3.25902438163757" calcext:value-type="float">
            <text:p>-3.25902438163757</text:p>
          </table:table-cell>
          <table:table-cell office:value-type="float" office:value="0.971527934074402" calcext:value-type="float">
            <text:p>0.971527934074402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2.93443369865418" calcext:value-type="float">
            <text:p>2.93443369865418</text:p>
          </table:table-cell>
          <table:table-cell office:value-type="float" office:value="-3.24568319320679" calcext:value-type="float">
            <text:p>-3.24568319320679</text:p>
          </table:table-cell>
          <table:table-cell office:value-type="float" office:value="0.974512279033661" calcext:value-type="float">
            <text:p>0.974512279033661</text:p>
          </table:table-cell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2.93625664710999" calcext:value-type="float">
            <text:p>2.93625664710999</text:p>
          </table:table-cell>
          <table:table-cell office:value-type="float" office:value="-3.23261332511902" calcext:value-type="float">
            <text:p>-3.23261332511902</text:p>
          </table:table-cell>
          <table:table-cell office:value-type="float" office:value="0.976838946342468" calcext:value-type="float">
            <text:p>0.976838946342468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2.9382917881012" calcext:value-type="float">
            <text:p>2.9382917881012</text:p>
          </table:table-cell>
          <table:table-cell office:value-type="float" office:value="-3.21990919113159" calcext:value-type="float">
            <text:p>-3.21990919113159</text:p>
          </table:table-cell>
          <table:table-cell office:value-type="float" office:value="0.978998064994812" calcext:value-type="float">
            <text:p>0.978998064994812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2.94052362442017" calcext:value-type="float">
            <text:p>2.94052362442017</text:p>
          </table:table-cell>
          <table:table-cell office:value-type="float" office:value="-3.20761060714722" calcext:value-type="float">
            <text:p>-3.20761060714722</text:p>
          </table:table-cell>
          <table:table-cell office:value-type="float" office:value="0.981556951999664" calcext:value-type="float">
            <text:p>0.981556951999664</text:p>
          </table:table-cell>
        </table:table-row>
        <table:table-row table:style-name="ro1">
          <table:table-cell office:value-type="float" office:value="9.88" calcext:value-type="float">
            <text:p>9.88</text:p>
          </table:table-cell>
          <table:table-cell office:value-type="float" office:value="2.94208931922913" calcext:value-type="float">
            <text:p>2.94208931922913</text:p>
          </table:table-cell>
          <table:table-cell office:value-type="float" office:value="-3.19709753990173" calcext:value-type="float">
            <text:p>-3.19709753990173</text:p>
          </table:table-cell>
          <table:table-cell office:value-type="float" office:value="0.982755601406097" calcext:value-type="float">
            <text:p>0.982755601406097</text:p>
          </table:table-cell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2.94482088088989" calcext:value-type="float">
            <text:p>2.94482088088989</text:p>
          </table:table-cell>
          <table:table-cell office:value-type="float" office:value="-3.18196773529053" calcext:value-type="float">
            <text:p>-3.18196773529053</text:p>
          </table:table-cell>
          <table:table-cell office:value-type="float" office:value="0.985306680202484" calcext:value-type="float">
            <text:p>0.985306680202484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2.94633746147156" calcext:value-type="float">
            <text:p>2.94633746147156</text:p>
          </table:table-cell>
          <table:table-cell office:value-type="float" office:value="-3.17085576057434" calcext:value-type="float">
            <text:p>-3.17085576057434</text:p>
          </table:table-cell>
          <table:table-cell office:value-type="float" office:value="0.986492156982422" calcext:value-type="float">
            <text:p>0.9864921569824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94851589202881" calcext:value-type="float">
            <text:p>2.94851589202881</text:p>
          </table:table-cell>
          <table:table-cell office:value-type="float" office:value="-3.16038393974304" calcext:value-type="float">
            <text:p>-3.16038393974304</text:p>
          </table:table-cell>
          <table:table-cell office:value-type="float" office:value="0.988137066364288" calcext:value-type="float">
            <text:p>0.988137066364288</text:p>
          </table:table-cell>
        </table:table-row>
        <table:table-row table:style-name="ro1">
          <table:table-cell office:value-type="float" office:value="10.04" calcext:value-type="float">
            <text:p>10.04</text:p>
          </table:table-cell>
          <table:table-cell office:value-type="float" office:value="2.94997382164001" calcext:value-type="float">
            <text:p>2.94997382164001</text:p>
          </table:table-cell>
          <table:table-cell office:value-type="float" office:value="-3.15018248558044" calcext:value-type="float">
            <text:p>-3.15018248558044</text:p>
          </table:table-cell>
          <table:table-cell office:value-type="float" office:value="0.988907933235169" calcext:value-type="float">
            <text:p>0.988907933235169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2.95153594017029" calcext:value-type="float">
            <text:p>2.95153594017029</text:p>
          </table:table-cell>
          <table:table-cell office:value-type="float" office:value="-3.14159560203552" calcext:value-type="float">
            <text:p>-3.14159560203552</text:p>
          </table:table-cell>
          <table:table-cell office:value-type="float" office:value="0.989837646484375" calcext:value-type="float">
            <text:p>0.989837646484375</text:p>
          </table:table-cell>
        </table:table-row>
        <table:table-row table:style-name="ro1">
          <table:table-cell office:value-type="float" office:value="10.12" calcext:value-type="float">
            <text:p>10.12</text:p>
          </table:table-cell>
          <table:table-cell office:value-type="float" office:value="2.95355081558228" calcext:value-type="float">
            <text:p>2.95355081558228</text:p>
          </table:table-cell>
          <table:table-cell office:value-type="float" office:value="-3.13005971908569" calcext:value-type="float">
            <text:p>-3.13005971908569</text:p>
          </table:table-cell>
          <table:table-cell office:value-type="float" office:value="0.991865277290344" calcext:value-type="float">
            <text:p>0.991865277290344</text:p>
          </table:table-cell>
        </table:table-row>
        <table:table-row table:style-name="ro1">
          <table:table-cell office:value-type="float" office:value="10.16" calcext:value-type="float">
            <text:p>10.16</text:p>
          </table:table-cell>
          <table:table-cell office:value-type="float" office:value="2.9545419216156" calcext:value-type="float">
            <text:p>2.9545419216156</text:p>
          </table:table-cell>
          <table:table-cell office:value-type="float" office:value="-3.12143707275391" calcext:value-type="float">
            <text:p>-3.12143707275391</text:p>
          </table:table-cell>
          <table:table-cell office:value-type="float" office:value="0.992286145687103" calcext:value-type="float">
            <text:p>0.992286145687103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.95554494857788" calcext:value-type="float">
            <text:p>2.95554494857788</text:p>
          </table:table-cell>
          <table:table-cell office:value-type="float" office:value="-3.11348867416382" calcext:value-type="float">
            <text:p>-3.11348867416382</text:p>
          </table:table-cell>
          <table:table-cell office:value-type="float" office:value="0.992235362529755" calcext:value-type="float">
            <text:p>0.992235362529755</text:p>
          </table:table-cell>
        </table:table-row>
        <table:table-row table:style-name="ro1">
          <table:table-cell office:value-type="float" office:value="10.24" calcext:value-type="float">
            <text:p>10.24</text:p>
          </table:table-cell>
          <table:table-cell office:value-type="float" office:value="2.95683550834656" calcext:value-type="float">
            <text:p>2.95683550834656</text:p>
          </table:table-cell>
          <table:table-cell office:value-type="float" office:value="-3.10680460929871" calcext:value-type="float">
            <text:p>-3.10680460929871</text:p>
          </table:table-cell>
          <table:table-cell office:value-type="float" office:value="0.993594229221344" calcext:value-type="float">
            <text:p>0.993594229221344</text:p>
          </table:table-cell>
        </table:table-row>
        <table:table-row table:style-name="ro1">
          <table:table-cell office:value-type="float" office:value="10.28" calcext:value-type="float">
            <text:p>10.28</text:p>
          </table:table-cell>
          <table:table-cell office:value-type="float" office:value="2.95757937431335" calcext:value-type="float">
            <text:p>2.95757937431335</text:p>
          </table:table-cell>
          <table:table-cell office:value-type="float" office:value="-3.09965229034424" calcext:value-type="float">
            <text:p>-3.09965229034424</text:p>
          </table:table-cell>
          <table:table-cell office:value-type="float" office:value="0.994059085845947" calcext:value-type="float">
            <text:p>0.994059085845947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2.95850253105164" calcext:value-type="float">
            <text:p>2.95850253105164</text:p>
          </table:table-cell>
          <table:table-cell office:value-type="float" office:value="-3.09126281738281" calcext:value-type="float">
            <text:p>-3.09126281738281</text:p>
          </table:table-cell>
          <table:table-cell office:value-type="float" office:value="0.995046615600586" calcext:value-type="float">
            <text:p>0.995046615600586</text:p>
          </table:table-cell>
        </table:table-row>
        <table:table-row table:style-name="ro1">
          <table:table-cell office:value-type="float" office:value="10.36" calcext:value-type="float">
            <text:p>10.36</text:p>
          </table:table-cell>
          <table:table-cell office:value-type="float" office:value="2.95888185501099" calcext:value-type="float">
            <text:p>2.95888185501099</text:p>
          </table:table-cell>
          <table:table-cell office:value-type="float" office:value="-3.08515620231628" calcext:value-type="float">
            <text:p>-3.08515620231628</text:p>
          </table:table-cell>
          <table:table-cell office:value-type="float" office:value="0.995705306529999" calcext:value-type="float">
            <text:p>0.995705306529999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2.95929455757141" calcext:value-type="float">
            <text:p>2.95929455757141</text:p>
          </table:table-cell>
          <table:table-cell office:value-type="float" office:value="-3.07947611808777" calcext:value-type="float">
            <text:p>-3.07947611808777</text:p>
          </table:table-cell>
          <table:table-cell office:value-type="float" office:value="0.996439397335053" calcext:value-type="float">
            <text:p>0.996439397335053</text:p>
          </table:table-cell>
        </table:table-row>
        <table:table-row table:style-name="ro1">
          <table:table-cell office:value-type="float" office:value="10.44" calcext:value-type="float">
            <text:p>10.44</text:p>
          </table:table-cell>
          <table:table-cell office:value-type="float" office:value="2.95960307121277" calcext:value-type="float">
            <text:p>2.95960307121277</text:p>
          </table:table-cell>
          <table:table-cell office:value-type="float" office:value="-3.0749146938324" calcext:value-type="float">
            <text:p>-3.0749146938324</text:p>
          </table:table-cell>
          <table:table-cell office:value-type="float" office:value="0.997169315814972" calcext:value-type="float">
            <text:p>0.997169315814972</text:p>
          </table:table-cell>
        </table:table-row>
        <table:table-row table:style-name="ro1">
          <table:table-cell office:value-type="float" office:value="10.48" calcext:value-type="float">
            <text:p>10.48</text:p>
          </table:table-cell>
          <table:table-cell office:value-type="float" office:value="2.95950531959534" calcext:value-type="float">
            <text:p>2.95950531959534</text:p>
          </table:table-cell>
          <table:table-cell office:value-type="float" office:value="-3.06972885131836" calcext:value-type="float">
            <text:p>-3.06972885131836</text:p>
          </table:table-cell>
          <table:table-cell office:value-type="float" office:value="0.997902989387512" calcext:value-type="float">
            <text:p>0.997902989387512</text:p>
          </table:table-cell>
        </table:table-row>
        <table:table-row table:style-name="ro1">
          <table:table-cell office:value-type="float" office:value="10.52" calcext:value-type="float">
            <text:p>10.52</text:p>
          </table:table-cell>
          <table:table-cell office:value-type="float" office:value="2.95926880836487" calcext:value-type="float">
            <text:p>2.95926880836487</text:p>
          </table:table-cell>
          <table:table-cell office:value-type="float" office:value="-3.06340312957764" calcext:value-type="float">
            <text:p>-3.06340312957764</text:p>
          </table:table-cell>
          <table:table-cell office:value-type="float" office:value="0.998764574527741" calcext:value-type="float">
            <text:p>0.998764574527741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2.95909142494202" calcext:value-type="float">
            <text:p>2.95909142494202</text:p>
          </table:table-cell>
          <table:table-cell office:value-type="float" office:value="-3.05861759185791" calcext:value-type="float">
            <text:p>-3.05861759185791</text:p>
          </table:table-cell>
          <table:table-cell office:value-type="float" office:value="0.999126732349396" calcext:value-type="float">
            <text:p>0.999126732349396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2.95893859863281" calcext:value-type="float">
            <text:p>2.95893859863281</text:p>
          </table:table-cell>
          <table:table-cell office:value-type="float" office:value="-3.05562305450439" calcext:value-type="float">
            <text:p>-3.05562305450439</text:p>
          </table:table-cell>
          <table:table-cell office:value-type="float" office:value="0.999747216701508" calcext:value-type="float">
            <text:p>0.999747216701508</text:p>
          </table:table-cell>
        </table:table-row>
        <table:table-row table:style-name="ro1">
          <table:table-cell office:value-type="float" office:value="10.64" calcext:value-type="float">
            <text:p>10.64</text:p>
          </table:table-cell>
          <table:table-cell office:value-type="float" office:value="2.9584949016571" calcext:value-type="float">
            <text:p>2.9584949016571</text:p>
          </table:table-cell>
          <table:table-cell office:value-type="float" office:value="-3.05023884773254" calcext:value-type="float">
            <text:p>-3.05023884773254</text:p>
          </table:table-cell>
          <table:table-cell office:value-type="float" office:value="0.999574720859528" calcext:value-type="float">
            <text:p>0.999574720859528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2.95815706253052" calcext:value-type="float">
            <text:p>2.95815706253052</text:p>
          </table:table-cell>
          <table:table-cell office:value-type="float" office:value="-3.04570245742798" calcext:value-type="float">
            <text:p>-3.04570245742798</text:p>
          </table:table-cell>
          <table:table-cell office:value-type="float" office:value="0.999300420284271" calcext:value-type="float">
            <text:p>0.999300420284271</text:p>
          </table:table-cell>
        </table:table-row>
        <table:table-row table:style-name="ro1">
          <table:table-cell office:value-type="float" office:value="10.72" calcext:value-type="float">
            <text:p>10.72</text:p>
          </table:table-cell>
          <table:table-cell office:value-type="float" office:value="2.95796298980713" calcext:value-type="float">
            <text:p>2.95796298980713</text:p>
          </table:table-cell>
          <table:table-cell office:value-type="float" office:value="-3.04010343551636" calcext:value-type="float">
            <text:p>-3.04010343551636</text:p>
          </table:table-cell>
          <table:table-cell office:value-type="float" office:value="0.999010920524597" calcext:value-type="float">
            <text:p>0.999010920524597</text:p>
          </table:table-cell>
        </table:table-row>
        <table:table-row table:style-name="ro1">
          <table:table-cell office:value-type="float" office:value="10.76" calcext:value-type="float">
            <text:p>10.76</text:p>
          </table:table-cell>
          <table:table-cell office:value-type="float" office:value="2.95738911628723" calcext:value-type="float">
            <text:p>2.95738911628723</text:p>
          </table:table-cell>
          <table:table-cell office:value-type="float" office:value="-3.03720736503601" calcext:value-type="float">
            <text:p>-3.03720736503601</text:p>
          </table:table-cell>
          <table:table-cell office:value-type="float" office:value="0.998296558856964" calcext:value-type="float">
            <text:p>0.998296558856964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2.95720338821411" calcext:value-type="float">
            <text:p>2.95720338821411</text:p>
          </table:table-cell>
          <table:table-cell office:value-type="float" office:value="-3.03182506561279" calcext:value-type="float">
            <text:p>-3.03182506561279</text:p>
          </table:table-cell>
          <table:table-cell office:value-type="float" office:value="0.997554183006287" calcext:value-type="float">
            <text:p>0.997554183006287</text:p>
          </table:table-cell>
        </table:table-row>
        <table:table-row table:style-name="ro1">
          <table:table-cell office:value-type="float" office:value="10.84" calcext:value-type="float">
            <text:p>10.84</text:p>
          </table:table-cell>
          <table:table-cell office:value-type="float" office:value="2.9571373462677" calcext:value-type="float">
            <text:p>2.9571373462677</text:p>
          </table:table-cell>
          <table:table-cell office:value-type="float" office:value="-3.02753496170044" calcext:value-type="float">
            <text:p>-3.02753496170044</text:p>
          </table:table-cell>
          <table:table-cell office:value-type="float" office:value="0.996812105178833" calcext:value-type="float">
            <text:p>0.996812105178833</text:p>
          </table:table-cell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2.95748019218445" calcext:value-type="float">
            <text:p>2.95748019218445</text:p>
          </table:table-cell>
          <table:table-cell office:value-type="float" office:value="-3.02294158935547" calcext:value-type="float">
            <text:p>-3.02294158935547</text:p>
          </table:table-cell>
          <table:table-cell office:value-type="float" office:value="0.995645821094513" calcext:value-type="float">
            <text:p>0.995645821094513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2.95804786682129" calcext:value-type="float">
            <text:p>2.95804786682129</text:p>
          </table:table-cell>
          <table:table-cell office:value-type="float" office:value="-3.01898455619812" calcext:value-type="float">
            <text:p>-3.01898455619812</text:p>
          </table:table-cell>
          <table:table-cell office:value-type="float" office:value="0.994891941547394" calcext:value-type="float">
            <text:p>0.994891941547394</text:p>
          </table:table-cell>
        </table:table-row>
        <table:table-row table:style-name="ro1">
          <table:table-cell office:value-type="float" office:value="10.96" calcext:value-type="float">
            <text:p>10.96</text:p>
          </table:table-cell>
          <table:table-cell office:value-type="float" office:value="2.95853042602539" calcext:value-type="float">
            <text:p>2.95853042602539</text:p>
          </table:table-cell>
          <table:table-cell office:value-type="float" office:value="-3.01625537872314" calcext:value-type="float">
            <text:p>-3.01625537872314</text:p>
          </table:table-cell>
          <table:table-cell office:value-type="float" office:value="0.9936243891716" calcext:value-type="float">
            <text:p>0.99362438917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96119093894959" calcext:value-type="float">
            <text:p>2.96119093894959</text:p>
          </table:table-cell>
          <table:table-cell office:value-type="float" office:value="-3.01126098632813" calcext:value-type="float">
            <text:p>-3.01126098632813</text:p>
          </table:table-cell>
          <table:table-cell office:value-type="float" office:value="0.991098761558533" calcext:value-type="float">
            <text:p>0.991098761558533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2.96410751342773" calcext:value-type="float">
            <text:p>2.96410751342773</text:p>
          </table:table-cell>
          <table:table-cell office:value-type="float" office:value="-3.00766229629517" calcext:value-type="float">
            <text:p>-3.00766229629517</text:p>
          </table:table-cell>
          <table:table-cell office:value-type="float" office:value="0.988850176334381" calcext:value-type="float">
            <text:p>0.988850176334381</text:p>
          </table:table-cell>
        </table:table-row>
        <table:table-row table:style-name="ro1">
          <table:table-cell office:value-type="float" office:value="11.08" calcext:value-type="float">
            <text:p>11.08</text:p>
          </table:table-cell>
          <table:table-cell office:value-type="float" office:value="2.97027111053467" calcext:value-type="float">
            <text:p>2.97027111053467</text:p>
          </table:table-cell>
          <table:table-cell office:value-type="float" office:value="-3.00345897674561" calcext:value-type="float">
            <text:p>-3.00345897674561</text:p>
          </table:table-cell>
          <table:table-cell office:value-type="float" office:value="0.986905038356781" calcext:value-type="float">
            <text:p>0.986905038356781</text:p>
          </table:table-cell>
        </table:table-row>
        <table:table-row table:style-name="ro1">
          <table:table-cell office:value-type="float" office:value="11.12" calcext:value-type="float">
            <text:p>11.12</text:p>
          </table:table-cell>
          <table:table-cell office:value-type="float" office:value="2.97657823562622" calcext:value-type="float">
            <text:p>2.97657823562622</text:p>
          </table:table-cell>
          <table:table-cell office:value-type="float" office:value="-2.99995589256287" calcext:value-type="float">
            <text:p>-2.99995589256287</text:p>
          </table:table-cell>
          <table:table-cell office:value-type="float" office:value="0.984748303890228" calcext:value-type="float">
            <text:p>0.984748303890228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2.98643183708191" calcext:value-type="float">
            <text:p>2.98643183708191</text:p>
          </table:table-cell>
          <table:table-cell office:value-type="float" office:value="-2.99622011184692" calcext:value-type="float">
            <text:p>-2.99622011184692</text:p>
          </table:table-cell>
          <table:table-cell office:value-type="float" office:value="0.982793152332306" calcext:value-type="float">
            <text:p>0.982793152332306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3.00275039672852" calcext:value-type="float">
            <text:p>3.00275039672852</text:p>
          </table:table-cell>
          <table:table-cell office:value-type="float" office:value="-2.99145746231079" calcext:value-type="float">
            <text:p>-2.99145746231079</text:p>
          </table:table-cell>
          <table:table-cell office:value-type="float" office:value="0.979434609413147" calcext:value-type="float">
            <text:p>0.979434609413147</text:p>
          </table:table-cell>
        </table:table-row>
        <table:table-row table:style-name="ro1">
          <table:table-cell office:value-type="float" office:value="11.24" calcext:value-type="float">
            <text:p>11.24</text:p>
          </table:table-cell>
          <table:table-cell office:value-type="float" office:value="3.01848864555359" calcext:value-type="float">
            <text:p>3.01848864555359</text:p>
          </table:table-cell>
          <table:table-cell office:value-type="float" office:value="-2.98772549629211" calcext:value-type="float">
            <text:p>-2.98772549629211</text:p>
          </table:table-cell>
          <table:table-cell office:value-type="float" office:value="0.977072536945343" calcext:value-type="float">
            <text:p>0.977072536945343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3.04022264480591" calcext:value-type="float">
            <text:p>3.04022264480591</text:p>
          </table:table-cell>
          <table:table-cell office:value-type="float" office:value="-2.98385405540466" calcext:value-type="float">
            <text:p>-2.98385405540466</text:p>
          </table:table-cell>
          <table:table-cell office:value-type="float" office:value="0.975077748298645" calcext:value-type="float">
            <text:p>0.975077748298645</text:p>
          </table:table-cell>
        </table:table-row>
        <table:table-row table:style-name="ro1">
          <table:table-cell office:value-type="float" office:value="11.32" calcext:value-type="float">
            <text:p>11.32</text:p>
          </table:table-cell>
          <table:table-cell office:value-type="float" office:value="3.06201457977295" calcext:value-type="float">
            <text:p>3.06201457977295</text:p>
          </table:table-cell>
          <table:table-cell office:value-type="float" office:value="-2.98056936264038" calcext:value-type="float">
            <text:p>-2.98056936264038</text:p>
          </table:table-cell>
          <table:table-cell office:value-type="float" office:value="0.972804188728333" calcext:value-type="float">
            <text:p>0.972804188728333</text:p>
          </table:table-cell>
        </table:table-row>
        <table:table-row table:style-name="ro1">
          <table:table-cell office:value-type="float" office:value="11.36" calcext:value-type="float">
            <text:p>11.36</text:p>
          </table:table-cell>
          <table:table-cell office:value-type="float" office:value="3.07918882369995" calcext:value-type="float">
            <text:p>3.07918882369995</text:p>
          </table:table-cell>
          <table:table-cell office:value-type="float" office:value="-2.97833561897278" calcext:value-type="float">
            <text:p>-2.97833561897278</text:p>
          </table:table-cell>
          <table:table-cell office:value-type="float" office:value="0.971381843090057" calcext:value-type="float">
            <text:p>0.971381843090057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3.11322164535522" calcext:value-type="float">
            <text:p>3.11322164535522</text:p>
          </table:table-cell>
          <table:table-cell office:value-type="float" office:value="-2.97494053840637" calcext:value-type="float">
            <text:p>-2.97494053840637</text:p>
          </table:table-cell>
          <table:table-cell office:value-type="float" office:value="0.970177292823792" calcext:value-type="float">
            <text:p>0.970177292823792</text:p>
          </table:table-cell>
        </table:table-row>
        <table:table-row table:style-name="ro1">
          <table:table-cell office:value-type="float" office:value="11.44" calcext:value-type="float">
            <text:p>11.44</text:p>
          </table:table-cell>
          <table:table-cell office:value-type="float" office:value="3.14224624633789" calcext:value-type="float">
            <text:p>3.14224624633789</text:p>
          </table:table-cell>
          <table:table-cell office:value-type="float" office:value="-2.9725353717804" calcext:value-type="float">
            <text:p>-2.9725353717804</text:p>
          </table:table-cell>
          <table:table-cell office:value-type="float" office:value="0.970181226730347" calcext:value-type="float">
            <text:p>0.970181226730347</text:p>
          </table:table-cell>
        </table:table-row>
        <table:table-row table:style-name="ro1">
          <table:table-cell office:value-type="float" office:value="11.48" calcext:value-type="float">
            <text:p>11.48</text:p>
          </table:table-cell>
          <table:table-cell office:value-type="float" office:value="3.17720317840576" calcext:value-type="float">
            <text:p>3.17720317840576</text:p>
          </table:table-cell>
          <table:table-cell office:value-type="float" office:value="-2.97009372711182" calcext:value-type="float">
            <text:p>-2.97009372711182</text:p>
          </table:table-cell>
          <table:table-cell office:value-type="float" office:value="0.969987452030182" calcext:value-type="float">
            <text:p>0.969987452030182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3.20942068099976" calcext:value-type="float">
            <text:p>3.20942068099976</text:p>
          </table:table-cell>
          <table:table-cell office:value-type="float" office:value="-2.96837425231934" calcext:value-type="float">
            <text:p>-2.96837425231934</text:p>
          </table:table-cell>
          <table:table-cell office:value-type="float" office:value="0.970089077949524" calcext:value-type="float">
            <text:p>0.970089077949524</text:p>
          </table:table-cell>
        </table:table-row>
        <table:table-row table:style-name="ro1">
          <table:table-cell office:value-type="float" office:value="11.56" calcext:value-type="float">
            <text:p>11.56</text:p>
          </table:table-cell>
          <table:table-cell office:value-type="float" office:value="3.24255681037903" calcext:value-type="float">
            <text:p>3.24255681037903</text:p>
          </table:table-cell>
          <table:table-cell office:value-type="float" office:value="-2.96689414978027" calcext:value-type="float">
            <text:p>-2.96689414978027</text:p>
          </table:table-cell>
          <table:table-cell office:value-type="float" office:value="0.971100866794586" calcext:value-type="float">
            <text:p>0.971100866794586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3.27745628356934" calcext:value-type="float">
            <text:p>3.27745628356934</text:p>
          </table:table-cell>
          <table:table-cell office:value-type="float" office:value="-2.96568632125855" calcext:value-type="float">
            <text:p>-2.96568632125855</text:p>
          </table:table-cell>
          <table:table-cell office:value-type="float" office:value="0.973558843135834" calcext:value-type="float">
            <text:p>0.973558843135834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3.31306529045105" calcext:value-type="float">
            <text:p>3.31306529045105</text:p>
          </table:table-cell>
          <table:table-cell office:value-type="float" office:value="-2.96475005149841" calcext:value-type="float">
            <text:p>-2.96475005149841</text:p>
          </table:table-cell>
          <table:table-cell office:value-type="float" office:value="0.976137042045593" calcext:value-type="float">
            <text:p>0.976137042045593</text:p>
          </table:table-cell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3.35421800613403" calcext:value-type="float">
            <text:p>3.35421800613403</text:p>
          </table:table-cell>
          <table:table-cell office:value-type="float" office:value="-2.96420526504517" calcext:value-type="float">
            <text:p>-2.96420526504517</text:p>
          </table:table-cell>
          <table:table-cell office:value-type="float" office:value="0.978294551372528" calcext:value-type="float">
            <text:p>0.978294551372528</text:p>
          </table:table-cell>
        </table:table-row>
        <table:table-row table:style-name="ro1">
          <table:table-cell office:value-type="float" office:value="11.72" calcext:value-type="float">
            <text:p>11.72</text:p>
          </table:table-cell>
          <table:table-cell office:value-type="float" office:value="3.39101696014404" calcext:value-type="float">
            <text:p>3.39101696014404</text:p>
          </table:table-cell>
          <table:table-cell office:value-type="float" office:value="-2.96425485610962" calcext:value-type="float">
            <text:p>-2.96425485610962</text:p>
          </table:table-cell>
          <table:table-cell office:value-type="float" office:value="0.981553077697754" calcext:value-type="float">
            <text:p>0.981553077697754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3.41746807098389" calcext:value-type="float">
            <text:p>3.41746807098389</text:p>
          </table:table-cell>
          <table:table-cell office:value-type="float" office:value="-2.9644045829773" calcext:value-type="float">
            <text:p>-2.9644045829773</text:p>
          </table:table-cell>
          <table:table-cell office:value-type="float" office:value="0.983666777610779" calcext:value-type="float">
            <text:p>0.983666777610779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3.45462799072266" calcext:value-type="float">
            <text:p>3.45462799072266</text:p>
          </table:table-cell>
          <table:table-cell office:value-type="float" office:value="-2.9649600982666" calcext:value-type="float">
            <text:p>-2.9649600982666</text:p>
          </table:table-cell>
          <table:table-cell office:value-type="float" office:value="0.986615300178528" calcext:value-type="float">
            <text:p>0.986615300178528</text:p>
          </table:table-cell>
        </table:table-row>
        <table:table-row table:style-name="ro1">
          <table:table-cell office:value-type="float" office:value="11.84" calcext:value-type="float">
            <text:p>11.84</text:p>
          </table:table-cell>
          <table:table-cell office:value-type="float" office:value="3.5020911693573" calcext:value-type="float">
            <text:p>3.5020911693573</text:p>
          </table:table-cell>
          <table:table-cell office:value-type="float" office:value="-2.96644449234009" calcext:value-type="float">
            <text:p>-2.96644449234009</text:p>
          </table:table-cell>
          <table:table-cell office:value-type="float" office:value="0.989018142223358" calcext:value-type="float">
            <text:p>0.989018142223358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3.53418064117432" calcext:value-type="float">
            <text:p>3.53418064117432</text:p>
          </table:table-cell>
          <table:table-cell office:value-type="float" office:value="-2.96758413314819" calcext:value-type="float">
            <text:p>-2.96758413314819</text:p>
          </table:table-cell>
          <table:table-cell office:value-type="float" office:value="0.991797208786011" calcext:value-type="float">
            <text:p>0.991797208786011</text:p>
          </table:table-cell>
        </table:table-row>
        <table:table-row table:style-name="ro1">
          <table:table-cell office:value-type="float" office:value="11.92" calcext:value-type="float">
            <text:p>11.92</text:p>
          </table:table-cell>
          <table:table-cell office:value-type="float" office:value="3.58115434646606" calcext:value-type="float">
            <text:p>3.58115434646606</text:p>
          </table:table-cell>
          <table:table-cell office:value-type="float" office:value="-2.96989417076111" calcext:value-type="float">
            <text:p>-2.96989417076111</text:p>
          </table:table-cell>
          <table:table-cell office:value-type="float" office:value="0.994286775588989" calcext:value-type="float">
            <text:p>0.994286775588989</text:p>
          </table:table-cell>
        </table:table-row>
        <table:table-row table:style-name="ro1">
          <table:table-cell office:value-type="float" office:value="11.96" calcext:value-type="float">
            <text:p>11.96</text:p>
          </table:table-cell>
          <table:table-cell office:value-type="float" office:value="3.61723899841309" calcext:value-type="float">
            <text:p>3.61723899841309</text:p>
          </table:table-cell>
          <table:table-cell office:value-type="float" office:value="-2.97181153297424" calcext:value-type="float">
            <text:p>-2.97181153297424</text:p>
          </table:table-cell>
          <table:table-cell office:value-type="float" office:value="0.99622505903244" calcext:value-type="float">
            <text:p>0.996225059032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65289378166199" calcext:value-type="float">
            <text:p>3.65289378166199</text:p>
          </table:table-cell>
          <table:table-cell office:value-type="float" office:value="-2.97410750389099" calcext:value-type="float">
            <text:p>-2.97410750389099</text:p>
          </table:table-cell>
          <table:table-cell office:value-type="float" office:value="0.99760514497757" calcext:value-type="float">
            <text:p>0.99760514497757</text:p>
          </table:table-cell>
        </table:table-row>
        <table:table-row table:style-name="ro1">
          <table:table-cell office:value-type="float" office:value="12.04" calcext:value-type="float">
            <text:p>12.04</text:p>
          </table:table-cell>
          <table:table-cell office:value-type="float" office:value="3.68788719177246" calcext:value-type="float">
            <text:p>3.68788719177246</text:p>
          </table:table-cell>
          <table:table-cell office:value-type="float" office:value="-2.97621726989746" calcext:value-type="float">
            <text:p>-2.97621726989746</text:p>
          </table:table-cell>
          <table:table-cell office:value-type="float" office:value="0.999464631080627" calcext:value-type="float">
            <text:p>0.999464631080627</text:p>
          </table:table-cell>
        </table:table-row>
        <table:table-row table:style-name="ro1">
          <table:table-cell office:value-type="float" office:value="12.08" calcext:value-type="float">
            <text:p>12.08</text:p>
          </table:table-cell>
          <table:table-cell office:value-type="float" office:value="3.71687412261963" calcext:value-type="float">
            <text:p>3.71687412261963</text:p>
          </table:table-cell>
          <table:table-cell office:value-type="float" office:value="-2.97804284095764" calcext:value-type="float">
            <text:p>-2.97804284095764</text:p>
          </table:table-cell>
          <table:table-cell office:value-type="float" office:value="1.00100827217102" calcext:value-type="float">
            <text:p>1.00100827217102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3.75891900062561" calcext:value-type="float">
            <text:p>3.75891900062561</text:p>
          </table:table-cell>
          <table:table-cell office:value-type="float" office:value="-2.98074769973755" calcext:value-type="float">
            <text:p>-2.98074769973755</text:p>
          </table:table-cell>
          <table:table-cell office:value-type="float" office:value="1.00098359584808" calcext:value-type="float">
            <text:p>1.00098359584808</text:p>
          </table:table-cell>
        </table:table-row>
        <table:table-row table:style-name="ro1">
          <table:table-cell office:value-type="float" office:value="12.16" calcext:value-type="float">
            <text:p>12.16</text:p>
          </table:table-cell>
          <table:table-cell office:value-type="float" office:value="3.79049205780029" calcext:value-type="float">
            <text:p>3.79049205780029</text:p>
          </table:table-cell>
          <table:table-cell office:value-type="float" office:value="-2.98285031318665" calcext:value-type="float">
            <text:p>-2.98285031318665</text:p>
          </table:table-cell>
          <table:table-cell office:value-type="float" office:value="1.0013325214386" calcext:value-type="float">
            <text:p>1.0013325214386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3.82081913948059" calcext:value-type="float">
            <text:p>3.82081913948059</text:p>
          </table:table-cell>
          <table:table-cell office:value-type="float" office:value="-2.98444676399231" calcext:value-type="float">
            <text:p>-2.98444676399231</text:p>
          </table:table-cell>
          <table:table-cell office:value-type="float" office:value="1.0019143819809" calcext:value-type="float">
            <text:p>1.0019143819809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3.84965300559998" calcext:value-type="float">
            <text:p>3.84965300559998</text:p>
          </table:table-cell>
          <table:table-cell office:value-type="float" office:value="-2.98622250556946" calcext:value-type="float">
            <text:p>-2.98622250556946</text:p>
          </table:table-cell>
          <table:table-cell office:value-type="float" office:value="1.00110399723053" calcext:value-type="float">
            <text:p>1.00110399723053</text:p>
          </table:table-cell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3.87374806404114" calcext:value-type="float">
            <text:p>3.87374806404114</text:p>
          </table:table-cell>
          <table:table-cell office:value-type="float" office:value="-2.98705387115479" calcext:value-type="float">
            <text:p>-2.98705387115479</text:p>
          </table:table-cell>
          <table:table-cell office:value-type="float" office:value="1.00208306312561" calcext:value-type="float">
            <text:p>1.00208306312561</text:p>
          </table:table-cell>
        </table:table-row>
        <table:table-row table:style-name="ro1">
          <table:table-cell office:value-type="float" office:value="12.32" calcext:value-type="float">
            <text:p>12.32</text:p>
          </table:table-cell>
          <table:table-cell office:value-type="float" office:value="3.90749001502991" calcext:value-type="float">
            <text:p>3.90749001502991</text:p>
          </table:table-cell>
          <table:table-cell office:value-type="float" office:value="-2.98901963233948" calcext:value-type="float">
            <text:p>-2.98901963233948</text:p>
          </table:table-cell>
          <table:table-cell office:value-type="float" office:value="1.00050914287567" calcext:value-type="float">
            <text:p>1.00050914287567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3.9254412651062" calcext:value-type="float">
            <text:p>3.9254412651062</text:p>
          </table:table-cell>
          <table:table-cell office:value-type="float" office:value="-2.98987174034119" calcext:value-type="float">
            <text:p>-2.98987174034119</text:p>
          </table:table-cell>
          <table:table-cell office:value-type="float" office:value="0.999892055988312" calcext:value-type="float">
            <text:p>0.999892055988312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3.95595121383667" calcext:value-type="float">
            <text:p>3.95595121383667</text:p>
          </table:table-cell>
          <table:table-cell office:value-type="float" office:value="-2.99068093299866" calcext:value-type="float">
            <text:p>-2.99068093299866</text:p>
          </table:table-cell>
          <table:table-cell office:value-type="float" office:value="0.999606609344482" calcext:value-type="float">
            <text:p>0.999606609344482</text:p>
          </table:table-cell>
        </table:table-row>
        <table:table-row table:style-name="ro1">
          <table:table-cell office:value-type="float" office:value="12.44" calcext:value-type="float">
            <text:p>12.44</text:p>
          </table:table-cell>
          <table:table-cell office:value-type="float" office:value="3.97195887565613" calcext:value-type="float">
            <text:p>3.97195887565613</text:p>
          </table:table-cell>
          <table:table-cell office:value-type="float" office:value="-2.99115562438965" calcext:value-type="float">
            <text:p>-2.99115562438965</text:p>
          </table:table-cell>
          <table:table-cell office:value-type="float" office:value="0.99838262796402" calcext:value-type="float">
            <text:p>0.99838262796402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3.99601531028748" calcext:value-type="float">
            <text:p>3.99601531028748</text:p>
          </table:table-cell>
          <table:table-cell office:value-type="float" office:value="-2.99187278747559" calcext:value-type="float">
            <text:p>-2.99187278747559</text:p>
          </table:table-cell>
          <table:table-cell office:value-type="float" office:value="0.996776044368744" calcext:value-type="float">
            <text:p>0.996776044368744</text:p>
          </table:table-cell>
        </table:table-row>
        <table:table-row table:style-name="ro1">
          <table:table-cell office:value-type="float" office:value="12.52" calcext:value-type="float">
            <text:p>12.52</text:p>
          </table:table-cell>
          <table:table-cell office:value-type="float" office:value="4.01567316055298" calcext:value-type="float">
            <text:p>4.01567316055298</text:p>
          </table:table-cell>
          <table:table-cell office:value-type="float" office:value="-2.99228549003601" calcext:value-type="float">
            <text:p>-2.99228549003601</text:p>
          </table:table-cell>
          <table:table-cell office:value-type="float" office:value="0.99446564912796" calcext:value-type="float">
            <text:p>0.99446564912796</text:p>
          </table:table-cell>
        </table:table-row>
        <table:table-row table:style-name="ro1">
          <table:table-cell office:value-type="float" office:value="12.56" calcext:value-type="float">
            <text:p>12.56</text:p>
          </table:table-cell>
          <table:table-cell office:value-type="float" office:value="4.03953647613525" calcext:value-type="float">
            <text:p>4.03953647613525</text:p>
          </table:table-cell>
          <table:table-cell office:value-type="float" office:value="-2.99233055114746" calcext:value-type="float">
            <text:p>-2.99233055114746</text:p>
          </table:table-cell>
          <table:table-cell office:value-type="float" office:value="0.992666125297546" calcext:value-type="float">
            <text:p>0.992666125297546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4.05679178237915" calcext:value-type="float">
            <text:p>4.05679178237915</text:p>
          </table:table-cell>
          <table:table-cell office:value-type="float" office:value="-2.99240040779114" calcext:value-type="float">
            <text:p>-2.99240040779114</text:p>
          </table:table-cell>
          <table:table-cell office:value-type="float" office:value="0.991181373596191" calcext:value-type="float">
            <text:p>0.991181373596191</text:p>
          </table:table-cell>
        </table:table-row>
        <table:table-row table:style-name="ro1">
          <table:table-cell office:value-type="float" office:value="12.64" calcext:value-type="float">
            <text:p>12.64</text:p>
          </table:table-cell>
          <table:table-cell office:value-type="float" office:value="4.07285499572754" calcext:value-type="float">
            <text:p>4.07285499572754</text:p>
          </table:table-cell>
          <table:table-cell office:value-type="float" office:value="-2.9923837184906" calcext:value-type="float">
            <text:p>-2.9923837184906</text:p>
          </table:table-cell>
          <table:table-cell office:value-type="float" office:value="0.989797234535217" calcext:value-type="float">
            <text:p>0.989797234535217</text:p>
          </table:table-cell>
        </table:table-row>
        <table:table-row table:style-name="ro1">
          <table:table-cell office:value-type="float" office:value="12.68" calcext:value-type="float">
            <text:p>12.68</text:p>
          </table:table-cell>
          <table:table-cell office:value-type="float" office:value="4.08619976043701" calcext:value-type="float">
            <text:p>4.08619976043701</text:p>
          </table:table-cell>
          <table:table-cell office:value-type="float" office:value="-2.99232292175293" calcext:value-type="float">
            <text:p>-2.99232292175293</text:p>
          </table:table-cell>
          <table:table-cell office:value-type="float" office:value="0.988989531993866" calcext:value-type="float">
            <text:p>0.988989531993866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4.10498952865601" calcext:value-type="float">
            <text:p>4.10498952865601</text:p>
          </table:table-cell>
          <table:table-cell office:value-type="float" office:value="-2.99218678474426" calcext:value-type="float">
            <text:p>-2.99218678474426</text:p>
          </table:table-cell>
          <table:table-cell office:value-type="float" office:value="0.989230871200562" calcext:value-type="float">
            <text:p>0.989230871200562</text:p>
          </table:table-cell>
        </table:table-row>
        <table:table-row table:style-name="ro1">
          <table:table-cell office:value-type="float" office:value="12.76" calcext:value-type="float">
            <text:p>12.76</text:p>
          </table:table-cell>
          <table:table-cell office:value-type="float" office:value="4.11820602416992" calcext:value-type="float">
            <text:p>4.11820602416992</text:p>
          </table:table-cell>
          <table:table-cell office:value-type="float" office:value="-2.99258732795715" calcext:value-type="float">
            <text:p>-2.99258732795715</text:p>
          </table:table-cell>
          <table:table-cell office:value-type="float" office:value="0.988392174243927" calcext:value-type="float">
            <text:p>0.988392174243927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4.13091945648193" calcext:value-type="float">
            <text:p>4.13091945648193</text:p>
          </table:table-cell>
          <table:table-cell office:value-type="float" office:value="-2.99269318580627" calcext:value-type="float">
            <text:p>-2.99269318580627</text:p>
          </table:table-cell>
          <table:table-cell office:value-type="float" office:value="0.989352881908417" calcext:value-type="float">
            <text:p>0.989352881908417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4.13942718505859" calcext:value-type="float">
            <text:p>4.13942718505859</text:p>
          </table:table-cell>
          <table:table-cell office:value-type="float" office:value="-2.99297428131104" calcext:value-type="float">
            <text:p>-2.99297428131104</text:p>
          </table:table-cell>
          <table:table-cell office:value-type="float" office:value="0.9898681640625" calcext:value-type="float">
            <text:p>0.9898681640625</text:p>
          </table:table-cell>
        </table:table-row>
        <table:table-row table:style-name="ro1">
          <table:table-cell office:value-type="float" office:value="12.88" calcext:value-type="float">
            <text:p>12.88</text:p>
          </table:table-cell>
          <table:table-cell office:value-type="float" office:value="4.15564632415772" calcext:value-type="float">
            <text:p>4.15564632415772</text:p>
          </table:table-cell>
          <table:table-cell office:value-type="float" office:value="-2.99352955818176" calcext:value-type="float">
            <text:p>-2.99352955818176</text:p>
          </table:table-cell>
          <table:table-cell office:value-type="float" office:value="0.991219162940979" calcext:value-type="float">
            <text:p>0.991219162940979</text:p>
          </table:table-cell>
        </table:table-row>
        <table:table-row table:style-name="ro1">
          <table:table-cell office:value-type="float" office:value="12.92" calcext:value-type="float">
            <text:p>12.92</text:p>
          </table:table-cell>
          <table:table-cell office:value-type="float" office:value="4.16605758666992" calcext:value-type="float">
            <text:p>4.16605758666992</text:p>
          </table:table-cell>
          <table:table-cell office:value-type="float" office:value="-2.99418640136719" calcext:value-type="float">
            <text:p>-2.99418640136719</text:p>
          </table:table-cell>
          <table:table-cell office:value-type="float" office:value="0.991973042488098" calcext:value-type="float">
            <text:p>0.991973042488098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4.17593812942505" calcext:value-type="float">
            <text:p>4.17593812942505</text:p>
          </table:table-cell>
          <table:table-cell office:value-type="float" office:value="-2.99464511871338" calcext:value-type="float">
            <text:p>-2.99464511871338</text:p>
          </table:table-cell>
          <table:table-cell office:value-type="float" office:value="0.994368553161621" calcext:value-type="float">
            <text:p>0.9943685531616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18441438674927" calcext:value-type="float">
            <text:p>4.18441438674927</text:p>
          </table:table-cell>
          <table:table-cell office:value-type="float" office:value="-2.99522829055786" calcext:value-type="float">
            <text:p>-2.99522829055786</text:p>
          </table:table-cell>
          <table:table-cell office:value-type="float" office:value="0.994753956794739" calcext:value-type="float">
            <text:p>0.994753956794739</text:p>
          </table:table-cell>
        </table:table-row>
        <table:table-row table:style-name="ro1">
          <table:table-cell office:value-type="float" office:value="13.04" calcext:value-type="float">
            <text:p>13.04</text:p>
          </table:table-cell>
          <table:table-cell office:value-type="float" office:value="4.19150304794312" calcext:value-type="float">
            <text:p>4.19150304794312</text:p>
          </table:table-cell>
          <table:table-cell office:value-type="float" office:value="-2.99567341804504" calcext:value-type="float">
            <text:p>-2.99567341804504</text:p>
          </table:table-cell>
          <table:table-cell office:value-type="float" office:value="0.996076881885529" calcext:value-type="float">
            <text:p>0.996076881885529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4.19901943206787" calcext:value-type="float">
            <text:p>4.19901943206787</text:p>
          </table:table-cell>
          <table:table-cell office:value-type="float" office:value="-2.9961838722229" calcext:value-type="float">
            <text:p>-2.9961838722229</text:p>
          </table:table-cell>
          <table:table-cell office:value-type="float" office:value="0.996210932731628" calcext:value-type="float">
            <text:p>0.996210932731628</text:p>
          </table:table-cell>
        </table:table-row>
        <table:table-row table:style-name="ro1">
          <table:table-cell office:value-type="float" office:value="13.12" calcext:value-type="float">
            <text:p>13.12</text:p>
          </table:table-cell>
          <table:table-cell office:value-type="float" office:value="4.20779705047607" calcext:value-type="float">
            <text:p>4.20779705047607</text:p>
          </table:table-cell>
          <table:table-cell office:value-type="float" office:value="-2.99661254882813" calcext:value-type="float">
            <text:p>-2.99661254882813</text:p>
          </table:table-cell>
          <table:table-cell office:value-type="float" office:value="0.997132897377014" calcext:value-type="float">
            <text:p>0.997132897377014</text:p>
          </table:table-cell>
        </table:table-row>
        <table:table-row table:style-name="ro1">
          <table:table-cell office:value-type="float" office:value="13.16" calcext:value-type="float">
            <text:p>13.16</text:p>
          </table:table-cell>
          <table:table-cell office:value-type="float" office:value="4.21179437637329" calcext:value-type="float">
            <text:p>4.21179437637329</text:p>
          </table:table-cell>
          <table:table-cell office:value-type="float" office:value="-2.99683117866516" calcext:value-type="float">
            <text:p>-2.99683117866516</text:p>
          </table:table-cell>
          <table:table-cell office:value-type="float" office:value="0.996786653995514" calcext:value-type="float">
            <text:p>0.996786653995514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4.21686935424805" calcext:value-type="float">
            <text:p>4.21686935424805</text:p>
          </table:table-cell>
          <table:table-cell office:value-type="float" office:value="-2.99710369110107" calcext:value-type="float">
            <text:p>-2.99710369110107</text:p>
          </table:table-cell>
          <table:table-cell office:value-type="float" office:value="0.995996296405792" calcext:value-type="float">
            <text:p>0.995996296405792</text:p>
          </table:table-cell>
        </table:table-row>
        <table:table-row table:style-name="ro1">
          <table:table-cell office:value-type="float" office:value="13.24" calcext:value-type="float">
            <text:p>13.24</text:p>
          </table:table-cell>
          <table:table-cell office:value-type="float" office:value="4.22190141677856" calcext:value-type="float">
            <text:p>4.22190141677856</text:p>
          </table:table-cell>
          <table:table-cell office:value-type="float" office:value="-2.99746465682983" calcext:value-type="float">
            <text:p>-2.99746465682983</text:p>
          </table:table-cell>
          <table:table-cell office:value-type="float" office:value="0.994998693466187" calcext:value-type="float">
            <text:p>0.994998693466187</text:p>
          </table:table-cell>
        </table:table-row>
        <table:table-row table:style-name="ro1">
          <table:table-cell office:value-type="float" office:value="13.28" calcext:value-type="float">
            <text:p>13.28</text:p>
          </table:table-cell>
          <table:table-cell office:value-type="float" office:value="4.22627735137939" calcext:value-type="float">
            <text:p>4.22627735137939</text:p>
          </table:table-cell>
          <table:table-cell office:value-type="float" office:value="-2.99803042411804" calcext:value-type="float">
            <text:p>-2.99803042411804</text:p>
          </table:table-cell>
          <table:table-cell office:value-type="float" office:value="0.993116080760956" calcext:value-type="float">
            <text:p>0.993116080760956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4.22902584075928" calcext:value-type="float">
            <text:p>4.22902584075928</text:p>
          </table:table-cell>
          <table:table-cell office:value-type="float" office:value="-2.99844312667847" calcext:value-type="float">
            <text:p>-2.99844312667847</text:p>
          </table:table-cell>
          <table:table-cell office:value-type="float" office:value="0.99155592918396" calcext:value-type="float">
            <text:p>0.99155592918396</text:p>
          </table:table-cell>
        </table:table-row>
        <table:table-row table:style-name="ro1">
          <table:table-cell office:value-type="float" office:value="13.36" calcext:value-type="float">
            <text:p>13.36</text:p>
          </table:table-cell>
          <table:table-cell office:value-type="float" office:value="4.2304425239563" calcext:value-type="float">
            <text:p>4.2304425239563</text:p>
          </table:table-cell>
          <table:table-cell office:value-type="float" office:value="-2.99878072738647" calcext:value-type="float">
            <text:p>-2.99878072738647</text:p>
          </table:table-cell>
          <table:table-cell office:value-type="float" office:value="0.99062180519104" calcext:value-type="float">
            <text:p>0.99062180519104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4.23232078552246" calcext:value-type="float">
            <text:p>4.23232078552246</text:p>
          </table:table-cell>
          <table:table-cell office:value-type="float" office:value="-2.99943590164185" calcext:value-type="float">
            <text:p>-2.99943590164185</text:p>
          </table:table-cell>
          <table:table-cell office:value-type="float" office:value="0.988413810729981" calcext:value-type="float">
            <text:p>0.988413810729981</text:p>
          </table:table-cell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4.23321723937988" calcext:value-type="float">
            <text:p>4.23321723937988</text:p>
          </table:table-cell>
          <table:table-cell office:value-type="float" office:value="-2.99997401237488" calcext:value-type="float">
            <text:p>-2.99997401237488</text:p>
          </table:table-cell>
          <table:table-cell office:value-type="float" office:value="0.986899256706238" calcext:value-type="float">
            <text:p>0.986899256706238</text:p>
          </table:table-cell>
        </table:table-row>
        <table:table-row table:style-name="ro1">
          <table:table-cell office:value-type="float" office:value="13.48" calcext:value-type="float">
            <text:p>13.48</text:p>
          </table:table-cell>
          <table:table-cell office:value-type="float" office:value="4.23389863967896" calcext:value-type="float">
            <text:p>4.23389863967896</text:p>
          </table:table-cell>
          <table:table-cell office:value-type="float" office:value="-3.0008533000946" calcext:value-type="float">
            <text:p>-3.0008533000946</text:p>
          </table:table-cell>
          <table:table-cell office:value-type="float" office:value="0.984983146190643" calcext:value-type="float">
            <text:p>0.984983146190643</text:p>
          </table:table-cell>
        </table:table-row>
        <table:table-row table:style-name="ro1">
          <table:table-cell office:value-type="float" office:value="13.52" calcext:value-type="float">
            <text:p>13.52</text:p>
          </table:table-cell>
          <table:table-cell office:value-type="float" office:value="4.23398447036743" calcext:value-type="float">
            <text:p>4.23398447036743</text:p>
          </table:table-cell>
          <table:table-cell office:value-type="float" office:value="-3.00150275230408" calcext:value-type="float">
            <text:p>-3.00150275230408</text:p>
          </table:table-cell>
          <table:table-cell office:value-type="float" office:value="0.983482599258423" calcext:value-type="float">
            <text:p>0.983482599258423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4.23358011245728" calcext:value-type="float">
            <text:p>4.23358011245728</text:p>
          </table:table-cell>
          <table:table-cell office:value-type="float" office:value="-3.00229096412659" calcext:value-type="float">
            <text:p>-3.00229096412659</text:p>
          </table:table-cell>
          <table:table-cell office:value-type="float" office:value="0.981685280799866" calcext:value-type="float">
            <text:p>0.981685280799866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4.23248815536499" calcext:value-type="float">
            <text:p>4.23248815536499</text:p>
          </table:table-cell>
          <table:table-cell office:value-type="float" office:value="-3.00317883491516" calcext:value-type="float">
            <text:p>-3.00317883491516</text:p>
          </table:table-cell>
          <table:table-cell office:value-type="float" office:value="0.97987699508667" calcext:value-type="float">
            <text:p>0.97987699508667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4.23163414001465" calcext:value-type="float">
            <text:p>4.23163414001465</text:p>
          </table:table-cell>
          <table:table-cell office:value-type="float" office:value="-3.00370359420776" calcext:value-type="float">
            <text:p>-3.00370359420776</text:p>
          </table:table-cell>
          <table:table-cell office:value-type="float" office:value="0.979150235652924" calcext:value-type="float">
            <text:p>0.979150235652924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4.22952747344971" calcext:value-type="float">
            <text:p>4.22952747344971</text:p>
          </table:table-cell>
          <table:table-cell office:value-type="float" office:value="-3.00522351264954" calcext:value-type="float">
            <text:p>-3.00522351264954</text:p>
          </table:table-cell>
          <table:table-cell office:value-type="float" office:value="0.976814210414887" calcext:value-type="float">
            <text:p>0.976814210414887</text:p>
          </table:table-cell>
        </table:table-row>
        <table:table-row table:style-name="ro1">
          <table:table-cell office:value-type="float" office:value="13.72" calcext:value-type="float">
            <text:p>13.72</text:p>
          </table:table-cell>
          <table:table-cell office:value-type="float" office:value="4.22705411911011" calcext:value-type="float">
            <text:p>4.22705411911011</text:p>
          </table:table-cell>
          <table:table-cell office:value-type="float" office:value="-3.00667095184326" calcext:value-type="float">
            <text:p>-3.00667095184326</text:p>
          </table:table-cell>
          <table:table-cell office:value-type="float" office:value="0.975854516029358" calcext:value-type="float">
            <text:p>0.975854516029358</text:p>
          </table:table-cell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4.22438192367554" calcext:value-type="float">
            <text:p>4.22438192367554</text:p>
          </table:table-cell>
          <table:table-cell office:value-type="float" office:value="-3.00767016410828" calcext:value-type="float">
            <text:p>-3.00767016410828</text:p>
          </table:table-cell>
          <table:table-cell office:value-type="float" office:value="0.976329684257507" calcext:value-type="float">
            <text:p>0.976329684257507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4.22189283370972" calcext:value-type="float">
            <text:p>4.22189283370972</text:p>
          </table:table-cell>
          <table:table-cell office:value-type="float" office:value="-3.00865745544434" calcext:value-type="float">
            <text:p>-3.00865745544434</text:p>
          </table:table-cell>
          <table:table-cell office:value-type="float" office:value="0.9759880900383" calcext:value-type="float">
            <text:p>0.9759880900383</text:p>
          </table:table-cell>
        </table:table-row>
        <table:table-row table:style-name="ro1">
          <table:table-cell office:value-type="float" office:value="13.84" calcext:value-type="float">
            <text:p>13.84</text:p>
          </table:table-cell>
          <table:table-cell office:value-type="float" office:value="4.21676158905029" calcext:value-type="float">
            <text:p>4.21676158905029</text:p>
          </table:table-cell>
          <table:table-cell office:value-type="float" office:value="-3.01067018508911" calcext:value-type="float">
            <text:p>-3.01067018508911</text:p>
          </table:table-cell>
          <table:table-cell office:value-type="float" office:value="0.974325597286224" calcext:value-type="float">
            <text:p>0.974325597286224</text:p>
          </table:table-cell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4.21318674087524" calcext:value-type="float">
            <text:p>4.21318674087524</text:p>
          </table:table-cell>
          <table:table-cell office:value-type="float" office:value="-3.01149916648865" calcext:value-type="float">
            <text:p>-3.01149916648865</text:p>
          </table:table-cell>
          <table:table-cell office:value-type="float" office:value="0.974823415279388" calcext:value-type="float">
            <text:p>0.974823415279388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4.20666790008545" calcext:value-type="float">
            <text:p>4.20666790008545</text:p>
          </table:table-cell>
          <table:table-cell office:value-type="float" office:value="-3.01329755783081" calcext:value-type="float">
            <text:p>-3.01329755783081</text:p>
          </table:table-cell>
          <table:table-cell office:value-type="float" office:value="0.973326206207275" calcext:value-type="float">
            <text:p>0.973326206207275</text:p>
          </table:table-cell>
        </table:table-row>
        <table:table-row table:style-name="ro1">
          <table:table-cell office:value-type="float" office:value="13.96" calcext:value-type="float">
            <text:p>13.96</text:p>
          </table:table-cell>
          <table:table-cell office:value-type="float" office:value="4.20097589492798" calcext:value-type="float">
            <text:p>4.20097589492798</text:p>
          </table:table-cell>
          <table:table-cell office:value-type="float" office:value="-3.01435565948486" calcext:value-type="float">
            <text:p>-3.01435565948486</text:p>
          </table:table-cell>
          <table:table-cell office:value-type="float" office:value="0.97216922044754" calcext:value-type="float">
            <text:p>0.972169220447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19520330429077" calcext:value-type="float">
            <text:p>4.19520330429077</text:p>
          </table:table-cell>
          <table:table-cell office:value-type="float" office:value="-3.01529622077942" calcext:value-type="float">
            <text:p>-3.01529622077942</text:p>
          </table:table-cell>
          <table:table-cell office:value-type="float" office:value="0.971044600009918" calcext:value-type="float">
            <text:p>0.971044600009918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4.18901538848877" calcext:value-type="float">
            <text:p>4.18901538848877</text:p>
          </table:table-cell>
          <table:table-cell office:value-type="float" office:value="-3.01605653762817" calcext:value-type="float">
            <text:p>-3.01605653762817</text:p>
          </table:table-cell>
          <table:table-cell office:value-type="float" office:value="0.970219433307648" calcext:value-type="float">
            <text:p>0.970219433307648</text:p>
          </table:table-cell>
        </table:table-row>
        <table:table-row table:style-name="ro1">
          <table:table-cell office:value-type="float" office:value="14.08" calcext:value-type="float">
            <text:p>14.08</text:p>
          </table:table-cell>
          <table:table-cell office:value-type="float" office:value="4.18396234512329" calcext:value-type="float">
            <text:p>4.18396234512329</text:p>
          </table:table-cell>
          <table:table-cell office:value-type="float" office:value="-3.01663017272949" calcext:value-type="float">
            <text:p>-3.01663017272949</text:p>
          </table:table-cell>
          <table:table-cell office:value-type="float" office:value="0.970420181751251" calcext:value-type="float">
            <text:p>0.970420181751251</text:p>
          </table:table-cell>
        </table:table-row>
        <table:table-row table:style-name="ro1">
          <table:table-cell office:value-type="float" office:value="14.12" calcext:value-type="float">
            <text:p>14.12</text:p>
          </table:table-cell>
          <table:table-cell office:value-type="float" office:value="4.17509126663208" calcext:value-type="float">
            <text:p>4.17509126663208</text:p>
          </table:table-cell>
          <table:table-cell office:value-type="float" office:value="-3.01798129081726" calcext:value-type="float">
            <text:p>-3.01798129081726</text:p>
          </table:table-cell>
          <table:table-cell office:value-type="float" office:value="0.968405961990356" calcext:value-type="float">
            <text:p>0.968405961990356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4.17026805877686" calcext:value-type="float">
            <text:p>4.17026805877686</text:p>
          </table:table-cell>
          <table:table-cell office:value-type="float" office:value="-3.0182580947876" calcext:value-type="float">
            <text:p>-3.0182580947876</text:p>
          </table:table-cell>
          <table:table-cell office:value-type="float" office:value="0.968606114387512" calcext:value-type="float">
            <text:p>0.968606114387512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4.16275405883789" calcext:value-type="float">
            <text:p>4.16275405883789</text:p>
          </table:table-cell>
          <table:table-cell office:value-type="float" office:value="-3.0192186832428" calcext:value-type="float">
            <text:p>-3.0192186832428</text:p>
          </table:table-cell>
          <table:table-cell office:value-type="float" office:value="0.965613067150116" calcext:value-type="float">
            <text:p>0.965613067150116</text:p>
          </table:table-cell>
        </table:table-row>
        <table:table-row table:style-name="ro1">
          <table:table-cell office:value-type="float" office:value="14.24" calcext:value-type="float">
            <text:p>14.24</text:p>
          </table:table-cell>
          <table:table-cell office:value-type="float" office:value="4.15348434448242" calcext:value-type="float">
            <text:p>4.15348434448242</text:p>
          </table:table-cell>
          <table:table-cell office:value-type="float" office:value="-3.0202853679657" calcext:value-type="float">
            <text:p>-3.0202853679657</text:p>
          </table:table-cell>
          <table:table-cell office:value-type="float" office:value="0.965441882610321" calcext:value-type="float">
            <text:p>0.965441882610321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4.14615488052368" calcext:value-type="float">
            <text:p>4.14615488052368</text:p>
          </table:table-cell>
          <table:table-cell office:value-type="float" office:value="-3.02097773551941" calcext:value-type="float">
            <text:p>-3.02097773551941</text:p>
          </table:table-cell>
          <table:table-cell office:value-type="float" office:value="0.965065956115723" calcext:value-type="float">
            <text:p>0.965065956115723</text:p>
          </table:table-cell>
        </table:table-row>
        <table:table-row table:style-name="ro1">
          <table:table-cell office:value-type="float" office:value="14.32" calcext:value-type="float">
            <text:p>14.32</text:p>
          </table:table-cell>
          <table:table-cell office:value-type="float" office:value="4.13957214355469" calcext:value-type="float">
            <text:p>4.13957214355469</text:p>
          </table:table-cell>
          <table:table-cell office:value-type="float" office:value="-3.02157282829285" calcext:value-type="float">
            <text:p>-3.02157282829285</text:p>
          </table:table-cell>
          <table:table-cell office:value-type="float" office:value="0.964056730270386" calcext:value-type="float">
            <text:p>0.964056730270386</text:p>
          </table:table-cell>
        </table:table-row>
        <table:table-row table:style-name="ro1">
          <table:table-cell office:value-type="float" office:value="14.36" calcext:value-type="float">
            <text:p>14.36</text:p>
          </table:table-cell>
          <table:table-cell office:value-type="float" office:value="4.13221025466919" calcext:value-type="float">
            <text:p>4.13221025466919</text:p>
          </table:table-cell>
          <table:table-cell office:value-type="float" office:value="-3.02279472351074" calcext:value-type="float">
            <text:p>-3.02279472351074</text:p>
          </table:table-cell>
          <table:table-cell office:value-type="float" office:value="0.962601840496063" calcext:value-type="float">
            <text:p>0.962601840496063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4.1228175163269" calcext:value-type="float">
            <text:p>4.1228175163269</text:p>
          </table:table-cell>
          <table:table-cell office:value-type="float" office:value="-3.0235800743103" calcext:value-type="float">
            <text:p>-3.0235800743103</text:p>
          </table:table-cell>
          <table:table-cell office:value-type="float" office:value="0.963282644748688" calcext:value-type="float">
            <text:p>0.963282644748688</text:p>
          </table:table-cell>
        </table:table-row>
        <table:table-row table:style-name="ro1">
          <table:table-cell office:value-type="float" office:value="14.44" calcext:value-type="float">
            <text:p>14.44</text:p>
          </table:table-cell>
          <table:table-cell office:value-type="float" office:value="4.11553907394409" calcext:value-type="float">
            <text:p>4.11553907394409</text:p>
          </table:table-cell>
          <table:table-cell office:value-type="float" office:value="-3.02446269989014" calcext:value-type="float">
            <text:p>-3.02446269989014</text:p>
          </table:table-cell>
          <table:table-cell office:value-type="float" office:value="0.962979972362518" calcext:value-type="float">
            <text:p>0.962979972362518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4.10999298095703" calcext:value-type="float">
            <text:p>4.10999298095703</text:p>
          </table:table-cell>
          <table:table-cell office:value-type="float" office:value="-3.02508163452148" calcext:value-type="float">
            <text:p>-3.02508163452148</text:p>
          </table:table-cell>
          <table:table-cell office:value-type="float" office:value="0.964075803756714" calcext:value-type="float">
            <text:p>0.964075803756714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4.10068368911743" calcext:value-type="float">
            <text:p>4.10068368911743</text:p>
          </table:table-cell>
          <table:table-cell office:value-type="float" office:value="-3.02650666236877" calcext:value-type="float">
            <text:p>-3.02650666236877</text:p>
          </table:table-cell>
          <table:table-cell office:value-type="float" office:value="0.963669419288635" calcext:value-type="float">
            <text:p>0.963669419288635</text:p>
          </table:table-cell>
        </table:table-row>
        <table:table-row table:style-name="ro1">
          <table:table-cell office:value-type="float" office:value="14.56" calcext:value-type="float">
            <text:p>14.56</text:p>
          </table:table-cell>
          <table:table-cell office:value-type="float" office:value="4.09398365020752" calcext:value-type="float">
            <text:p>4.09398365020752</text:p>
          </table:table-cell>
          <table:table-cell office:value-type="float" office:value="-3.02737855911255" calcext:value-type="float">
            <text:p>-3.02737855911255</text:p>
          </table:table-cell>
          <table:table-cell office:value-type="float" office:value="0.963789343833923" calcext:value-type="float">
            <text:p>0.963789343833923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4.08768653869629" calcext:value-type="float">
            <text:p>4.08768653869629</text:p>
          </table:table-cell>
          <table:table-cell office:value-type="float" office:value="-3.0288872718811" calcext:value-type="float">
            <text:p>-3.0288872718811</text:p>
          </table:table-cell>
          <table:table-cell office:value-type="float" office:value="0.963869392871857" calcext:value-type="float">
            <text:p>0.963869392871857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4.08153247833252" calcext:value-type="float">
            <text:p>4.08153247833252</text:p>
          </table:table-cell>
          <table:table-cell office:value-type="float" office:value="-3.02985978126526" calcext:value-type="float">
            <text:p>-3.02985978126526</text:p>
          </table:table-cell>
          <table:table-cell office:value-type="float" office:value="0.965764462947846" calcext:value-type="float">
            <text:p>0.965764462947846</text:p>
          </table:table-cell>
        </table:table-row>
        <table:table-row table:style-name="ro1">
          <table:table-cell office:value-type="float" office:value="14.68" calcext:value-type="float">
            <text:p>14.68</text:p>
          </table:table-cell>
          <table:table-cell office:value-type="float" office:value="4.07617616653442" calcext:value-type="float">
            <text:p>4.07617616653442</text:p>
          </table:table-cell>
          <table:table-cell office:value-type="float" office:value="-3.03110885620117" calcext:value-type="float">
            <text:p>-3.03110885620117</text:p>
          </table:table-cell>
          <table:table-cell office:value-type="float" office:value="0.96562922000885" calcext:value-type="float">
            <text:p>0.96562922000885</text:p>
          </table:table-cell>
        </table:table-row>
        <table:table-row table:style-name="ro1">
          <table:table-cell office:value-type="float" office:value="14.72" calcext:value-type="float">
            <text:p>14.72</text:p>
          </table:table-cell>
          <table:table-cell office:value-type="float" office:value="4.06901502609253" calcext:value-type="float">
            <text:p>4.06901502609253</text:p>
          </table:table-cell>
          <table:table-cell office:value-type="float" office:value="-3.03307414054871" calcext:value-type="float">
            <text:p>-3.03307414054871</text:p>
          </table:table-cell>
          <table:table-cell office:value-type="float" office:value="0.967378735542297" calcext:value-type="float">
            <text:p>0.967378735542297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4.06362009048462" calcext:value-type="float">
            <text:p>4.06362009048462</text:p>
          </table:table-cell>
          <table:table-cell office:value-type="float" office:value="-3.03486657142639" calcext:value-type="float">
            <text:p>-3.03486657142639</text:p>
          </table:table-cell>
          <table:table-cell office:value-type="float" office:value="0.968405723571777" calcext:value-type="float">
            <text:p>0.968405723571777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4.05812358856201" calcext:value-type="float">
            <text:p>4.05812358856201</text:p>
          </table:table-cell>
          <table:table-cell office:value-type="float" office:value="-3.03656578063965" calcext:value-type="float">
            <text:p>-3.03656578063965</text:p>
          </table:table-cell>
          <table:table-cell office:value-type="float" office:value="0.969969034194946" calcext:value-type="float">
            <text:p>0.969969034194946</text:p>
          </table:table-cell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4.0530276298523" calcext:value-type="float">
            <text:p>4.0530276298523</text:p>
          </table:table-cell>
          <table:table-cell office:value-type="float" office:value="-3.03909635543823" calcext:value-type="float">
            <text:p>-3.03909635543823</text:p>
          </table:table-cell>
          <table:table-cell office:value-type="float" office:value="0.971204519271851" calcext:value-type="float">
            <text:p>0.971204519271851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4.0475287437439" calcext:value-type="float">
            <text:p>4.0475287437439</text:p>
          </table:table-cell>
          <table:table-cell office:value-type="float" office:value="-3.04189896583557" calcext:value-type="float">
            <text:p>-3.04189896583557</text:p>
          </table:table-cell>
          <table:table-cell office:value-type="float" office:value="0.973104178905487" calcext:value-type="float">
            <text:p>0.973104178905487</text:p>
          </table:table-cell>
        </table:table-row>
        <table:table-row table:style-name="ro1">
          <table:table-cell office:value-type="float" office:value="14.92" calcext:value-type="float">
            <text:p>14.92</text:p>
          </table:table-cell>
          <table:table-cell office:value-type="float" office:value="4.04278373718262" calcext:value-type="float">
            <text:p>4.04278373718262</text:p>
          </table:table-cell>
          <table:table-cell office:value-type="float" office:value="-3.04465270042419" calcext:value-type="float">
            <text:p>-3.04465270042419</text:p>
          </table:table-cell>
          <table:table-cell office:value-type="float" office:value="0.975676834583283" calcext:value-type="float">
            <text:p>0.975676834583283</text:p>
          </table:table-cell>
        </table:table-row>
        <table:table-row table:style-name="ro1">
          <table:table-cell office:value-type="float" office:value="14.96" calcext:value-type="float">
            <text:p>14.96</text:p>
          </table:table-cell>
          <table:table-cell office:value-type="float" office:value="4.03918027877808" calcext:value-type="float">
            <text:p>4.03918027877808</text:p>
          </table:table-cell>
          <table:table-cell office:value-type="float" office:value="-3.04685950279236" calcext:value-type="float">
            <text:p>-3.04685950279236</text:p>
          </table:table-cell>
          <table:table-cell office:value-type="float" office:value="0.976325333118439" calcext:value-type="float">
            <text:p>0.9763253331184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03301429748535" calcext:value-type="float">
            <text:p>4.03301429748535</text:p>
          </table:table-cell>
          <table:table-cell office:value-type="float" office:value="-3.05131888389587" calcext:value-type="float">
            <text:p>-3.05131888389587</text:p>
          </table:table-cell>
          <table:table-cell office:value-type="float" office:value="0.97878509759903" calcext:value-type="float">
            <text:p>0.97878509759903</text:p>
          </table:table-cell>
        </table:table-row>
        <table:table-row table:style-name="ro1">
          <table:table-cell office:value-type="float" office:value="15.04" calcext:value-type="float">
            <text:p>15.04</text:p>
          </table:table-cell>
          <table:table-cell office:value-type="float" office:value="4.02806615829468" calcext:value-type="float">
            <text:p>4.02806615829468</text:p>
          </table:table-cell>
          <table:table-cell office:value-type="float" office:value="-3.0547833442688" calcext:value-type="float">
            <text:p>-3.0547833442688</text:p>
          </table:table-cell>
          <table:table-cell office:value-type="float" office:value="0.981068134307861" calcext:value-type="float">
            <text:p>0.981068134307861</text:p>
          </table:table-cell>
        </table:table-row>
        <table:table-row table:style-name="ro1">
          <table:table-cell office:value-type="float" office:value="15.08" calcext:value-type="float">
            <text:p>15.08</text:p>
          </table:table-cell>
          <table:table-cell office:value-type="float" office:value="4.02390766143799" calcext:value-type="float">
            <text:p>4.02390766143799</text:p>
          </table:table-cell>
          <table:table-cell office:value-type="float" office:value="-3.05787754058838" calcext:value-type="float">
            <text:p>-3.05787754058838</text:p>
          </table:table-cell>
          <table:table-cell office:value-type="float" office:value="0.98341304063797" calcext:value-type="float">
            <text:p>0.98341304063797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4.01712846755981" calcext:value-type="float">
            <text:p>4.01712846755981</text:p>
          </table:table-cell>
          <table:table-cell office:value-type="float" office:value="-3.06325244903564" calcext:value-type="float">
            <text:p>-3.06325244903564</text:p>
          </table:table-cell>
          <table:table-cell office:value-type="float" office:value="0.984452903270721" calcext:value-type="float">
            <text:p>0.984452903270721</text:p>
          </table:table-cell>
        </table:table-row>
        <table:table-row table:style-name="ro1">
          <table:table-cell office:value-type="float" office:value="15.16" calcext:value-type="float">
            <text:p>15.16</text:p>
          </table:table-cell>
          <table:table-cell office:value-type="float" office:value="4.01356172561646" calcext:value-type="float">
            <text:p>4.01356172561646</text:p>
          </table:table-cell>
          <table:table-cell office:value-type="float" office:value="-3.06621479988098" calcext:value-type="float">
            <text:p>-3.06621479988098</text:p>
          </table:table-cell>
          <table:table-cell office:value-type="float" office:value="0.98611319065094" calcext:value-type="float">
            <text:p>0.98611319065094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4.00821352005005" calcext:value-type="float">
            <text:p>4.00821352005005</text:p>
          </table:table-cell>
          <table:table-cell office:value-type="float" office:value="-3.07053685188293" calcext:value-type="float">
            <text:p>-3.07053685188293</text:p>
          </table:table-cell>
          <table:table-cell office:value-type="float" office:value="0.98756206035614" calcext:value-type="float">
            <text:p>0.98756206035614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4.00144100189209" calcext:value-type="float">
            <text:p>4.00144100189209</text:p>
          </table:table-cell>
          <table:table-cell office:value-type="float" office:value="-3.07657265663147" calcext:value-type="float">
            <text:p>-3.07657265663147</text:p>
          </table:table-cell>
          <table:table-cell office:value-type="float" office:value="0.98873633146286" calcext:value-type="float">
            <text:p>0.98873633146286</text:p>
          </table:table-cell>
        </table:table-row>
        <table:table-row table:style-name="ro1">
          <table:table-cell office:value-type="float" office:value="15.28" calcext:value-type="float">
            <text:p>15.28</text:p>
          </table:table-cell>
          <table:table-cell office:value-type="float" office:value="3.99697518348694" calcext:value-type="float">
            <text:p>3.99697518348694</text:p>
          </table:table-cell>
          <table:table-cell office:value-type="float" office:value="-3.08044075965881" calcext:value-type="float">
            <text:p>-3.08044075965881</text:p>
          </table:table-cell>
          <table:table-cell office:value-type="float" office:value="0.99001008272171" calcext:value-type="float">
            <text:p>0.99001008272171</text:p>
          </table:table-cell>
        </table:table-row>
        <table:table-row table:style-name="ro1">
          <table:table-cell office:value-type="float" office:value="15.32" calcext:value-type="float">
            <text:p>15.32</text:p>
          </table:table-cell>
          <table:table-cell office:value-type="float" office:value="3.99023842811584" calcext:value-type="float">
            <text:p>3.99023842811584</text:p>
          </table:table-cell>
          <table:table-cell office:value-type="float" office:value="-3.08631157875061" calcext:value-type="float">
            <text:p>-3.08631157875061</text:p>
          </table:table-cell>
          <table:table-cell office:value-type="float" office:value="0.992065072059631" calcext:value-type="float">
            <text:p>0.992065072059631</text:p>
          </table:table-cell>
        </table:table-row>
        <table:table-row table:style-name="ro1">
          <table:table-cell office:value-type="float" office:value="15.36" calcext:value-type="float">
            <text:p>15.36</text:p>
          </table:table-cell>
          <table:table-cell office:value-type="float" office:value="3.98654246330261" calcext:value-type="float">
            <text:p>3.98654246330261</text:p>
          </table:table-cell>
          <table:table-cell office:value-type="float" office:value="-3.08957147598267" calcext:value-type="float">
            <text:p>-3.08957147598267</text:p>
          </table:table-cell>
          <table:table-cell office:value-type="float" office:value="0.992730140686035" calcext:value-type="float">
            <text:p>0.992730140686035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3.98142170906067" calcext:value-type="float">
            <text:p>3.98142170906067</text:p>
          </table:table-cell>
          <table:table-cell office:value-type="float" office:value="-3.09430885314941" calcext:value-type="float">
            <text:p>-3.09430885314941</text:p>
          </table:table-cell>
          <table:table-cell office:value-type="float" office:value="0.993983268737793" calcext:value-type="float">
            <text:p>0.993983268737793</text:p>
          </table:table-cell>
        </table:table-row>
        <table:table-row table:style-name="ro1">
          <table:table-cell office:value-type="float" office:value="15.44" calcext:value-type="float">
            <text:p>15.44</text:p>
          </table:table-cell>
          <table:table-cell office:value-type="float" office:value="3.97477865219116" calcext:value-type="float">
            <text:p>3.97477865219116</text:p>
          </table:table-cell>
          <table:table-cell office:value-type="float" office:value="-3.10075569152832" calcext:value-type="float">
            <text:p>-3.10075569152832</text:p>
          </table:table-cell>
          <table:table-cell office:value-type="float" office:value="0.993414878845215" calcext:value-type="float">
            <text:p>0.993414878845215</text:p>
          </table:table-cell>
        </table:table-row>
        <table:table-row table:style-name="ro1">
          <table:table-cell office:value-type="float" office:value="15.48" calcext:value-type="float">
            <text:p>15.48</text:p>
          </table:table-cell>
          <table:table-cell office:value-type="float" office:value="3.97072911262512" calcext:value-type="float">
            <text:p>3.97072911262512</text:p>
          </table:table-cell>
          <table:table-cell office:value-type="float" office:value="-3.10440301895142" calcext:value-type="float">
            <text:p>-3.10440301895142</text:p>
          </table:table-cell>
          <table:table-cell office:value-type="float" office:value="0.99426656961441" calcext:value-type="float">
            <text:p>0.99426656961441</text:p>
          </table:table-cell>
        </table:table-row>
        <table:table-row table:style-name="ro1">
          <table:table-cell office:value-type="float" office:value="15.52" calcext:value-type="float">
            <text:p>15.52</text:p>
          </table:table-cell>
          <table:table-cell office:value-type="float" office:value="3.96603465080261" calcext:value-type="float">
            <text:p>3.96603465080261</text:p>
          </table:table-cell>
          <table:table-cell office:value-type="float" office:value="-3.1086368560791" calcext:value-type="float">
            <text:p>-3.1086368560791</text:p>
          </table:table-cell>
          <table:table-cell office:value-type="float" office:value="0.994841396808624" calcext:value-type="float">
            <text:p>0.994841396808624</text:p>
          </table:table-cell>
        </table:table-row>
        <table:table-row table:style-name="ro1">
          <table:table-cell office:value-type="float" office:value="15.56" calcext:value-type="float">
            <text:p>15.56</text:p>
          </table:table-cell>
          <table:table-cell office:value-type="float" office:value="3.95983648300171" calcext:value-type="float">
            <text:p>3.95983648300171</text:p>
          </table:table-cell>
          <table:table-cell office:value-type="float" office:value="-3.11364126205444" calcext:value-type="float">
            <text:p>-3.11364126205444</text:p>
          </table:table-cell>
          <table:table-cell office:value-type="float" office:value="0.995605528354645" calcext:value-type="float">
            <text:p>0.995605528354645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3.95629549026489" calcext:value-type="float">
            <text:p>3.95629549026489</text:p>
          </table:table-cell>
          <table:table-cell office:value-type="float" office:value="-3.11627626419067" calcext:value-type="float">
            <text:p>-3.11627626419067</text:p>
          </table:table-cell>
          <table:table-cell office:value-type="float" office:value="0.995418965816498" calcext:value-type="float">
            <text:p>0.995418965816498</text:p>
          </table:table-cell>
        </table:table-row>
        <table:table-row table:style-name="ro1">
          <table:table-cell office:value-type="float" office:value="15.64" calcext:value-type="float">
            <text:p>15.64</text:p>
          </table:table-cell>
          <table:table-cell office:value-type="float" office:value="3.95138216018677" calcext:value-type="float">
            <text:p>3.95138216018677</text:p>
          </table:table-cell>
          <table:table-cell office:value-type="float" office:value="-3.12030410766602" calcext:value-type="float">
            <text:p>-3.12030410766602</text:p>
          </table:table-cell>
          <table:table-cell office:value-type="float" office:value="0.99509871006012" calcext:value-type="float">
            <text:p>0.99509871006012</text:p>
          </table:table-cell>
        </table:table-row>
        <table:table-row table:style-name="ro1">
          <table:table-cell office:value-type="float" office:value="15.68" calcext:value-type="float">
            <text:p>15.68</text:p>
          </table:table-cell>
          <table:table-cell office:value-type="float" office:value="3.94684314727783" calcext:value-type="float">
            <text:p>3.94684314727783</text:p>
          </table:table-cell>
          <table:table-cell office:value-type="float" office:value="-3.12310481071472" calcext:value-type="float">
            <text:p>-3.12310481071472</text:p>
          </table:table-cell>
          <table:table-cell office:value-type="float" office:value="0.995069324970245" calcext:value-type="float">
            <text:p>0.995069324970245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3.94212818145752" calcext:value-type="float">
            <text:p>3.94212818145752</text:p>
          </table:table-cell>
          <table:table-cell office:value-type="float" office:value="-3.125732421875" calcext:value-type="float">
            <text:p>-3.125732421875</text:p>
          </table:table-cell>
          <table:table-cell office:value-type="float" office:value="0.994084417819977" calcext:value-type="float">
            <text:p>0.994084417819977</text:p>
          </table:table-cell>
        </table:table-row>
        <table:table-row table:style-name="ro1">
          <table:table-cell office:value-type="float" office:value="15.76" calcext:value-type="float">
            <text:p>15.76</text:p>
          </table:table-cell>
          <table:table-cell office:value-type="float" office:value="3.93637824058533" calcext:value-type="float">
            <text:p>3.93637824058533</text:p>
          </table:table-cell>
          <table:table-cell office:value-type="float" office:value="-3.12809157371521" calcext:value-type="float">
            <text:p>-3.12809157371521</text:p>
          </table:table-cell>
          <table:table-cell office:value-type="float" office:value="0.993510544300079" calcext:value-type="float">
            <text:p>0.993510544300079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3.93346881866455" calcext:value-type="float">
            <text:p>3.93346881866455</text:p>
          </table:table-cell>
          <table:table-cell office:value-type="float" office:value="-3.12901926040649" calcext:value-type="float">
            <text:p>-3.12901926040649</text:p>
          </table:table-cell>
          <table:table-cell office:value-type="float" office:value="0.993662655353546" calcext:value-type="float">
            <text:p>0.993662655353546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3.92878150939941" calcext:value-type="float">
            <text:p>3.92878150939941</text:p>
          </table:table-cell>
          <table:table-cell office:value-type="float" office:value="-3.1299307346344" calcext:value-type="float">
            <text:p>-3.1299307346344</text:p>
          </table:table-cell>
          <table:table-cell office:value-type="float" office:value="0.99319326877594" calcext:value-type="float">
            <text:p>0.99319326877594</text:p>
          </table:table-cell>
        </table:table-row>
        <table:table-row table:style-name="ro1">
          <table:table-cell office:value-type="float" office:value="15.88" calcext:value-type="float">
            <text:p>15.88</text:p>
          </table:table-cell>
          <table:table-cell office:value-type="float" office:value="3.92404985427856" calcext:value-type="float">
            <text:p>3.92404985427856</text:p>
          </table:table-cell>
          <table:table-cell office:value-type="float" office:value="-3.12985444068909" calcext:value-type="float">
            <text:p>-3.12985444068909</text:p>
          </table:table-cell>
          <table:table-cell office:value-type="float" office:value="0.993704319000244" calcext:value-type="float">
            <text:p>0.993704319000244</text:p>
          </table:table-cell>
        </table:table-row>
        <table:table-row table:style-name="ro1">
          <table:table-cell office:value-type="float" office:value="15.92" calcext:value-type="float">
            <text:p>15.92</text:p>
          </table:table-cell>
          <table:table-cell office:value-type="float" office:value="3.91995000839233" calcext:value-type="float">
            <text:p>3.91995000839233</text:p>
          </table:table-cell>
          <table:table-cell office:value-type="float" office:value="-3.1295599937439" calcext:value-type="float">
            <text:p>-3.1295599937439</text:p>
          </table:table-cell>
          <table:table-cell office:value-type="float" office:value="0.992082357406616" calcext:value-type="float">
            <text:p>0.992082357406616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3.91669297218323" calcext:value-type="float">
            <text:p>3.91669297218323</text:p>
          </table:table-cell>
          <table:table-cell office:value-type="float" office:value="-3.12805318832397" calcext:value-type="float">
            <text:p>-3.12805318832397</text:p>
          </table:table-cell>
          <table:table-cell office:value-type="float" office:value="0.992472231388092" calcext:value-type="float">
            <text:p>0.9924722313880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9133882522583" calcext:value-type="float">
            <text:p>3.9133882522583</text:p>
          </table:table-cell>
          <table:table-cell office:value-type="float" office:value="-3.12579798698425" calcext:value-type="float">
            <text:p>-3.12579798698425</text:p>
          </table:table-cell>
          <table:table-cell office:value-type="float" office:value="0.991920709609985" calcext:value-type="float">
            <text:p>0.991920709609985</text:p>
          </table:table-cell>
        </table:table-row>
        <table:table-row table:style-name="ro1">
          <table:table-cell office:value-type="float" office:value="16.04" calcext:value-type="float">
            <text:p>16.04</text:p>
          </table:table-cell>
          <table:table-cell office:value-type="float" office:value="3.91048717498779" calcext:value-type="float">
            <text:p>3.91048717498779</text:p>
          </table:table-cell>
          <table:table-cell office:value-type="float" office:value="-3.123703956604" calcext:value-type="float">
            <text:p>-3.123703956604</text:p>
          </table:table-cell>
          <table:table-cell office:value-type="float" office:value="0.990939378738403" calcext:value-type="float">
            <text:p>0.990939378738403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3.90706706047058" calcext:value-type="float">
            <text:p>3.90706706047058</text:p>
          </table:table-cell>
          <table:table-cell office:value-type="float" office:value="-3.12017178535461" calcext:value-type="float">
            <text:p>-3.12017178535461</text:p>
          </table:table-cell>
          <table:table-cell office:value-type="float" office:value="0.989678680896759" calcext:value-type="float">
            <text:p>0.989678680896759</text:p>
          </table:table-cell>
        </table:table-row>
        <table:table-row table:style-name="ro1">
          <table:table-cell office:value-type="float" office:value="16.12" calcext:value-type="float">
            <text:p>16.12</text:p>
          </table:table-cell>
          <table:table-cell office:value-type="float" office:value="3.90311241149902" calcext:value-type="float">
            <text:p>3.90311241149902</text:p>
          </table:table-cell>
          <table:table-cell office:value-type="float" office:value="-3.11487650871277" calcext:value-type="float">
            <text:p>-3.11487650871277</text:p>
          </table:table-cell>
          <table:table-cell office:value-type="float" office:value="0.988382756710053" calcext:value-type="float">
            <text:p>0.988382756710053</text:p>
          </table:table-cell>
        </table:table-row>
        <table:table-row table:style-name="ro1">
          <table:table-cell office:value-type="float" office:value="16.16" calcext:value-type="float">
            <text:p>16.16</text:p>
          </table:table-cell>
          <table:table-cell office:value-type="float" office:value="3.9005560874939" calcext:value-type="float">
            <text:p>3.9005560874939</text:p>
          </table:table-cell>
          <table:table-cell office:value-type="float" office:value="-3.10950994491577" calcext:value-type="float">
            <text:p>-3.10950994491577</text:p>
          </table:table-cell>
          <table:table-cell office:value-type="float" office:value="0.988291084766388" calcext:value-type="float">
            <text:p>0.988291084766388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3.89761853218079" calcext:value-type="float">
            <text:p>3.89761853218079</text:p>
          </table:table-cell>
          <table:table-cell office:value-type="float" office:value="-3.10373997688293" calcext:value-type="float">
            <text:p>-3.10373997688293</text:p>
          </table:table-cell>
          <table:table-cell office:value-type="float" office:value="0.987420439720154" calcext:value-type="float">
            <text:p>0.987420439720154</text:p>
          </table:table-cell>
        </table:table-row>
        <table:table-row table:style-name="ro1">
          <table:table-cell office:value-type="float" office:value="16.24" calcext:value-type="float">
            <text:p>16.24</text:p>
          </table:table-cell>
          <table:table-cell office:value-type="float" office:value="3.89505362510681" calcext:value-type="float">
            <text:p>3.89505362510681</text:p>
          </table:table-cell>
          <table:table-cell office:value-type="float" office:value="-3.09815645217896" calcext:value-type="float">
            <text:p>-3.09815645217896</text:p>
          </table:table-cell>
          <table:table-cell office:value-type="float" office:value="0.986461639404297" calcext:value-type="float">
            <text:p>0.986461639404297</text:p>
          </table:table-cell>
        </table:table-row>
        <table:table-row table:style-name="ro1">
          <table:table-cell office:value-type="float" office:value="16.28" calcext:value-type="float">
            <text:p>16.28</text:p>
          </table:table-cell>
          <table:table-cell office:value-type="float" office:value="3.89228320121765" calcext:value-type="float">
            <text:p>3.89228320121765</text:p>
          </table:table-cell>
          <table:table-cell office:value-type="float" office:value="-3.0916907787323" calcext:value-type="float">
            <text:p>-3.0916907787323</text:p>
          </table:table-cell>
          <table:table-cell office:value-type="float" office:value="0.984146475791931" calcext:value-type="float">
            <text:p>0.984146475791931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3.88882923126221" calcext:value-type="float">
            <text:p>3.88882923126221</text:p>
          </table:table-cell>
          <table:table-cell office:value-type="float" office:value="-3.08159184455872" calcext:value-type="float">
            <text:p>-3.08159184455872</text:p>
          </table:table-cell>
          <table:table-cell office:value-type="float" office:value="0.983180046081543" calcext:value-type="float">
            <text:p>0.983180046081543</text:p>
          </table:table-cell>
        </table:table-row>
        <table:table-row table:style-name="ro1">
          <table:table-cell office:value-type="float" office:value="16.36" calcext:value-type="float">
            <text:p>16.36</text:p>
          </table:table-cell>
          <table:table-cell office:value-type="float" office:value="3.88658618927002" calcext:value-type="float">
            <text:p>3.88658618927002</text:p>
          </table:table-cell>
          <table:table-cell office:value-type="float" office:value="-3.07345843315125" calcext:value-type="float">
            <text:p>-3.07345843315125</text:p>
          </table:table-cell>
          <table:table-cell office:value-type="float" office:value="0.982546746730804" calcext:value-type="float">
            <text:p>0.982546746730804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3.88390350341797" calcext:value-type="float">
            <text:p>3.88390350341797</text:p>
          </table:table-cell>
          <table:table-cell office:value-type="float" office:value="-3.06461453437805" calcext:value-type="float">
            <text:p>-3.06461453437805</text:p>
          </table:table-cell>
          <table:table-cell office:value-type="float" office:value="0.980613231658936" calcext:value-type="float">
            <text:p>0.980613231658936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3.88196873664856" calcext:value-type="float">
            <text:p>3.88196873664856</text:p>
          </table:table-cell>
          <table:table-cell office:value-type="float" office:value="-3.05726361274719" calcext:value-type="float">
            <text:p>-3.05726361274719</text:p>
          </table:table-cell>
          <table:table-cell office:value-type="float" office:value="0.978542864322662" calcext:value-type="float">
            <text:p>0.978542864322662</text:p>
          </table:table-cell>
        </table:table-row>
        <table:table-row table:style-name="ro1">
          <table:table-cell office:value-type="float" office:value="16.48" calcext:value-type="float">
            <text:p>16.48</text:p>
          </table:table-cell>
          <table:table-cell office:value-type="float" office:value="3.87946033477783" calcext:value-type="float">
            <text:p>3.87946033477783</text:p>
          </table:table-cell>
          <table:table-cell office:value-type="float" office:value="-3.04544591903687" calcext:value-type="float">
            <text:p>-3.04544591903687</text:p>
          </table:table-cell>
          <table:table-cell office:value-type="float" office:value="0.976340174674988" calcext:value-type="float">
            <text:p>0.976340174674988</text:p>
          </table:table-cell>
        </table:table-row>
        <table:table-row table:style-name="ro1">
          <table:table-cell office:value-type="float" office:value="16.52" calcext:value-type="float">
            <text:p>16.52</text:p>
          </table:table-cell>
          <table:table-cell office:value-type="float" office:value="3.87770318984985" calcext:value-type="float">
            <text:p>3.87770318984985</text:p>
          </table:table-cell>
          <table:table-cell office:value-type="float" office:value="-3.03641605377197" calcext:value-type="float">
            <text:p>-3.03641605377197</text:p>
          </table:table-cell>
          <table:table-cell office:value-type="float" office:value="0.974592387676239" calcext:value-type="float">
            <text:p>0.974592387676239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3.87724161148071" calcext:value-type="float">
            <text:p>3.87724161148071</text:p>
          </table:table-cell>
          <table:table-cell office:value-type="float" office:value="-3.02674198150635" calcext:value-type="float">
            <text:p>-3.02674198150635</text:p>
          </table:table-cell>
          <table:table-cell office:value-type="float" office:value="0.975067019462585" calcext:value-type="float">
            <text:p>0.975067019462585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3.87661695480347" calcext:value-type="float">
            <text:p>3.87661695480347</text:p>
          </table:table-cell>
          <table:table-cell office:value-type="float" office:value="-3.01774764060974" calcext:value-type="float">
            <text:p>-3.01774764060974</text:p>
          </table:table-cell>
          <table:table-cell office:value-type="float" office:value="0.973455965518951" calcext:value-type="float">
            <text:p>0.973455965518951</text:p>
          </table:table-cell>
        </table:table-row>
        <table:table-row table:style-name="ro1">
          <table:table-cell office:value-type="float" office:value="16.64" calcext:value-type="float">
            <text:p>16.64</text:p>
          </table:table-cell>
          <table:table-cell office:value-type="float" office:value="3.87697744369507" calcext:value-type="float">
            <text:p>3.87697744369507</text:p>
          </table:table-cell>
          <table:table-cell office:value-type="float" office:value="-3.0085391998291" calcext:value-type="float">
            <text:p>-3.0085391998291</text:p>
          </table:table-cell>
          <table:table-cell office:value-type="float" office:value="0.973436295986176" calcext:value-type="float">
            <text:p>0.973436295986176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3.87824130058289" calcext:value-type="float">
            <text:p>3.87824130058289</text:p>
          </table:table-cell>
          <table:table-cell office:value-type="float" office:value="-2.99877643585205" calcext:value-type="float">
            <text:p>-2.99877643585205</text:p>
          </table:table-cell>
          <table:table-cell office:value-type="float" office:value="0.973235547542572" calcext:value-type="float">
            <text:p>0.973235547542572</text:p>
          </table:table-cell>
        </table:table-row>
        <table:table-row table:style-name="ro1">
          <table:table-cell office:value-type="float" office:value="16.72" calcext:value-type="float">
            <text:p>16.72</text:p>
          </table:table-cell>
          <table:table-cell office:value-type="float" office:value="3.8799524307251" calcext:value-type="float">
            <text:p>3.8799524307251</text:p>
          </table:table-cell>
          <table:table-cell office:value-type="float" office:value="-2.99027681350708" calcext:value-type="float">
            <text:p>-2.99027681350708</text:p>
          </table:table-cell>
          <table:table-cell office:value-type="float" office:value="0.973381042480469" calcext:value-type="float">
            <text:p>0.973381042480469</text:p>
          </table:table-cell>
        </table:table-row>
        <table:table-row table:style-name="ro1">
          <table:table-cell office:value-type="float" office:value="16.76" calcext:value-type="float">
            <text:p>16.76</text:p>
          </table:table-cell>
          <table:table-cell office:value-type="float" office:value="3.88148379325867" calcext:value-type="float">
            <text:p>3.88148379325867</text:p>
          </table:table-cell>
          <table:table-cell office:value-type="float" office:value="-2.98486590385437" calcext:value-type="float">
            <text:p>-2.98486590385437</text:p>
          </table:table-cell>
          <table:table-cell office:value-type="float" office:value="0.9724280834198" calcext:value-type="float">
            <text:p>0.9724280834198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3.88539218902588" calcext:value-type="float">
            <text:p>3.88539218902588</text:p>
          </table:table-cell>
          <table:table-cell office:value-type="float" office:value="-2.97504591941834" calcext:value-type="float">
            <text:p>-2.97504591941834</text:p>
          </table:table-cell>
          <table:table-cell office:value-type="float" office:value="0.972410440444946" calcext:value-type="float">
            <text:p>0.972410440444946</text:p>
          </table:table-cell>
        </table:table-row>
        <table:table-row table:style-name="ro1">
          <table:table-cell office:value-type="float" office:value="16.84" calcext:value-type="float">
            <text:p>16.84</text:p>
          </table:table-cell>
          <table:table-cell office:value-type="float" office:value="3.88885116577148" calcext:value-type="float">
            <text:p>3.88885116577148</text:p>
          </table:table-cell>
          <table:table-cell office:value-type="float" office:value="-2.96801686286926" calcext:value-type="float">
            <text:p>-2.96801686286926</text:p>
          </table:table-cell>
          <table:table-cell office:value-type="float" office:value="0.972804188728333" calcext:value-type="float">
            <text:p>0.972804188728333</text:p>
          </table:table-cell>
        </table:table-row>
        <table:table-row table:style-name="ro1">
          <table:table-cell office:value-type="float" office:value="16.88" calcext:value-type="float">
            <text:p>16.88</text:p>
          </table:table-cell>
          <table:table-cell office:value-type="float" office:value="3.89230298995972" calcext:value-type="float">
            <text:p>3.89230298995972</text:p>
          </table:table-cell>
          <table:table-cell office:value-type="float" office:value="-2.96230149269104" calcext:value-type="float">
            <text:p>-2.96230149269104</text:p>
          </table:table-cell>
          <table:table-cell office:value-type="float" office:value="0.972779810428619" calcext:value-type="float">
            <text:p>0.972779810428619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3.89808297157288" calcext:value-type="float">
            <text:p>3.89808297157288</text:p>
          </table:table-cell>
          <table:table-cell office:value-type="float" office:value="-2.9544358253479" calcext:value-type="float">
            <text:p>-2.9544358253479</text:p>
          </table:table-cell>
          <table:table-cell office:value-type="float" office:value="0.973180949687958" calcext:value-type="float">
            <text:p>0.973180949687958</text:p>
          </table:table-cell>
        </table:table-row>
        <table:table-row table:style-name="ro1">
          <table:table-cell office:value-type="float" office:value="16.96" calcext:value-type="float">
            <text:p>16.96</text:p>
          </table:table-cell>
          <table:table-cell office:value-type="float" office:value="3.90317726135254" calcext:value-type="float">
            <text:p>3.90317726135254</text:p>
          </table:table-cell>
          <table:table-cell office:value-type="float" office:value="-2.94897842407227" calcext:value-type="float">
            <text:p>-2.94897842407227</text:p>
          </table:table-cell>
          <table:table-cell office:value-type="float" office:value="0.974243938922882" calcext:value-type="float">
            <text:p>0.9742439389228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90836000442505" calcext:value-type="float">
            <text:p>3.90836000442505</text:p>
          </table:table-cell>
          <table:table-cell office:value-type="float" office:value="-2.94353985786438" calcext:value-type="float">
            <text:p>-2.94353985786438</text:p>
          </table:table-cell>
          <table:table-cell office:value-type="float" office:value="0.974772334098816" calcext:value-type="float">
            <text:p>0.974772334098816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3.91372752189636" calcext:value-type="float">
            <text:p>3.91372752189636</text:p>
          </table:table-cell>
          <table:table-cell office:value-type="float" office:value="-2.93865966796875" calcext:value-type="float">
            <text:p>-2.93865966796875</text:p>
          </table:table-cell>
          <table:table-cell office:value-type="float" office:value="0.975704312324524" calcext:value-type="float">
            <text:p>0.975704312324524</text:p>
          </table:table-cell>
        </table:table-row>
        <table:table-row table:style-name="ro1">
          <table:table-cell office:value-type="float" office:value="17.08" calcext:value-type="float">
            <text:p>17.08</text:p>
          </table:table-cell>
          <table:table-cell office:value-type="float" office:value="3.91854095458984" calcext:value-type="float">
            <text:p>3.91854095458984</text:p>
          </table:table-cell>
          <table:table-cell office:value-type="float" office:value="-2.93492126464844" calcext:value-type="float">
            <text:p>-2.93492126464844</text:p>
          </table:table-cell>
          <table:table-cell office:value-type="float" office:value="0.976130366325378" calcext:value-type="float">
            <text:p>0.976130366325378</text:p>
          </table:table-cell>
        </table:table-row>
        <table:table-row table:style-name="ro1">
          <table:table-cell office:value-type="float" office:value="17.12" calcext:value-type="float">
            <text:p>17.12</text:p>
          </table:table-cell>
          <table:table-cell office:value-type="float" office:value="3.92601346969605" calcext:value-type="float">
            <text:p>3.92601346969605</text:p>
          </table:table-cell>
          <table:table-cell office:value-type="float" office:value="-2.92967438697815" calcext:value-type="float">
            <text:p>-2.92967438697815</text:p>
          </table:table-cell>
          <table:table-cell office:value-type="float" office:value="0.977733075618744" calcext:value-type="float">
            <text:p>0.977733075618744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3.92985463142395" calcext:value-type="float">
            <text:p>3.92985463142395</text:p>
          </table:table-cell>
          <table:table-cell office:value-type="float" office:value="-2.92658400535584" calcext:value-type="float">
            <text:p>-2.92658400535584</text:p>
          </table:table-cell>
          <table:table-cell office:value-type="float" office:value="0.978733897209168" calcext:value-type="float">
            <text:p>0.978733897209168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3.93529725074768" calcext:value-type="float">
            <text:p>3.93529725074768</text:p>
          </table:table-cell>
          <table:table-cell office:value-type="float" office:value="-2.92320919036865" calcext:value-type="float">
            <text:p>-2.92320919036865</text:p>
          </table:table-cell>
          <table:table-cell office:value-type="float" office:value="0.979230642318726" calcext:value-type="float">
            <text:p>0.979230642318726</text:p>
          </table:table-cell>
        </table:table-row>
        <table:table-row table:style-name="ro1">
          <table:table-cell office:value-type="float" office:value="17.24" calcext:value-type="float">
            <text:p>17.24</text:p>
          </table:table-cell>
          <table:table-cell office:value-type="float" office:value="3.94212555885315" calcext:value-type="float">
            <text:p>3.94212555885315</text:p>
          </table:table-cell>
          <table:table-cell office:value-type="float" office:value="-2.91946792602539" calcext:value-type="float">
            <text:p>-2.91946792602539</text:p>
          </table:table-cell>
          <table:table-cell office:value-type="float" office:value="0.980175316333771" calcext:value-type="float">
            <text:p>0.980175316333771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3.94777727127075" calcext:value-type="float">
            <text:p>3.94777727127075</text:p>
          </table:table-cell>
          <table:table-cell office:value-type="float" office:value="-2.9164924621582" calcext:value-type="float">
            <text:p>-2.9164924621582</text:p>
          </table:table-cell>
          <table:table-cell office:value-type="float" office:value="0.980459570884705" calcext:value-type="float">
            <text:p>0.980459570884705</text:p>
          </table:table-cell>
        </table:table-row>
        <table:table-row table:style-name="ro1">
          <table:table-cell office:value-type="float" office:value="17.32" calcext:value-type="float">
            <text:p>17.32</text:p>
          </table:table-cell>
          <table:table-cell office:value-type="float" office:value="3.9525773525238" calcext:value-type="float">
            <text:p>3.9525773525238</text:p>
          </table:table-cell>
          <table:table-cell office:value-type="float" office:value="-2.91431140899658" calcext:value-type="float">
            <text:p>-2.91431140899658</text:p>
          </table:table-cell>
          <table:table-cell office:value-type="float" office:value="0.981483399868012" calcext:value-type="float">
            <text:p>0.981483399868012</text:p>
          </table:table-cell>
        </table:table-row>
        <table:table-row table:style-name="ro1">
          <table:table-cell office:value-type="float" office:value="17.36" calcext:value-type="float">
            <text:p>17.36</text:p>
          </table:table-cell>
          <table:table-cell office:value-type="float" office:value="3.95589303970337" calcext:value-type="float">
            <text:p>3.95589303970337</text:p>
          </table:table-cell>
          <table:table-cell office:value-type="float" office:value="-2.91303420066834" calcext:value-type="float">
            <text:p>-2.91303420066834</text:p>
          </table:table-cell>
          <table:table-cell office:value-type="float" office:value="0.982013463973999" calcext:value-type="float">
            <text:p>0.982013463973999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3.96005749702454" calcext:value-type="float">
            <text:p>3.96005749702454</text:p>
          </table:table-cell>
          <table:table-cell office:value-type="float" office:value="-2.91180562973022" calcext:value-type="float">
            <text:p>-2.91180562973022</text:p>
          </table:table-cell>
          <table:table-cell office:value-type="float" office:value="0.982504844665527" calcext:value-type="float">
            <text:p>0.982504844665527</text:p>
          </table:table-cell>
        </table:table-row>
        <table:table-row table:style-name="ro1">
          <table:table-cell office:value-type="float" office:value="17.44" calcext:value-type="float">
            <text:p>17.44</text:p>
          </table:table-cell>
          <table:table-cell office:value-type="float" office:value="3.96548795700073" calcext:value-type="float">
            <text:p>3.96548795700073</text:p>
          </table:table-cell>
          <table:table-cell office:value-type="float" office:value="-2.9104630947113" calcext:value-type="float">
            <text:p>-2.9104630947113</text:p>
          </table:table-cell>
          <table:table-cell office:value-type="float" office:value="0.984186053276062" calcext:value-type="float">
            <text:p>0.984186053276062</text:p>
          </table:table-cell>
        </table:table-row>
        <table:table-row table:style-name="ro1">
          <table:table-cell office:value-type="float" office:value="17.48" calcext:value-type="float">
            <text:p>17.48</text:p>
          </table:table-cell>
          <table:table-cell office:value-type="float" office:value="3.96984696388245" calcext:value-type="float">
            <text:p>3.96984696388245</text:p>
          </table:table-cell>
          <table:table-cell office:value-type="float" office:value="-2.90992736816406" calcext:value-type="float">
            <text:p>-2.90992736816406</text:p>
          </table:table-cell>
          <table:table-cell office:value-type="float" office:value="0.986030220985413" calcext:value-type="float">
            <text:p>0.986030220985413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3.97322916984558" calcext:value-type="float">
            <text:p>3.97322916984558</text:p>
          </table:table-cell>
          <table:table-cell office:value-type="float" office:value="-2.91006708145142" calcext:value-type="float">
            <text:p>-2.91006708145142</text:p>
          </table:table-cell>
          <table:table-cell office:value-type="float" office:value="0.986683428287506" calcext:value-type="float">
            <text:p>0.986683428287506</text:p>
          </table:table-cell>
        </table:table-row>
        <table:table-row table:style-name="ro1">
          <table:table-cell office:value-type="float" office:value="17.56" calcext:value-type="float">
            <text:p>17.56</text:p>
          </table:table-cell>
          <table:table-cell office:value-type="float" office:value="3.97622179985046" calcext:value-type="float">
            <text:p>3.97622179985046</text:p>
          </table:table-cell>
          <table:table-cell office:value-type="float" office:value="-2.91037130355835" calcext:value-type="float">
            <text:p>-2.91037130355835</text:p>
          </table:table-cell>
          <table:table-cell office:value-type="float" office:value="0.98745459318161" calcext:value-type="float">
            <text:p>0.98745459318161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3.97854423522949" calcext:value-type="float">
            <text:p>3.97854423522949</text:p>
          </table:table-cell>
          <table:table-cell office:value-type="float" office:value="-2.91094827651978" calcext:value-type="float">
            <text:p>-2.91094827651978</text:p>
          </table:table-cell>
          <table:table-cell office:value-type="float" office:value="0.98792040348053" calcext:value-type="float">
            <text:p>0.98792040348053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3.98166561126709" calcext:value-type="float">
            <text:p>3.98166561126709</text:p>
          </table:table-cell>
          <table:table-cell office:value-type="float" office:value="-2.91247820854187" calcext:value-type="float">
            <text:p>-2.91247820854187</text:p>
          </table:table-cell>
          <table:table-cell office:value-type="float" office:value="0.988140940666199" calcext:value-type="float">
            <text:p>0.988140940666199</text:p>
          </table:table-cell>
        </table:table-row>
        <table:table-row table:style-name="ro1">
          <table:table-cell office:value-type="float" office:value="17.68" calcext:value-type="float">
            <text:p>17.68</text:p>
          </table:table-cell>
          <table:table-cell office:value-type="float" office:value="3.98411560058594" calcext:value-type="float">
            <text:p>3.98411560058594</text:p>
          </table:table-cell>
          <table:table-cell office:value-type="float" office:value="-2.91367483139038" calcext:value-type="float">
            <text:p>-2.91367483139038</text:p>
          </table:table-cell>
          <table:table-cell office:value-type="float" office:value="0.988794326782227" calcext:value-type="float">
            <text:p>0.988794326782227</text:p>
          </table:table-cell>
        </table:table-row>
        <table:table-row table:style-name="ro1">
          <table:table-cell office:value-type="float" office:value="17.72" calcext:value-type="float">
            <text:p>17.72</text:p>
          </table:table-cell>
          <table:table-cell office:value-type="float" office:value="3.98717951774597" calcext:value-type="float">
            <text:p>3.98717951774597</text:p>
          </table:table-cell>
          <table:table-cell office:value-type="float" office:value="-2.91605758666992" calcext:value-type="float">
            <text:p>-2.91605758666992</text:p>
          </table:table-cell>
          <table:table-cell office:value-type="float" office:value="0.989473044872284" calcext:value-type="float">
            <text:p>0.989473044872284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3.98923397064209" calcext:value-type="float">
            <text:p>3.98923397064209</text:p>
          </table:table-cell>
          <table:table-cell office:value-type="float" office:value="-2.91805243492126" calcext:value-type="float">
            <text:p>-2.91805243492126</text:p>
          </table:table-cell>
          <table:table-cell office:value-type="float" office:value="0.989136040210724" calcext:value-type="float">
            <text:p>0.989136040210724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3.9910364151001" calcext:value-type="float">
            <text:p>3.9910364151001</text:p>
          </table:table-cell>
          <table:table-cell office:value-type="float" office:value="-2.92071604728699" calcext:value-type="float">
            <text:p>-2.92071604728699</text:p>
          </table:table-cell>
          <table:table-cell office:value-type="float" office:value="0.988116145133972" calcext:value-type="float">
            <text:p>0.988116145133972</text:p>
          </table:table-cell>
        </table:table-row>
        <table:table-row table:style-name="ro1">
          <table:table-cell office:value-type="float" office:value="17.84" calcext:value-type="float">
            <text:p>17.84</text:p>
          </table:table-cell>
          <table:table-cell office:value-type="float" office:value="3.99246025085449" calcext:value-type="float">
            <text:p>3.99246025085449</text:p>
          </table:table-cell>
          <table:table-cell office:value-type="float" office:value="-2.92279171943665" calcext:value-type="float">
            <text:p>-2.92279171943665</text:p>
          </table:table-cell>
          <table:table-cell office:value-type="float" office:value="0.988085210323334" calcext:value-type="float">
            <text:p>0.988085210323334</text:p>
          </table:table-cell>
        </table:table-row>
        <table:table-row table:style-name="ro1">
          <table:table-cell office:value-type="float" office:value="17.88" calcext:value-type="float">
            <text:p>17.88</text:p>
          </table:table-cell>
          <table:table-cell office:value-type="float" office:value="3.99452614784241" calcext:value-type="float">
            <text:p>3.99452614784241</text:p>
          </table:table-cell>
          <table:table-cell office:value-type="float" office:value="-2.92528009414673" calcext:value-type="float">
            <text:p>-2.92528009414673</text:p>
          </table:table-cell>
          <table:table-cell office:value-type="float" office:value="0.988904714584351" calcext:value-type="float">
            <text:p>0.988904714584351</text:p>
          </table:table-cell>
        </table:table-row>
        <table:table-row table:style-name="ro1">
          <table:table-cell office:value-type="float" office:value="17.92" calcext:value-type="float">
            <text:p>17.92</text:p>
          </table:table-cell>
          <table:table-cell office:value-type="float" office:value="3.99629974365234" calcext:value-type="float">
            <text:p>3.99629974365234</text:p>
          </table:table-cell>
          <table:table-cell office:value-type="float" office:value="-2.92777562141418" calcext:value-type="float">
            <text:p>-2.92777562141418</text:p>
          </table:table-cell>
          <table:table-cell office:value-type="float" office:value="0.988989353179932" calcext:value-type="float">
            <text:p>0.988989353179932</text:p>
          </table:table-cell>
        </table:table-row>
        <table:table-row table:style-name="ro1">
          <table:table-cell office:value-type="float" office:value="17.96" calcext:value-type="float">
            <text:p>17.96</text:p>
          </table:table-cell>
          <table:table-cell office:value-type="float" office:value="3.99867463111877" calcext:value-type="float">
            <text:p>3.99867463111877</text:p>
          </table:table-cell>
          <table:table-cell office:value-type="float" office:value="-2.93176627159119" calcext:value-type="float">
            <text:p>-2.93176627159119</text:p>
          </table:table-cell>
          <table:table-cell office:value-type="float" office:value="0.988139867782593" calcext:value-type="float">
            <text:p>0.9881398677825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00049543380737" calcext:value-type="float">
            <text:p>4.00049543380737</text:p>
          </table:table-cell>
          <table:table-cell office:value-type="float" office:value="-2.93454146385193" calcext:value-type="float">
            <text:p>-2.93454146385193</text:p>
          </table:table-cell>
          <table:table-cell office:value-type="float" office:value="0.988777339458466" calcext:value-type="float">
            <text:p>0.988777339458466</text:p>
          </table:table-cell>
        </table:table-row>
        <table:table-row table:style-name="ro1">
          <table:table-cell office:value-type="float" office:value="18.04" calcext:value-type="float">
            <text:p>18.04</text:p>
          </table:table-cell>
          <table:table-cell office:value-type="float" office:value="4.00218772888184" calcext:value-type="float">
            <text:p>4.00218772888184</text:p>
          </table:table-cell>
          <table:table-cell office:value-type="float" office:value="-2.93755674362183" calcext:value-type="float">
            <text:p>-2.93755674362183</text:p>
          </table:table-cell>
          <table:table-cell office:value-type="float" office:value="0.988205075263977" calcext:value-type="float">
            <text:p>0.988205075263977</text:p>
          </table:table-cell>
        </table:table-row>
        <table:table-row table:style-name="ro1">
          <table:table-cell office:value-type="float" office:value="18.08" calcext:value-type="float">
            <text:p>18.08</text:p>
          </table:table-cell>
          <table:table-cell office:value-type="float" office:value="4.00377130508423" calcext:value-type="float">
            <text:p>4.00377130508423</text:p>
          </table:table-cell>
          <table:table-cell office:value-type="float" office:value="-2.94011783599854" calcext:value-type="float">
            <text:p>-2.94011783599854</text:p>
          </table:table-cell>
          <table:table-cell office:value-type="float" office:value="0.987916827201843" calcext:value-type="float">
            <text:p>0.987916827201843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4.00612258911133" calcext:value-type="float">
            <text:p>4.00612258911133</text:p>
          </table:table-cell>
          <table:table-cell office:value-type="float" office:value="-2.94396686553955" calcext:value-type="float">
            <text:p>-2.94396686553955</text:p>
          </table:table-cell>
          <table:table-cell office:value-type="float" office:value="0.987230777740479" calcext:value-type="float">
            <text:p>0.987230777740479</text:p>
          </table:table-cell>
        </table:table-row>
        <table:table-row table:style-name="ro1">
          <table:table-cell office:value-type="float" office:value="18.16" calcext:value-type="float">
            <text:p>18.16</text:p>
          </table:table-cell>
          <table:table-cell office:value-type="float" office:value="4.00815391540527" calcext:value-type="float">
            <text:p>4.00815391540527</text:p>
          </table:table-cell>
          <table:table-cell office:value-type="float" office:value="-2.94663166999817" calcext:value-type="float">
            <text:p>-2.94663166999817</text:p>
          </table:table-cell>
          <table:table-cell office:value-type="float" office:value="0.9880530834198" calcext:value-type="float">
            <text:p>0.9880530834198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4.01000452041626" calcext:value-type="float">
            <text:p>4.01000452041626</text:p>
          </table:table-cell>
          <table:table-cell office:value-type="float" office:value="-2.94960403442383" calcext:value-type="float">
            <text:p>-2.94960403442383</text:p>
          </table:table-cell>
          <table:table-cell office:value-type="float" office:value="0.986901164054871" calcext:value-type="float">
            <text:p>0.986901164054871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4.01171398162842" calcext:value-type="float">
            <text:p>4.01171398162842</text:p>
          </table:table-cell>
          <table:table-cell office:value-type="float" office:value="-2.9519259929657" calcext:value-type="float">
            <text:p>-2.9519259929657</text:p>
          </table:table-cell>
          <table:table-cell office:value-type="float" office:value="0.987017154693604" calcext:value-type="float">
            <text:p>0.987017154693604</text:p>
          </table:table-cell>
        </table:table-row>
        <table:table-row table:style-name="ro1">
          <table:table-cell office:value-type="float" office:value="18.28" calcext:value-type="float">
            <text:p>18.28</text:p>
          </table:table-cell>
          <table:table-cell office:value-type="float" office:value="4.01442337036133" calcext:value-type="float">
            <text:p>4.01442337036133</text:p>
          </table:table-cell>
          <table:table-cell office:value-type="float" office:value="-2.95535945892334" calcext:value-type="float">
            <text:p>-2.95535945892334</text:p>
          </table:table-cell>
          <table:table-cell office:value-type="float" office:value="0.986804962158203" calcext:value-type="float">
            <text:p>0.986804962158203</text:p>
          </table:table-cell>
        </table:table-row>
        <table:table-row table:style-name="ro1">
          <table:table-cell office:value-type="float" office:value="18.32" calcext:value-type="float">
            <text:p>18.32</text:p>
          </table:table-cell>
          <table:table-cell office:value-type="float" office:value="4.01648664474487" calcext:value-type="float">
            <text:p>4.01648664474487</text:p>
          </table:table-cell>
          <table:table-cell office:value-type="float" office:value="-2.9580512046814" calcext:value-type="float">
            <text:p>-2.9580512046814</text:p>
          </table:table-cell>
          <table:table-cell office:value-type="float" office:value="0.98665064573288" calcext:value-type="float">
            <text:p>0.98665064573288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4.01814842224121" calcext:value-type="float">
            <text:p>4.01814842224121</text:p>
          </table:table-cell>
          <table:table-cell office:value-type="float" office:value="-2.95969867706299" calcext:value-type="float">
            <text:p>-2.95969867706299</text:p>
          </table:table-cell>
          <table:table-cell office:value-type="float" office:value="0.988007128238678" calcext:value-type="float">
            <text:p>0.988007128238678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4.02080583572388" calcext:value-type="float">
            <text:p>4.02080583572388</text:p>
          </table:table-cell>
          <table:table-cell office:value-type="float" office:value="-2.96353769302368" calcext:value-type="float">
            <text:p>-2.96353769302368</text:p>
          </table:table-cell>
          <table:table-cell office:value-type="float" office:value="0.98740428686142" calcext:value-type="float">
            <text:p>0.98740428686142</text:p>
          </table:table-cell>
        </table:table-row>
        <table:table-row table:style-name="ro1">
          <table:table-cell office:value-type="float" office:value="18.44" calcext:value-type="float">
            <text:p>18.44</text:p>
          </table:table-cell>
          <table:table-cell office:value-type="float" office:value="4.02339601516724" calcext:value-type="float">
            <text:p>4.02339601516724</text:p>
          </table:table-cell>
          <table:table-cell office:value-type="float" office:value="-2.96605062484741" calcext:value-type="float">
            <text:p>-2.96605062484741</text:p>
          </table:table-cell>
          <table:table-cell office:value-type="float" office:value="0.989437162876129" calcext:value-type="float">
            <text:p>0.989437162876129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4.02618741989136" calcext:value-type="float">
            <text:p>4.02618741989136</text:p>
          </table:table-cell>
          <table:table-cell office:value-type="float" office:value="-2.96913123130798" calcext:value-type="float">
            <text:p>-2.96913123130798</text:p>
          </table:table-cell>
          <table:table-cell office:value-type="float" office:value="0.990694165229797" calcext:value-type="float">
            <text:p>0.990694165229797</text:p>
          </table:table-cell>
        </table:table-row>
        <table:table-row table:style-name="ro1">
          <table:table-cell office:value-type="float" office:value="18.52" calcext:value-type="float">
            <text:p>18.52</text:p>
          </table:table-cell>
          <table:table-cell office:value-type="float" office:value="4.02838802337647" calcext:value-type="float">
            <text:p>4.02838802337647</text:p>
          </table:table-cell>
          <table:table-cell office:value-type="float" office:value="-2.97167873382568" calcext:value-type="float">
            <text:p>-2.97167873382568</text:p>
          </table:table-cell>
          <table:table-cell office:value-type="float" office:value="0.99231481552124" calcext:value-type="float">
            <text:p>0.99231481552124</text:p>
          </table:table-cell>
        </table:table-row>
        <table:table-row table:style-name="ro1">
          <table:table-cell office:value-type="float" office:value="18.56" calcext:value-type="float">
            <text:p>18.56</text:p>
          </table:table-cell>
          <table:table-cell office:value-type="float" office:value="4.03044080734253" calcext:value-type="float">
            <text:p>4.03044080734253</text:p>
          </table:table-cell>
          <table:table-cell office:value-type="float" office:value="-2.97434544563293" calcext:value-type="float">
            <text:p>-2.97434544563293</text:p>
          </table:table-cell>
          <table:table-cell office:value-type="float" office:value="0.993976831436157" calcext:value-type="float">
            <text:p>0.993976831436157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4.0329155921936" calcext:value-type="float">
            <text:p>4.0329155921936</text:p>
          </table:table-cell>
          <table:table-cell office:value-type="float" office:value="-2.97720217704773" calcext:value-type="float">
            <text:p>-2.97720217704773</text:p>
          </table:table-cell>
          <table:table-cell office:value-type="float" office:value="0.99559873342514" calcext:value-type="float">
            <text:p>0.99559873342514</text:p>
          </table:table-cell>
        </table:table-row>
        <table:table-row table:style-name="ro1">
          <table:table-cell office:value-type="float" office:value="18.64" calcext:value-type="float">
            <text:p>18.64</text:p>
          </table:table-cell>
          <table:table-cell office:value-type="float" office:value="4.03470277786255" calcext:value-type="float">
            <text:p>4.03470277786255</text:p>
          </table:table-cell>
          <table:table-cell office:value-type="float" office:value="-2.98032450675964" calcext:value-type="float">
            <text:p>-2.98032450675964</text:p>
          </table:table-cell>
          <table:table-cell office:value-type="float" office:value="0.995229601860046" calcext:value-type="float">
            <text:p>0.995229601860046</text:p>
          </table:table-cell>
        </table:table-row>
        <table:table-row table:style-name="ro1">
          <table:table-cell office:value-type="float" office:value="18.68" calcext:value-type="float">
            <text:p>18.68</text:p>
          </table:table-cell>
          <table:table-cell office:value-type="float" office:value="4.03679418563843" calcext:value-type="float">
            <text:p>4.03679418563843</text:p>
          </table:table-cell>
          <table:table-cell office:value-type="float" office:value="-2.98360776901245" calcext:value-type="float">
            <text:p>-2.98360776901245</text:p>
          </table:table-cell>
          <table:table-cell office:value-type="float" office:value="0.997585475444794" calcext:value-type="float">
            <text:p>0.997585475444794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4.0381326675415" calcext:value-type="float">
            <text:p>4.0381326675415</text:p>
          </table:table-cell>
          <table:table-cell office:value-type="float" office:value="-2.98556041717529" calcext:value-type="float">
            <text:p>-2.98556041717529</text:p>
          </table:table-cell>
          <table:table-cell office:value-type="float" office:value="0.998515129089356" calcext:value-type="float">
            <text:p>0.998515129089356</text:p>
          </table:table-cell>
        </table:table-row>
        <table:table-row table:style-name="ro1">
          <table:table-cell office:value-type="float" office:value="18.76" calcext:value-type="float">
            <text:p>18.76</text:p>
          </table:table-cell>
          <table:table-cell office:value-type="float" office:value="4.03956699371338" calcext:value-type="float">
            <text:p>4.03956699371338</text:p>
          </table:table-cell>
          <table:table-cell office:value-type="float" office:value="-2.98867177963257" calcext:value-type="float">
            <text:p>-2.98867177963257</text:p>
          </table:table-cell>
          <table:table-cell office:value-type="float" office:value="0.999088764190674" calcext:value-type="float">
            <text:p>0.999088764190674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4.04091882705689" calcext:value-type="float">
            <text:p>4.04091882705689</text:p>
          </table:table-cell>
          <table:table-cell office:value-type="float" office:value="-2.99137210845947" calcext:value-type="float">
            <text:p>-2.99137210845947</text:p>
          </table:table-cell>
          <table:table-cell office:value-type="float" office:value="1.00099122524261" calcext:value-type="float">
            <text:p>1.00099122524261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4.04247426986694" calcext:value-type="float">
            <text:p>4.04247426986694</text:p>
          </table:table-cell>
          <table:table-cell office:value-type="float" office:value="-2.99488878250122" calcext:value-type="float">
            <text:p>-2.99488878250122</text:p>
          </table:table-cell>
          <table:table-cell office:value-type="float" office:value="1.00235259532928" calcext:value-type="float">
            <text:p>1.00235259532928</text:p>
          </table:table-cell>
        </table:table-row>
        <table:table-row table:style-name="ro1">
          <table:table-cell office:value-type="float" office:value="18.88" calcext:value-type="float">
            <text:p>18.88</text:p>
          </table:table-cell>
          <table:table-cell office:value-type="float" office:value="4.043288230896" calcext:value-type="float">
            <text:p>4.043288230896</text:p>
          </table:table-cell>
          <table:table-cell office:value-type="float" office:value="-2.99722361564636" calcext:value-type="float">
            <text:p>-2.99722361564636</text:p>
          </table:table-cell>
          <table:table-cell office:value-type="float" office:value="1.00330722332001" calcext:value-type="float">
            <text:p>1.00330722332001</text:p>
          </table:table-cell>
        </table:table-row>
        <table:table-row table:style-name="ro1">
          <table:table-cell office:value-type="float" office:value="18.92" calcext:value-type="float">
            <text:p>18.92</text:p>
          </table:table-cell>
          <table:table-cell office:value-type="float" office:value="4.04375267028809" calcext:value-type="float">
            <text:p>4.04375267028809</text:p>
          </table:table-cell>
          <table:table-cell office:value-type="float" office:value="-3.00071883201599" calcext:value-type="float">
            <text:p>-3.00071883201599</text:p>
          </table:table-cell>
          <table:table-cell office:value-type="float" office:value="1.00305128097534" calcext:value-type="float">
            <text:p>1.00305128097534</text:p>
          </table:table-cell>
        </table:table-row>
        <table:table-row table:style-name="ro1">
          <table:table-cell office:value-type="float" office:value="18.96" calcext:value-type="float">
            <text:p>18.96</text:p>
          </table:table-cell>
          <table:table-cell office:value-type="float" office:value="4.04382848739624" calcext:value-type="float">
            <text:p>4.04382848739624</text:p>
          </table:table-cell>
          <table:table-cell office:value-type="float" office:value="-3.0027003288269" calcext:value-type="float">
            <text:p>-3.0027003288269</text:p>
          </table:table-cell>
          <table:table-cell office:value-type="float" office:value="1.00204038619995" calcext:value-type="float">
            <text:p>1.002040386199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04388904571533" calcext:value-type="float">
            <text:p>4.04388904571533</text:p>
          </table:table-cell>
          <table:table-cell office:value-type="float" office:value="-3.00500845909119" calcext:value-type="float">
            <text:p>-3.00500845909119</text:p>
          </table:table-cell>
          <table:table-cell office:value-type="float" office:value="1.00220119953156" calcext:value-type="float">
            <text:p>1.00220119953156</text:p>
          </table:table-cell>
        </table:table-row>
        <table:table-row table:style-name="ro1">
          <table:table-cell office:value-type="float" office:value="19.04" calcext:value-type="float">
            <text:p>19.04</text:p>
          </table:table-cell>
          <table:table-cell office:value-type="float" office:value="4.04324340820313" calcext:value-type="float">
            <text:p>4.04324340820313</text:p>
          </table:table-cell>
          <table:table-cell office:value-type="float" office:value="-3.00743007659912" calcext:value-type="float">
            <text:p>-3.00743007659912</text:p>
          </table:table-cell>
          <table:table-cell office:value-type="float" office:value="1.00000286102295" calcext:value-type="float">
            <text:p>1.00000286102295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4.04250717163086" calcext:value-type="float">
            <text:p>4.04250717163086</text:p>
          </table:table-cell>
          <table:table-cell office:value-type="float" office:value="-3.00878381729126" calcext:value-type="float">
            <text:p>-3.00878381729126</text:p>
          </table:table-cell>
          <table:table-cell office:value-type="float" office:value="0.997945785522461" calcext:value-type="float">
            <text:p>0.997945785522461</text:p>
          </table:table-cell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float" office:value="4.04121589660645" calcext:value-type="float">
            <text:p>4.04121589660645</text:p>
          </table:table-cell>
          <table:table-cell office:value-type="float" office:value="-3.01028490066528" calcext:value-type="float">
            <text:p>-3.01028490066528</text:p>
          </table:table-cell>
          <table:table-cell office:value-type="float" office:value="0.996046960353851" calcext:value-type="float">
            <text:p>0.996046960353851</text:p>
          </table:table-cell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float" office:value="4.03954458236694" calcext:value-type="float">
            <text:p>4.03954458236694</text:p>
          </table:table-cell>
          <table:table-cell office:value-type="float" office:value="-3.0110559463501" calcext:value-type="float">
            <text:p>-3.0110559463501</text:p>
          </table:table-cell>
          <table:table-cell office:value-type="float" office:value="0.994379758834839" calcext:value-type="float">
            <text:p>0.994379758834839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4.03786420822144" calcext:value-type="float">
            <text:p>4.03786420822144</text:p>
          </table:table-cell>
          <table:table-cell office:value-type="float" office:value="-3.01182866096497" calcext:value-type="float">
            <text:p>-3.01182866096497</text:p>
          </table:table-cell>
          <table:table-cell office:value-type="float" office:value="0.99226301908493" calcext:value-type="float">
            <text:p>0.99226301908493</text:p>
          </table:table-cell>
        </table:table-row>
        <table:table-row table:style-name="ro1">
          <table:table-cell office:value-type="float" office:value="19.24" calcext:value-type="float">
            <text:p>19.24</text:p>
          </table:table-cell>
          <table:table-cell office:value-type="float" office:value="4.03635692596436" calcext:value-type="float">
            <text:p>4.03635692596436</text:p>
          </table:table-cell>
          <table:table-cell office:value-type="float" office:value="-3.01220321655273" calcext:value-type="float">
            <text:p>-3.01220321655273</text:p>
          </table:table-cell>
          <table:table-cell office:value-type="float" office:value="0.990158021450043" calcext:value-type="float">
            <text:p>0.990158021450043</text:p>
          </table:table-cell>
        </table:table-row>
        <table:table-row table:style-name="ro1">
          <table:table-cell office:value-type="float" office:value="19.28" calcext:value-type="float">
            <text:p>19.28</text:p>
          </table:table-cell>
          <table:table-cell office:value-type="float" office:value="4.03354454040527" calcext:value-type="float">
            <text:p>4.03354454040527</text:p>
          </table:table-cell>
          <table:table-cell office:value-type="float" office:value="-3.01268815994263" calcext:value-type="float">
            <text:p>-3.01268815994263</text:p>
          </table:table-cell>
          <table:table-cell office:value-type="float" office:value="0.986570715904236" calcext:value-type="float">
            <text:p>0.986570715904236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4.03122806549072" calcext:value-type="float">
            <text:p>4.03122806549072</text:p>
          </table:table-cell>
          <table:table-cell office:value-type="float" office:value="-3.01252245903015" calcext:value-type="float">
            <text:p>-3.01252245903015</text:p>
          </table:table-cell>
          <table:table-cell office:value-type="float" office:value="0.984750032424927" calcext:value-type="float">
            <text:p>0.984750032424927</text:p>
          </table:table-cell>
        </table:table-row>
        <table:table-row table:style-name="ro1">
          <table:table-cell office:value-type="float" office:value="19.36" calcext:value-type="float">
            <text:p>19.36</text:p>
          </table:table-cell>
          <table:table-cell office:value-type="float" office:value="4.02892684936523" calcext:value-type="float">
            <text:p>4.02892684936523</text:p>
          </table:table-cell>
          <table:table-cell office:value-type="float" office:value="-3.01243257522583" calcext:value-type="float">
            <text:p>-3.01243257522583</text:p>
          </table:table-cell>
          <table:table-cell office:value-type="float" office:value="0.98193621635437" calcext:value-type="float">
            <text:p>0.98193621635437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4.02720594406128" calcext:value-type="float">
            <text:p>4.02720594406128</text:p>
          </table:table-cell>
          <table:table-cell office:value-type="float" office:value="-3.01239895820618" calcext:value-type="float">
            <text:p>-3.01239895820618</text:p>
          </table:table-cell>
          <table:table-cell office:value-type="float" office:value="0.980556726455689" calcext:value-type="float">
            <text:p>0.980556726455689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4.02461862564087" calcext:value-type="float">
            <text:p>4.02461862564087</text:p>
          </table:table-cell>
          <table:table-cell office:value-type="float" office:value="-3.0114917755127" calcext:value-type="float">
            <text:p>-3.0114917755127</text:p>
          </table:table-cell>
          <table:table-cell office:value-type="float" office:value="0.979366481304169" calcext:value-type="float">
            <text:p>0.979366481304169</text:p>
          </table:table-cell>
        </table:table-row>
        <table:table-row table:style-name="ro1">
          <table:table-cell office:value-type="float" office:value="19.48" calcext:value-type="float">
            <text:p>19.48</text:p>
          </table:table-cell>
          <table:table-cell office:value-type="float" office:value="4.02205801010132" calcext:value-type="float">
            <text:p>4.02205801010132</text:p>
          </table:table-cell>
          <table:table-cell office:value-type="float" office:value="-3.01073050498962" calcext:value-type="float">
            <text:p>-3.01073050498962</text:p>
          </table:table-cell>
          <table:table-cell office:value-type="float" office:value="0.977290749549866" calcext:value-type="float">
            <text:p>0.977290749549866</text:p>
          </table:table-cell>
        </table:table-row>
        <table:table-row table:style-name="ro1">
          <table:table-cell office:value-type="float" office:value="19.52" calcext:value-type="float">
            <text:p>19.52</text:p>
          </table:table-cell>
          <table:table-cell office:value-type="float" office:value="4.02008104324341" calcext:value-type="float">
            <text:p>4.02008104324341</text:p>
          </table:table-cell>
          <table:table-cell office:value-type="float" office:value="-3.00985288619995" calcext:value-type="float">
            <text:p>-3.00985288619995</text:p>
          </table:table-cell>
          <table:table-cell office:value-type="float" office:value="0.9770348072052" calcext:value-type="float">
            <text:p>0.9770348072052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4.0179967880249" calcext:value-type="float">
            <text:p>4.0179967880249</text:p>
          </table:table-cell>
          <table:table-cell office:value-type="float" office:value="-3.00877261161804" calcext:value-type="float">
            <text:p>-3.00877261161804</text:p>
          </table:table-cell>
          <table:table-cell office:value-type="float" office:value="0.975994408130646" calcext:value-type="float">
            <text:p>0.975994408130646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4.01646709442139" calcext:value-type="float">
            <text:p>4.01646709442139</text:p>
          </table:table-cell>
          <table:table-cell office:value-type="float" office:value="-3.00775718688965" calcext:value-type="float">
            <text:p>-3.00775718688965</text:p>
          </table:table-cell>
          <table:table-cell office:value-type="float" office:value="0.974922776222229" calcext:value-type="float">
            <text:p>0.974922776222229</text:p>
          </table:table-cell>
        </table:table-row>
        <table:table-row table:style-name="ro1">
          <table:table-cell office:value-type="float" office:value="19.64" calcext:value-type="float">
            <text:p>19.64</text:p>
          </table:table-cell>
          <table:table-cell office:value-type="float" office:value="4.01410913467407" calcext:value-type="float">
            <text:p>4.01410913467407</text:p>
          </table:table-cell>
          <table:table-cell office:value-type="float" office:value="-3.00619339942932" calcext:value-type="float">
            <text:p>-3.00619339942932</text:p>
          </table:table-cell>
          <table:table-cell office:value-type="float" office:value="0.973577260971069" calcext:value-type="float">
            <text:p>0.973577260971069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4.01210832595825" calcext:value-type="float">
            <text:p>4.01210832595825</text:p>
          </table:table-cell>
          <table:table-cell office:value-type="float" office:value="-3.00445437431335" calcext:value-type="float">
            <text:p>-3.00445437431335</text:p>
          </table:table-cell>
          <table:table-cell office:value-type="float" office:value="0.972438395023346" calcext:value-type="float">
            <text:p>0.972438395023346</text:p>
          </table:table-cell>
        </table:table-row>
        <table:table-row table:style-name="ro1">
          <table:table-cell office:value-type="float" office:value="19.72" calcext:value-type="float">
            <text:p>19.72</text:p>
          </table:table-cell>
          <table:table-cell office:value-type="float" office:value="4.00988531112671" calcext:value-type="float">
            <text:p>4.00988531112671</text:p>
          </table:table-cell>
          <table:table-cell office:value-type="float" office:value="-3.00240826606751" calcext:value-type="float">
            <text:p>-3.00240826606751</text:p>
          </table:table-cell>
          <table:table-cell office:value-type="float" office:value="0.971152424812317" calcext:value-type="float">
            <text:p>0.971152424812317</text:p>
          </table:table-cell>
        </table:table-row>
        <table:table-row table:style-name="ro1">
          <table:table-cell office:value-type="float" office:value="19.76" calcext:value-type="float">
            <text:p>19.76</text:p>
          </table:table-cell>
          <table:table-cell office:value-type="float" office:value="4.00877380371094" calcext:value-type="float">
            <text:p>4.00877380371094</text:p>
          </table:table-cell>
          <table:table-cell office:value-type="float" office:value="-3.00110530853272" calcext:value-type="float">
            <text:p>-3.00110530853272</text:p>
          </table:table-cell>
          <table:table-cell office:value-type="float" office:value="0.970263183116913" calcext:value-type="float">
            <text:p>0.970263183116913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4.00677108764648" calcext:value-type="float">
            <text:p>4.00677108764648</text:p>
          </table:table-cell>
          <table:table-cell office:value-type="float" office:value="-2.99886274337769" calcext:value-type="float">
            <text:p>-2.99886274337769</text:p>
          </table:table-cell>
          <table:table-cell office:value-type="float" office:value="0.967571318149567" calcext:value-type="float">
            <text:p>0.967571318149567</text:p>
          </table:table-cell>
        </table:table-row>
        <table:table-row table:style-name="ro1">
          <table:table-cell office:value-type="float" office:value="19.84" calcext:value-type="float">
            <text:p>19.84</text:p>
          </table:table-cell>
          <table:table-cell office:value-type="float" office:value="4.00516414642334" calcext:value-type="float">
            <text:p>4.00516414642334</text:p>
          </table:table-cell>
          <table:table-cell office:value-type="float" office:value="-2.99664402008057" calcext:value-type="float">
            <text:p>-2.99664402008057</text:p>
          </table:table-cell>
          <table:table-cell office:value-type="float" office:value="0.966484069824219" calcext:value-type="float">
            <text:p>0.966484069824219</text:p>
          </table:table-cell>
        </table:table-row>
        <table:table-row table:style-name="ro1">
          <table:table-cell office:value-type="float" office:value="19.88" calcext:value-type="float">
            <text:p>19.88</text:p>
          </table:table-cell>
          <table:table-cell office:value-type="float" office:value="4.00440120697022" calcext:value-type="float">
            <text:p>4.00440120697022</text:p>
          </table:table-cell>
          <table:table-cell office:value-type="float" office:value="-2.99519276618958" calcext:value-type="float">
            <text:p>-2.99519276618958</text:p>
          </table:table-cell>
          <table:table-cell office:value-type="float" office:value="0.965854287147522" calcext:value-type="float">
            <text:p>0.965854287147522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4.0034670829773" calcext:value-type="float">
            <text:p>4.0034670829773</text:p>
          </table:table-cell>
          <table:table-cell office:value-type="float" office:value="-2.99295043945313" calcext:value-type="float">
            <text:p>-2.99295043945313</text:p>
          </table:table-cell>
          <table:table-cell office:value-type="float" office:value="0.964406192302704" calcext:value-type="float">
            <text:p>0.964406192302704</text:p>
          </table:table-cell>
        </table:table-row>
        <table:table-row table:style-name="ro1">
          <table:table-cell office:value-type="float" office:value="19.96" calcext:value-type="float">
            <text:p>19.96</text:p>
          </table:table-cell>
          <table:table-cell office:value-type="float" office:value="4.00324964523315" calcext:value-type="float">
            <text:p>4.00324964523315</text:p>
          </table:table-cell>
          <table:table-cell office:value-type="float" office:value="-2.99139618873596" calcext:value-type="float">
            <text:p>-2.99139618873596</text:p>
          </table:table-cell>
          <table:table-cell office:value-type="float" office:value="0.964187145233154" calcext:value-type="float">
            <text:p>0.9641871452331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00293111801148" calcext:value-type="float">
            <text:p>4.00293111801148</text:p>
          </table:table-cell>
          <table:table-cell office:value-type="float" office:value="-2.99016714096069" calcext:value-type="float">
            <text:p>-2.99016714096069</text:p>
          </table:table-cell>
          <table:table-cell office:value-type="float" office:value="0.963788986206055" calcext:value-type="float">
            <text:p>0.963788986206055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4.00292301177979" calcext:value-type="float">
            <text:p>4.00292301177979</text:p>
          </table:table-cell>
          <table:table-cell office:value-type="float" office:value="-2.98909616470337" calcext:value-type="float">
            <text:p>-2.98909616470337</text:p>
          </table:table-cell>
          <table:table-cell office:value-type="float" office:value="0.96386581659317" calcext:value-type="float">
            <text:p>0.96386581659317</text:p>
          </table:table-cell>
        </table:table-row>
        <table:table-row table:style-name="ro1">
          <table:table-cell office:value-type="float" office:value="20.08" calcext:value-type="float">
            <text:p>20.08</text:p>
          </table:table-cell>
          <table:table-cell office:value-type="float" office:value="4.00288486480713" calcext:value-type="float">
            <text:p>4.00288486480713</text:p>
          </table:table-cell>
          <table:table-cell office:value-type="float" office:value="-2.98770642280579" calcext:value-type="float">
            <text:p>-2.98770642280579</text:p>
          </table:table-cell>
          <table:table-cell office:value-type="float" office:value="0.964229643344879" calcext:value-type="float">
            <text:p>0.964229643344879</text:p>
          </table:table-cell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float" office:value="4.00329780578613" calcext:value-type="float">
            <text:p>4.00329780578613</text:p>
          </table:table-cell>
          <table:table-cell office:value-type="float" office:value="-2.9868438243866" calcext:value-type="float">
            <text:p>-2.9868438243866</text:p>
          </table:table-cell>
          <table:table-cell office:value-type="float" office:value="0.965144574642181" calcext:value-type="float">
            <text:p>0.965144574642181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4.00347471237183" calcext:value-type="float">
            <text:p>4.00347471237183</text:p>
          </table:table-cell>
          <table:table-cell office:value-type="float" office:value="-2.98650741577148" calcext:value-type="float">
            <text:p>-2.98650741577148</text:p>
          </table:table-cell>
          <table:table-cell office:value-type="float" office:value="0.965439796447754" calcext:value-type="float">
            <text:p>0.965439796447754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4.00423860549927" calcext:value-type="float">
            <text:p>4.00423860549927</text:p>
          </table:table-cell>
          <table:table-cell office:value-type="float" office:value="-2.98625540733337" calcext:value-type="float">
            <text:p>-2.98625540733337</text:p>
          </table:table-cell>
          <table:table-cell office:value-type="float" office:value="0.967016577720642" calcext:value-type="float">
            <text:p>0.967016577720642</text:p>
          </table:table-cell>
        </table:table-row>
        <table:table-row table:style-name="ro1">
          <table:table-cell office:value-type="float" office:value="20.24" calcext:value-type="float">
            <text:p>20.24</text:p>
          </table:table-cell>
          <table:table-cell office:value-type="float" office:value="4.0053768157959" calcext:value-type="float">
            <text:p>4.0053768157959</text:p>
          </table:table-cell>
          <table:table-cell office:value-type="float" office:value="-2.98592495918274" calcext:value-type="float">
            <text:p>-2.98592495918274</text:p>
          </table:table-cell>
          <table:table-cell office:value-type="float" office:value="0.970248103141785" calcext:value-type="float">
            <text:p>0.970248103141785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4.0067081451416" calcext:value-type="float">
            <text:p>4.0067081451416</text:p>
          </table:table-cell>
          <table:table-cell office:value-type="float" office:value="-2.98583602905273" calcext:value-type="float">
            <text:p>-2.98583602905273</text:p>
          </table:table-cell>
          <table:table-cell office:value-type="float" office:value="0.973948955535889" calcext:value-type="float">
            <text:p>0.973948955535889</text:p>
          </table:table-cell>
        </table:table-row>
        <table:table-row table:style-name="ro1">
          <table:table-cell office:value-type="float" office:value="20.32" calcext:value-type="float">
            <text:p>20.32</text:p>
          </table:table-cell>
          <table:table-cell office:value-type="float" office:value="4.00822591781616" calcext:value-type="float">
            <text:p>4.00822591781616</text:p>
          </table:table-cell>
          <table:table-cell office:value-type="float" office:value="-2.98645067214966" calcext:value-type="float">
            <text:p>-2.98645067214966</text:p>
          </table:table-cell>
          <table:table-cell office:value-type="float" office:value="0.978793501853943" calcext:value-type="float">
            <text:p>0.978793501853943</text:p>
          </table:table-cell>
        </table:table-row>
        <table:table-row table:style-name="ro1">
          <table:table-cell office:value-type="float" office:value="20.36" calcext:value-type="float">
            <text:p>20.36</text:p>
          </table:table-cell>
          <table:table-cell office:value-type="float" office:value="4.00988054275513" calcext:value-type="float">
            <text:p>4.00988054275513</text:p>
          </table:table-cell>
          <table:table-cell office:value-type="float" office:value="-2.98711133003235" calcext:value-type="float">
            <text:p>-2.98711133003235</text:p>
          </table:table-cell>
          <table:table-cell office:value-type="float" office:value="0.983672916889191" calcext:value-type="float">
            <text:p>0.983672916889191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4.01096105575562" calcext:value-type="float">
            <text:p>4.01096105575562</text:p>
          </table:table-cell>
          <table:table-cell office:value-type="float" office:value="-2.98782324790955" calcext:value-type="float">
            <text:p>-2.98782324790955</text:p>
          </table:table-cell>
          <table:table-cell office:value-type="float" office:value="0.987858355045319" calcext:value-type="float">
            <text:p>0.987858355045319</text:p>
          </table:table-cell>
        </table:table-row>
        <table:table-row table:style-name="ro1">
          <table:table-cell office:value-type="float" office:value="20.44" calcext:value-type="float">
            <text:p>20.44</text:p>
          </table:table-cell>
          <table:table-cell office:value-type="float" office:value="4.01261234283447" calcext:value-type="float">
            <text:p>4.01261234283447</text:p>
          </table:table-cell>
          <table:table-cell office:value-type="float" office:value="-2.98936939239502" calcext:value-type="float">
            <text:p>-2.98936939239502</text:p>
          </table:table-cell>
          <table:table-cell office:value-type="float" office:value="0.994388282299042" calcext:value-type="float">
            <text:p>0.994388282299042</text:p>
          </table:table-cell>
        </table:table-row>
        <table:table-row table:style-name="ro1">
          <table:table-cell office:value-type="float" office:value="20.48" calcext:value-type="float">
            <text:p>20.48</text:p>
          </table:table-cell>
          <table:table-cell office:value-type="float" office:value="4.01376390457153" calcext:value-type="float">
            <text:p>4.01376390457153</text:p>
          </table:table-cell>
          <table:table-cell office:value-type="float" office:value="-2.9909245967865" calcext:value-type="float">
            <text:p>-2.9909245967865</text:p>
          </table:table-cell>
          <table:table-cell office:value-type="float" office:value="0.999486029148102" calcext:value-type="float">
            <text:p>0.999486029148102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4.01569080352783" calcext:value-type="float">
            <text:p>4.01569080352783</text:p>
          </table:table-cell>
          <table:table-cell office:value-type="float" office:value="-2.99333930015564" calcext:value-type="float">
            <text:p>-2.99333930015564</text:p>
          </table:table-cell>
          <table:table-cell office:value-type="float" office:value="1.00690412521362" calcext:value-type="float">
            <text:p>1.00690412521362</text:p>
          </table:table-cell>
        </table:table-row>
        <table:table-row table:style-name="ro1">
          <table:table-cell office:value-type="float" office:value="20.56" calcext:value-type="float">
            <text:p>20.56</text:p>
          </table:table-cell>
          <table:table-cell office:value-type="float" office:value="4.0170521736145" calcext:value-type="float">
            <text:p>4.0170521736145</text:p>
          </table:table-cell>
          <table:table-cell office:value-type="float" office:value="-2.99573254585266" calcext:value-type="float">
            <text:p>-2.99573254585266</text:p>
          </table:table-cell>
          <table:table-cell office:value-type="float" office:value="1.01194441318512" calcext:value-type="float">
            <text:p>1.01194441318512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4.0183482170105" calcext:value-type="float">
            <text:p>4.0183482170105</text:p>
          </table:table-cell>
          <table:table-cell office:value-type="float" office:value="-2.99819111824036" calcext:value-type="float">
            <text:p>-2.99819111824036</text:p>
          </table:table-cell>
          <table:table-cell office:value-type="float" office:value="1.01721167564392" calcext:value-type="float">
            <text:p>1.017211675643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11:28:26.748580021</meta:creation-date>
    <dc:date>2022-06-13T11:28:53.754495432</dc:date>
    <meta:editing-duration>PT27S</meta:editing-duration>
    <meta:editing-cycles>1</meta:editing-cycles>
    <meta:document-statistic meta:table-count="1" meta:cell-count="2064" meta:object-count="0"/>
    <meta:generator>LibreOffice/6.4.7.2$Linux_X86_64 LibreOffice_project/40$Build-2</meta:generator>
  </office:meta>
</office:document-meta>
</file>